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0.7126in"/>
    </style:style>
    <style:style style:name="co8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2.2661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846in"/>
    </style:style>
    <style:style style:name="co16" style:family="table-column">
      <style:table-column-properties fo:break-before="auto" style:column-width="5.9409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1.4602in"/>
    </style:style>
    <style:style style:name="co20" style:family="table-column">
      <style:table-column-properties fo:break-before="auto" style:column-width="1.4098in"/>
    </style:style>
    <style:style style:name="co21" style:family="table-column">
      <style:table-column-properties fo:break-before="auto" style:column-width="1.3898in"/>
    </style:style>
    <style:style style:name="co22" style:family="table-column">
      <style:table-column-properties fo:break-before="auto" style:column-width="1.561in"/>
    </style:style>
    <style:style style:name="co23" style:family="table-column">
      <style:table-column-properties fo:break-before="auto" style:column-width="0.6925in"/>
    </style:style>
    <style:style style:name="co24" style:family="table-column">
      <style:table-column-properties fo:break-before="auto" style:column-width="1.1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1.0472in"/>
    </style:style>
    <style:style style:name="co27" style:family="table-column">
      <style:table-column-properties fo:break-before="auto" style:column-width="1.2311in"/>
    </style:style>
    <style:style style:name="co28" style:family="table-column">
      <style:table-column-properties fo:break-before="auto" style:column-width="1.1043in"/>
    </style:style>
    <style:style style:name="co29" style:family="table-column">
      <style:table-column-properties fo:break-before="auto" style:column-width="1.6791in"/>
    </style:style>
    <style:style style:name="co30" style:family="table-column">
      <style:table-column-properties fo:break-before="auto" style:column-width="1.7984in"/>
    </style:style>
    <style:style style:name="co37" style:family="table-column">
      <style:table-column-properties fo:break-before="auto" style:column-width="0.6854in"/>
    </style:style>
    <style:style style:name="ro39" style:family="table-row">
      <style:table-row-properties style:row-height="0.2484in" fo:break-before="auto" style:use-optimal-row-height="false"/>
    </style:style>
    <style:style style:name="ro4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3102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41" style:family="table-row">
      <style:table-row-properties style:row-height="0.4555in" fo:break-before="auto" style:use-optimal-row-height="true"/>
    </style:style>
    <style:style style:name="ro42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417in" fo:break-before="auto" style:use-optimal-row-height="false"/>
    </style:style>
    <style:style style:name="ro43" style:family="table-row">
      <style:table-row-properties style:row-height="0.4555in" fo:break-before="auto" style:use-optimal-row-height="true"/>
    </style:style>
    <style:style style:name="ro44" style:family="table-row">
      <style:table-row-properties style:row-height="1.078in" fo:break-before="auto" style:use-optimal-row-height="true"/>
    </style:style>
    <style:style style:name="ro45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2.6634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1.2638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4.5291in" fo:break-before="auto" style:use-optimal-row-height="true"/>
    </style:style>
    <style:style style:name="ro34" style:family="table-row">
      <style:table-row-properties style:row-height="1.8862in" fo:break-before="auto" style:use-optimal-row-height="true"/>
    </style:style>
    <style:style style:name="ro35" style:family="table-row">
      <style:table-row-properties style:row-height="0.9437in" fo:break-before="auto" style:use-optimal-row-height="false"/>
    </style:style>
    <style:style style:name="ro36" style:family="table-row">
      <style:table-row-properties style:row-height="0.7252in" fo:break-before="auto" style:use-optimal-row-height="false"/>
    </style:style>
    <style:style style:name="ro37" style:family="table-row">
      <style:table-row-properties style:row-height="1.278in" fo:break-before="auto" style:use-optimal-row-height="false"/>
    </style:style>
    <style:style style:name="ro38" style:family="table-row">
      <style:table-row-properties style:row-height="1.5752in" fo:break-before="auto" style:use-optimal-row-height="true"/>
    </style:style>
    <style:style style:name="ro46" style:family="table-row">
      <style:table-row-properties style:row-height="4.8402in" fo:break-before="auto" style:use-optimal-row-height="true"/>
    </style:style>
    <style:style style:name="ro47" style:family="table-row">
      <style:table-row-properties style:row-height="2.1972in" fo:break-before="auto" style:use-optimal-row-height="true"/>
    </style:style>
    <style:style style:name="ro48" style:family="table-row">
      <style:table-row-properties style:row-height="0.5799in" fo:break-before="auto" style:use-optimal-row-height="true"/>
    </style:style>
    <style:style style:name="ro49" style:family="table-row">
      <style:table-row-properties style:row-height="2.8189in" fo:break-before="auto" style:use-optimal-row-height="true"/>
    </style:style>
    <style:style style:name="ta3" style:family="table" style:master-page-name="PageStyle_5f_Functions_20_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8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1" style:family="table-cell" style:parent-style-name="Default">
      <style:table-cell-properties fo:background-color="#000080"/>
      <style:text-properties fo:color="#ffffff" fo:font-size="12pt" fo:font-weight="bold"/>
    </style:style>
    <style:style style:name="ce21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ext-properties style:font-name="Ari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68" style:family="table-cell" style:parent-style-name="Default">
      <style:table-cell-properties fo:wrap-option="wrap" style:vertical-align="middle"/>
      <style:text-properties style:font-name="Arial" fo:font-size="10pt"/>
    </style:style>
    <style:style style:name="ce69" style:family="table-cell" style:parent-style-name="Default">
      <style:table-cell-properties style:vertical-align="middle"/>
      <style:text-properties style:font-name="Arial" fo:font-size="10pt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74" style:family="table-cell" style:parent-style-name="Default">
      <style:table-cell-properties fo:wrap-option="wrap"/>
      <style:text-properties style:font-name="Arial"/>
    </style:style>
    <style:style style:name="ce75" style:family="table-cell" style:parent-style-name="Default">
      <style:table-cell-properties fo:wrap-option="wrap"/>
      <style:text-properties fo:color="#000000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fo:font-size="9pt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Default">
      <style:table-cell-properties style:vertical-align="top"/>
      <style:text-properties style:font-name="Arial" fo:font-size="10pt"/>
    </style:style>
    <style:style style:name="ce11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5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ext-properties style:font-name="Arial" fo:font-size="9pt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60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75" style:family="table-cell" style:parent-style-name="Default">
      <style:table-cell-properties fo:wrap-option="wra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85" style:family="table-cell" style:parent-style-name="Default">
      <style:text-properties fo:color="#ff0000" fo:font-size="9pt"/>
    </style:style>
    <style:style style:name="ce187" style:family="table-cell" style:parent-style-name="Default">
      <style:text-properties style:use-window-font-color="true" fo:font-size="9pt"/>
    </style:style>
    <style:style style:name="ce188" style:family="table-cell" style:parent-style-name="Default">
      <style:table-cell-properties fo:border="0.0008in solid #000000"/>
      <style:text-properties style:use-window-font-color="true" fo:font-size="9pt"/>
    </style:style>
    <style:style style:name="ce189" style:family="table-cell" style:parent-style-name="Default">
      <style:table-cell-properties fo:border="0.0008in solid #000000"/>
      <style:text-properties fo:font-size="9pt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92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9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95" style:family="table-cell" style:parent-style-name="Default">
      <style:table-cell-properties fo:background-color="transparent" fo:wrap-option="wrap"/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ce196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15" style:family="table-cell" style:parent-style-name="Default">
      <style:table-cell-properties fo:background-color="transparent"/>
      <style:text-properties fo:color="#ff0000" fo:font-size="9pt"/>
    </style:style>
    <style:style style:name="ce216" style:family="table-cell" style:parent-style-name="Default">
      <style:text-properties fo:color="#000000" style:font-name="Arial" fo:font-size="10pt"/>
    </style:style>
    <style:style style:name="ce217" style:family="table-cell" style:parent-style-name="Default">
      <style:table-cell-properties style:vertical-align="top"/>
    </style:style>
    <style:style style:name="ce21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3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4" style:family="text">
      <style:text-properties style:font-name="Arial" fo:font-size="10pt" style:font-name-asian="Tahoma1" style:font-size-asian="10pt" style:font-name-complex="Tahoma2" style:font-size-complex="11pt"/>
    </style:style>
    <style:style style:name="T6" style:family="text">
      <style:text-properties fo:font-weight="bold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Arial" style:font-name-asian="ＭＳ Ｐゴシック" style:font-name-complex="Tahoma"/>
    </style:style>
    <style:style style:name="T9" style:family="text">
      <style:text-properties fo:language="en" fo:country="US" style:font-name-asian="Tahoma1" style:font-name-complex="Tahoma2" style:font-size-complex="11pt"/>
    </style:style>
    <style:style style:name="T15" style:family="text">
      <style:text-properties fo:color="#000000" fo:language="en" fo:country="GB" style:font-name-asian="Tahoma1" style:font-name-complex="Tahoma2" style:font-size-complex="10pt"/>
    </style:style>
    <style:style style:name="T16" style:family="text">
      <style:text-properties fo:color="#000000" fo:language="en" fo:country="GB" style:font-size-complex="10pt"/>
    </style:style>
    <style:style style:name="T17" style:family="text">
      <style:text-properties style:font-name-asian="Tahoma1" style:font-name-complex="Tahoma2"/>
    </style:style>
    <style:style style:name="T18" style:family="text">
      <style:text-properties style:font-name-asian="ＭＳ Ｐゴシック" style:font-name-complex="Tahoma"/>
    </style:style>
    <style:style style:name="T19" style:family="text">
      <style:text-properties fo:font-weight="bold" style:font-name-asian="ＭＳ Ｐゴシック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248" table:default-cell-style-name="ce22"/>
        <table:table-column table:style-name="co7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6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3"/>
          <table:table-cell table:style-name="Default" table:number-columns-repeated="2"/>
          <table:table-cell table:style-name="ce23" table:number-columns-repeated="3"/>
          <table:table-cell table:number-columns-repeated="250"/>
        </table:table-row>
        <table:table-row table:style-name="ro13">
          <table:table-cell table:style-name="ce23"/>
          <table:table-cell table:style-name="Default" table:number-columns-repeated="2"/>
          <table:table-cell table:style-name="ce23" table:number-columns-repeated="3"/>
          <table:table-cell table:number-columns-repeated="250"/>
        </table:table-row>
        <table:table-row table:style-name="ro15">
          <table:table-cell table:style-name="ce23"/>
          <table:table-cell table:style-name="ce27" office:value-type="string">
            <text:p>AIO REGRESSION TEST CASES</text:p>
          </table:table-cell>
          <table:table-cell table:style-name="ce23" table:number-columns-repeated="4"/>
          <table:table-cell table:number-columns-repeated="250"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5"/>
          <table:table-cell table:style-name="ce23" table:number-columns-repeated="3"/>
          <table:table-cell table:number-columns-repeated="250"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6"/>
          <table:table-cell table:style-name="ce23" table:number-columns-repeated="3"/>
          <table:table-cell table:number-columns-repeated="250"/>
        </table:table-row>
        <table:table-row table:style-name="ro1">
          <table:table-cell table:style-name="ce23"/>
          <table:table-cell table:style-name="ce28" office:value-type="string">
            <text:p>Project Suite:</text:p>
          </table:table-cell>
          <table:table-cell table:style-name="ce37"/>
          <table:table-cell table:style-name="ce23" table:number-columns-repeated="3"/>
          <table:table-cell table:number-columns-repeated="250"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8" office:value-type="string">
            <text:p>All in one</text:p>
          </table:table-cell>
          <table:table-cell table:style-name="ce23" table:number-columns-repeated="3"/>
          <table:table-cell table:number-columns-repeated="250"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9"/>
          <table:table-cell table:style-name="ce47"/>
          <table:table-cell table:style-name="ce23" table:number-columns-repeated="2"/>
          <table:table-cell table:number-columns-repeated="250"/>
        </table:table-row>
        <table:table-row table:style-name="ro14">
          <table:table-cell table:style-name="ce24"/>
          <table:table-cell table:style-name="ce29" office:value-type="string">
            <text:p>Test Status:</text:p>
          </table:table-cell>
          <table:table-cell table:style-name="ce40" office:value-type="string">
            <text:p><text:span text:style-name="T6">Passed:</text:span> Test is OK</text:p>
            <text:p><text:span text:style-name="T6">Blocked:</text:span> Could not run the test (another bug is blocking)</text:p>
            <text:p><text:span text:style-name="T6">Failed:</text:span> Test failed, a bug is entered on it (please add the bug ID)</text:p>
            <text:p><text:span text:style-name="T6">N/A:</text:span> Test is not possible to run on this version</text:p>
          </table:table-cell>
          <table:table-cell table:style-name="Default" table:number-columns-repeated="4"/>
          <table:table-cell table:style-name="ce24" table:number-columns-repeated="248"/>
          <table:table-cell/>
        </table:table-row>
        <table:table-row table:style-name="ro1" table:number-rows-repeated="2">
          <table:table-cell table:style-name="ce24"/>
          <table:table-cell table:style-name="Default" table:number-columns-repeated="6"/>
          <table:table-cell table:style-name="ce24" table:number-columns-repeated="248"/>
          <table:table-cell/>
        </table:table-row>
        <table:table-row table:style-name="ro16">
          <table:table-cell table:style-name="ce25"/>
          <table:table-cell table:style-name="ce30" office:value-type="string">
            <text:p>Record of change:</text:p>
          </table:table-cell>
          <table:table-cell table:number-columns-repeated="5"/>
          <table:table-cell table:style-name="ce25" table:number-columns-repeated="248"/>
          <table:table-cell/>
        </table:table-row>
        <table:table-row table:style-name="ro17">
          <table:table-cell table:style-name="ce25"/>
          <table:table-cell table:style-name="ce31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59" office:value-type="string">
            <text:p>Reviewer/</text:p>
            <text:p>Approver</text:p>
          </table:table-cell>
          <table:table-cell table:style-name="ce60" office:value-type="string">
            <text:p>Reference</text:p>
          </table:table-cell>
          <table:table-cell table:style-name="ce25" table:number-columns-repeated="248"/>
          <table:table-cell/>
        </table:table-row>
        <table:table-row table:style-name="ro18">
          <table:table-cell table:style-name="ce25"/>
          <table:table-cell table:style-name="ce32" office:value-type="string">
            <text:p>07/jun/10</text:p>
          </table:table-cell>
          <table:table-cell table:style-name="ce43"/>
          <table:table-cell table:style-name="ce49" office:value-type="string">
            <text:p>Write test definition for issues in AIO 1.6.5</text:p>
            <text:p>- Incomplete: <text:s/>CCP-390, CCP-278, CCP-381, CCP-352, CCP-177, CCP-268 (technique issues)</text:p>
          </table:table-cell>
          <table:table-cell table:style-name="ce56" office:value-type="string">
            <text:p>minh.nguyen</text:p>
          </table:table-cell>
          <table:table-cell table:style-name="ce57"/>
          <table:table-cell table:style-name="ce61"/>
          <table:table-cell table:style-name="ce24"/>
          <table:table-cell table:style-name="ce25" table:number-columns-repeated="247"/>
          <table:table-cell/>
        </table:table-row>
        <table:table-row table:style-name="ro19">
          <table:table-cell table:style-name="ce24"/>
          <table:table-cell table:style-name="ce32" office:value-type="string">
            <text:p>07/jun/10</text:p>
          </table:table-cell>
          <table:table-cell table:style-name="ce43"/>
          <table:table-cell table:style-name="ce49" office:value-type="string">
            <text:p>Write test definition for issues in AIO 1.6.1 (only three issues were written: others are technique)</text:p>
          </table:table-cell>
          <table:table-cell table:style-name="ce51" office:value-type="string">
            <text:p>minh.nguyen</text:p>
          </table:table-cell>
          <table:table-cell table:style-name="ce57"/>
          <table:table-cell table:style-name="ce61" office:value-type="string">
            <text:p><text:a xlink:href="http://jira.exoplatform.org/secure/IssueNavigator.jspa?reset=true&amp;jqlQuery=project+=+CCP+AND+fixVersion+=+%22aio-1.6.1%22+AND+status+=+Resolved+ORDER+BY+priority+DESC&amp;mode=hide">Issues list</text:a></text:p>
          </table:table-cell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4"/>
          <table:table-cell table:style-name="ce51" table:number-columns-repeated="2"/>
          <table:table-cell table:style-name="ce57"/>
          <table:table-cell table:style-name="ce62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4"/>
          <table:table-cell table:style-name="ce52"/>
          <table:table-cell table:style-name="ce57" table:number-columns-repeated="2"/>
          <table:table-cell table:style-name="ce62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4"/>
          <table:table-cell table:style-name="ce52"/>
          <table:table-cell table:style-name="ce57" table:number-columns-repeated="2"/>
          <table:table-cell table:style-name="ce63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4"/>
          <table:table-cell table:style-name="ce53"/>
          <table:table-cell table:style-name="ce57" table:number-columns-repeated="2"/>
          <table:table-cell table:style-name="ce62"/>
          <table:table-cell table:style-name="ce24" table:number-columns-repeated="248"/>
          <table:table-cell/>
        </table:table-row>
        <table:table-row table:style-name="ro20">
          <table:table-cell table:style-name="ce24"/>
          <table:table-cell table:style-name="ce33"/>
          <table:table-cell table:style-name="ce44"/>
          <table:table-cell table:style-name="ce54"/>
          <table:table-cell table:style-name="ce57" table:number-columns-repeated="2"/>
          <table:table-cell table:style-name="ce62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3"/>
          <table:table-cell table:style-name="ce44"/>
          <table:table-cell table:style-name="ce54"/>
          <table:table-cell table:style-name="ce57" table:number-columns-repeated="2"/>
          <table:table-cell table:style-name="ce62"/>
          <table:table-cell/>
          <table:table-cell table:style-name="ce24" table:number-columns-repeated="247"/>
          <table:table-cell/>
        </table:table-row>
        <table:table-row table:style-name="ro1">
          <table:table-cell/>
          <table:table-cell table:style-name="ce33"/>
          <table:table-cell table:style-name="ce44"/>
          <table:table-cell table:style-name="ce53"/>
          <table:table-cell table:style-name="ce57" table:number-columns-repeated="2"/>
          <table:table-cell table:style-name="ce62"/>
          <table:table-cell table:number-columns-repeated="249"/>
        </table:table-row>
        <table:table-row table:style-name="ro1" table:number-rows-repeated="2">
          <table:table-cell/>
          <table:table-cell table:style-name="ce33"/>
          <table:table-cell table:style-name="ce44"/>
          <table:table-cell table:style-name="ce53"/>
          <table:table-cell table:style-name="ce54" table:number-columns-repeated="2"/>
          <table:table-cell table:style-name="ce62"/>
          <table:table-cell table:number-columns-repeated="249"/>
        </table:table-row>
        <table:table-row table:style-name="ro1">
          <table:table-cell/>
          <table:table-cell table:style-name="ce34"/>
          <table:table-cell table:style-name="ce45"/>
          <table:table-cell table:style-name="ce55"/>
          <table:table-cell table:style-name="ce58" table:number-columns-repeated="2"/>
          <table:table-cell table:style-name="ce64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5" table:default-cell-style-name="ce69"/>
        <table:table-column table:style-name="co16" table:default-cell-style-name="ce69"/>
        <table:table-column table:style-name="co17" table:default-cell-style-name="ce69"/>
        <table:table-column table:style-name="co18" table:default-cell-style-name="ce40"/>
        <table:table-column table:style-name="co14" table:number-columns-repeated="252" table:default-cell-style-name="ce40"/>
        <table:table-column table:style-name="co14" table:number-columns-repeated="768" table:default-cell-style-name="Default"/>
        <table:table-row table:style-name="ro8">
          <table:table-cell table:style-name="ce6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65"/>
          <table:table-cell table:style-name="ce71" office:value-type="string" table:number-columns-spanned="1" table:number-rows-spanned="2">
            <text:p>BugID</text:p>
          </table:table-cell>
          <table:table-cell table:style-name="ce71" office:value-type="string" table:number-columns-spanned="1" table:number-rows-spanned="2">
            <text:p>Priority</text:p>
          </table:table-cell>
          <table:table-cell table:number-columns-repeated="1020"/>
        </table:table-row>
        <table:table-row table:style-name="ro1">
          <table:table-cell table:style-name="ce65" office:value-type="string">
            <text:p>Id</text:p>
          </table:table-cell>
          <table:table-cell table:style-name="ce65" office:value-type="string">
            <text:p>Main cases</text:p>
          </table:table-cell>
          <table:covered-table-cell table:style-name="ce71" office:value-type="string">
            <text:p>Priority</text:p>
          </table:covered-table-cell>
          <table:covered-table-cell table:style-name="ce71" office:value-type="string">
            <text:p>Priority</text:p>
          </table:covered-table-cell>
          <table:table-cell table:number-columns-repeated="1020"/>
        </table:table-row>
        <table:table-row table:style-name="ro1">
          <table:table-cell table:style-name="ce66" office:value-type="string" table:number-columns-spanned="4" table:number-rows-spanned="1">
            <text:p>Bugs on version 1.6.1</text:p>
          </table:table-cell>
          <table:covered-table-cell table:style-name="ce70"/>
          <table:covered-table-cell table:style-name="ce70"/>
          <table:covered-table-cell table:style-name="ce70"/>
          <table:table-cell table:number-columns-repeated="1020"/>
        </table:table-row>
        <table:table-row table:style-name="ro1">
          <table:table-cell table:style-name="ce67" office:value-type="string">
            <text:p>CCP-113</text:p>
          </table:table-cell>
          <table:table-cell table:style-name="ce46" office:value-type="string">
            <text:p>Problem with the import of the version history for a node type nt: file</text:p>
          </table:table-cell>
          <table:table-cell table:style-name="ce48" office:value-type="string">
            <text:p>ECM-4483</text:p>
          </table:table-cell>
          <table:table-cell table:style-name="ce48" office:value-type="string">
            <text:p>Blocker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CCP-120</text:p>
          </table:table-cell>
          <table:table-cell table:style-name="ce46" office:value-type="string">
            <text:p>Change site to current - navigation is changing, page is not</text:p>
          </table:table-cell>
          <table:table-cell table:style-name="ce48" office:value-type="string">
            <text:p>Portal-3435</text:p>
          </table:table-cell>
          <table:table-cell table:style-name="ce48" office:value-type="string">
            <text:p>Major </text:p>
          </table:table-cell>
          <table:table-cell table:number-columns-repeated="1020"/>
        </table:table-row>
        <table:table-row table:style-name="ro1">
          <table:table-cell table:style-name="ce42" office:value-type="string">
            <text:p>CCP-122</text:p>
          </table:table-cell>
          <table:table-cell table:style-name="ce46" office:value-type="string">
            <text:p>No possible accented characters in the user profile</text:p>
          </table:table-cell>
          <table:table-cell table:style-name="ce48" office:value-type="string">
            <text:p>Portal-3689</text:p>
          </table:table-cell>
          <table:table-cell table:style-name="ce48" office:value-type="string">
            <text:p>Minor </text:p>
          </table:table-cell>
          <table:table-cell table:number-columns-repeated="1020"/>
        </table:table-row>
        <table:table-row table:style-name="ro1">
          <table:table-cell table:style-name="ce66" office:value-type="string" table:number-columns-spanned="4" table:number-rows-spanned="1">
            <text:p>Bugs on version 1.6.5</text:p>
          </table:table-cell>
          <table:covered-table-cell table:style-name="ce65"/>
          <table:covered-table-cell table:style-name="ce71"/>
          <table:covered-table-cell table:style-name="ce71"/>
          <table:table-cell table:number-columns-repeated="1020"/>
        </table:table-row>
        <table:table-row table:style-name="ro22">
          <table:table-cell table:style-name="ce67" office:value-type="string">
            <text:p>CCP-147</text:p>
          </table:table-cell>
          <table:table-cell table:style-name="ce46" office:value-type="string">
            <text:p>Can not download an uploaded document in PCV portlet </text:p>
          </table:table-cell>
          <table:table-cell table:style-name="ce48" office:value-type="string">
            <text:p>WCM-2157, SST-186, CCP-184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46</text:p>
          </table:table-cell>
          <table:table-cell table:style-name="ce46" office:value-type="string">
            <text:p>Check if the content edition is considered after publication </text:p>
          </table:table-cell>
          <table:table-cell table:style-name="ce42" office:value-type="string">
            <text:p>WCM-2727 </text:p>
          </table:table-cell>
          <table:table-cell table:style-name="ce48" office:value-type="string">
            <text:p>Blocker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45</text:p>
          </table:table-cell>
          <table:table-cell table:style-name="ce46" office:value-type="string">
            <text:p>Cache &amp; Categories with publication errors </text:p>
          </table:table-cell>
          <table:table-cell table:style-name="ce48" office:value-type="string">
            <text:p>WCM-2725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86</text:p>
          </table:table-cell>
          <table:table-cell table:style-name="ce46" office:value-type="string">
            <text:p>Check if Newsletter mail's validator allows a multiple domain names in address mail </text:p>
          </table:table-cell>
          <table:table-cell table:style-name="ce42" office:value-type="string">
            <text:p>WCM-2782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8">
          <table:table-cell table:style-name="ce67" office:value-type="string">
            <text:p>CCP-329</text:p>
          </table:table-cell>
          <table:table-cell table:style-name="ce46" office:value-type="string">
            <text:p>Check when publish content after image resize with Shift button pressed </text:p>
          </table:table-cell>
          <table:table-cell table:style-name="ce42" office:value-type="string">
            <text:p>ALL-295, WCM-2715, PORTAL-3783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8">
          <table:table-cell table:style-name="ce67" office:value-type="string">
            <text:p>CCP-384</text:p>
          </table:table-cell>
          <table:table-cell table:style-name="ce46" office:value-type="string">
            <text:p>Label categories are not traduced in clv edition </text:p>
          </table:table-cell>
          <table:table-cell table:style-name="ce48" office:value-type="string">
            <text:p>WCM-2787, WCM-2781, WCM-2786 </text:p>
          </table:table-cell>
          <table:table-cell table:style-name="ce48" office:value-type="string">
            <text:p>Major </text:p>
          </table:table-cell>
          <table:table-cell table:style-name="ce75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247</text:p>
          </table:table-cell>
          <table:table-cell table:style-name="ce46" office:value-type="string">
            <text:p>Check viewing localised content</text:p>
          </table:table-cell>
          <table:table-cell table:style-name="ce48" office:value-type="string">
            <text:p>WCM-2628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377</text:p>
          </table:table-cell>
          <table:table-cell table:style-name="ce46" office:value-type="string">
            <text:p>Check translation of results' number after search </text:p>
          </table:table-cell>
          <table:table-cell table:style-name="ce48" office:value-type="string">
            <text:p>ALL-328, WCM-2757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373</text:p>
          </table:table-cell>
          <table:table-cell table:style-name="ce46" office:value-type="string">
            <text:p>Search result - wrong traduction when there's no result </text:p>
          </table:table-cell>
          <table:table-cell table:style-name="ce48" office:value-type="string">
            <text:p>ALL-327, WCM-2754 </text:p>
          </table:table-cell>
          <table:table-cell table:style-name="ce48" office:value-type="string">
            <text:p>Minor </text:p>
          </table:table-cell>
          <table:table-cell table:style-name="ce77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74</text:p>
          </table:table-cell>
          <table:table-cell table:style-name="ce46" office:value-type="string">
            <text:p>Check translation of label in the “Form Generator” portlet</text:p>
          </table:table-cell>
          <table:table-cell table:style-name="ce48" office:value-type="string">
            <text:p>WCM-2755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22">
          <table:table-cell table:style-name="ce67" office:value-type="string">
            <text:p>CCP-278</text:p>
          </table:table-cell>
          <table:table-cell table:style-name="ce46" office:value-type="string">
            <text:p>DIV problem with WCM </text:p>
          </table:table-cell>
          <table:table-cell table:style-name="ce42" office:value-type="string">
            <text:p>WCM-2662, PORTAL-3774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00</text:p>
          </table:table-cell>
          <table:table-cell table:style-name="ce46" office:value-type="string">
            <text:p>Mistakes in french internationalization</text:p>
          </table:table-cell>
          <table:table-cell table:style-name="ce42" office:value-type="string">
            <text:p>WCM-2687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47</text:p>
          </table:table-cell>
          <table:table-cell table:style-name="ce46" office:value-type="string">
            <text:p>Check <text:s/>Sorting Mechanism </text:p>
          </table:table-cell>
          <table:table-cell table:style-name="ce48" office:value-type="string">
            <text:p>WCM-2728 </text:p>
          </table:table-cell>
          <table:table-cell table:style-name="ce48" office:value-type="string">
            <text:p>Critical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23">
          <table:table-cell table:style-name="ce67" office:value-type="string">
            <text:p>CCP-302</text:p>
          </table:table-cell>
          <table:table-cell table:style-name="ce46" office:value-type="string">
            <text:p>Check encoding when display Taxonomy in the CLV categories</text:p>
          </table:table-cell>
          <table:table-cell table:style-name="ce48" office:value-type="string">
            <text:p>WCM-2688, WCM-2627, PORTAL-3744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59</text:p>
          </table:table-cell>
          <table:table-cell table:style-name="ce46" office:value-type="string">
            <text:p>Check showing webcontent by category (presentation portlet)</text:p>
          </table:table-cell>
          <table:table-cell table:style-name="ce42" office:value-type="string">
            <text:p>WCM-2744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60</text:p>
          </table:table-cell>
          <table:table-cell table:style-name="ce46" office:value-type="string">
            <text:p>Check Manage taxonomy </text:p>
          </table:table-cell>
          <table:table-cell table:style-name="ce42" office:value-type="string">
            <text:p>WCM-2745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68</text:p>
          </table:table-cell>
          <table:table-cell table:style-name="ce46" office:value-type="string">
            <text:p>Error while setting a page with PCLV portlet </text:p>
          </table:table-cell>
          <table:table-cell table:style-name="ce42" office:value-type="string">
            <text:p>WCM-2753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62</text:p>
          </table:table-cell>
          <table:table-cell table:style-name="ce46" office:value-type="string">
            <text:p>Check Problem in downloading binary from PCLV </text:p>
          </table:table-cell>
          <table:table-cell table:style-name="ce48" office:value-type="string">
            <text:p>WCM-2746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32</text:p>
          </table:table-cell>
          <table:table-cell table:style-name="ce46" office:value-type="string">
            <text:p>Check Problem with "Add a site page link " on FCKEDITOR </text:p>
          </table:table-cell>
          <table:table-cell table:style-name="ce48" office:value-type="string">
            <text:p>WCM-2717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44</text:p>
          </table:table-cell>
          <table:table-cell table:style-name="ce46" office:value-type="string">
            <text:p>Check play a media file that was published into a page</text:p>
          </table:table-cell>
          <table:table-cell table:style-name="ce48" office:value-type="string">
            <text:p>WCM-2723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48" office:value-type="string">
            <text:p>WCM-2788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28</text:p>
          </table:table-cell>
          <table:table-cell table:style-name="ce46" office:value-type="string">
            <text:p>Check display a link in a content</text:p>
          </table:table-cell>
          <table:table-cell table:style-name="ce48" office:value-type="string">
            <text:p>WCM-2227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71</text:p>
          </table:table-cell>
          <table:table-cell table:style-name="ce46" office:value-type="string">
            <text:p>Check when select content from search result to view in CLV</text:p>
          </table:table-cell>
          <table:table-cell table:style-name="ce48" office:value-type="string">
            <text:p>WCM-2751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43</text:p>
          </table:table-cell>
          <table:table-cell table:style-name="ce46" office:value-type="string">
            <text:p>Inversion of content's list in CLV at every validation </text:p>
          </table:table-cell>
          <table:table-cell table:style-name="ce48" office:value-type="string">
            <text:p>WCM-2721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9">
          <table:table-cell table:style-name="ce67" office:value-type="string">
            <text:p>CCP-303</text:p>
          </table:table-cell>
          <table:table-cell table:style-name="ce46" office:value-type="string">
            <text:p>Changes in FCC action's parameters are not taken in consideration </text:p>
          </table:table-cell>
          <table:table-cell table:style-name="ce48" office:value-type="string">
            <text:p>WCM-2689, ECM-5237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426</text:p>
          </table:table-cell>
          <table:table-cell table:style-name="ce46" office:value-type="string">
            <text:p>Searched texts in search results are not highlighted</text:p>
          </table:table-cell>
          <table:table-cell table:style-name="ce48" table:number-columns-repeated="2"/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11</text:p>
          </table:table-cell>
          <table:table-cell table:style-name="ce46" office:value-type="string">
            <text:p>Search by name using simple search in Site Explorer</text:p>
          </table:table-cell>
          <table:table-cell table:style-name="ce48" office:value-type="string">
            <text:p>ECM-5331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11</text:p>
          </table:table-cell>
          <table:table-cell table:style-name="ce46" office:value-type="string">
            <text:p>Search by content using simple search in Site Explorer</text:p>
          </table:table-cell>
          <table:table-cell table:style-name="ce48" office:value-type="string">
            <text:p>ECM-5331 </text:p>
          </table:table-cell>
          <table:table-cell table:style-name="ce48" office:value-type="string">
            <text:p>Major </text:p>
          </table:table-cell>
          <table:table-cell table:style-name="Default" table:number-columns-repeated="2"/>
          <table:table-cell table:style-name="ce74" table:number-columns-repeated="250"/>
          <table:table-cell table:style-name="ce70" table:number-columns-repeated="768"/>
        </table:table-row>
        <table:table-row table:style-name="ro1">
          <table:table-cell table:style-name="ce67" office:value-type="string">
            <text:p>CCP-390</text:p>
          </table:table-cell>
          <table:table-cell table:style-name="ce46" office:value-type="string">
            <text:p>Broken style with a popup message &amp; WYSIWYG Field </text:p>
          </table:table-cell>
          <table:table-cell table:style-name="ce48" office:value-type="string">
            <text:p>ECM-5446 </text:p>
          </table:table-cell>
          <table:table-cell table:style-name="ce48" office:value-type="string">
            <text:p>Critical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31</text:p>
          </table:table-cell>
          <table:table-cell table:style-name="ce46" office:value-type="string">
            <text:p>Check deleting taxonomy tree from Site Explorer</text:p>
          </table:table-cell>
          <table:table-cell table:style-name="ce48" office:value-type="string">
            <text:p>ECM-5409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70</text:p>
          </table:table-cell>
          <table:table-cell table:style-name="ce46" office:value-type="string">
            <text:p>Impossible to select a exo:image node path for a nodetype in its dialog template </text:p>
          </table:table-cell>
          <table:table-cell table:style-name="ce48" office:value-type="string">
            <text:p>ECM-5185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93</text:p>
          </table:table-cell>
          <table:table-cell table:style-name="ce46" office:value-type="string">
            <text:p>Check if The day of the month in the calendar pop-up is translated to French</text:p>
          </table:table-cell>
          <table:table-cell table:style-name="ce72" office:value-type="string">
            <text:p>ECM-5382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93</text:p>
          </table:table-cell>
          <table:table-cell table:style-name="ce46" office:value-type="string">
            <text:p>Check the label of content-publishing validation form in French</text:p>
          </table:table-cell>
          <table:table-cell table:style-name="ce72" office:value-type="string">
            <text:p>WF-85</text:p>
          </table:table-cell>
          <table:table-cell table:style-name="ce73" office:value-type="string">
            <text:p>Major </text:p>
          </table:table-cell>
          <table:table-cell table:style-name="Default" table:number-columns-repeated="2"/>
          <table:table-cell table:style-name="ce74" table:number-columns-repeated="250"/>
          <table:table-cell table:style-name="ce70" table:number-columns-repeated="768"/>
        </table:table-row>
        <table:table-row table:style-name="ro8">
          <table:table-cell table:style-name="ce67" office:value-type="string">
            <text:p>CCP-375</text:p>
          </table:table-cell>
          <table:table-cell table:style-name="ce46" office:value-type="string">
            <text:p>Check displaying Gender in French</text:p>
          </table:table-cell>
          <table:table-cell table:style-name="ce48" office:value-type="string">
            <text:p>ALL-341, CS-4183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67</text:p>
          </table:table-cell>
          <table:table-cell table:style-name="ce46" office:value-type="string">
            <text:p>Check displaying Add participant form in French</text:p>
          </table:table-cell>
          <table:table-cell table:style-name="ce48" office:value-type="string">
            <text:p>CS-4174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365</text:p>
          </table:table-cell>
          <table:table-cell table:style-name="ce46" office:value-type="string">
            <text:p>Check displaying Home page of eXo mail in languages</text:p>
          </table:table-cell>
          <table:table-cell table:style-name="ce48" office:value-type="string">
            <text:p>CS-4170, CS-4163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317</text:p>
          </table:table-cell>
          <table:table-cell table:style-name="ce46" office:value-type="string">
            <text:p>Check chat popup in French</text:p>
          </table:table-cell>
          <table:table-cell table:style-name="ce48" office:value-type="string">
            <text:p>CS-4045, CS-4000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61</text:p>
          </table:table-cell>
          <table:table-cell table:style-name="ce46" office:value-type="string">
            <text:p>Check <text:s/>mini calendar in case change the first day of the week</text:p>
          </table:table-cell>
          <table:table-cell table:style-name="ce48" office:value-type="string">
            <text:p>CS-4165 </text:p>
          </table:table-cell>
          <table:table-cell table:style-name="ce48" office:value-type="string">
            <text:p>Min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369</text:p>
          </table:table-cell>
          <table:table-cell table:style-name="ce46" office:value-type="string">
            <text:p>Check Adding mail folder</text:p>
          </table:table-cell>
          <table:table-cell table:style-name="ce48" office:value-type="string">
            <text:p>ALL-342, CS-4178 </text:p>
          </table:table-cell>
          <table:table-cell table:style-name="ce48" office:value-type="string">
            <text:p>Majo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8">
          <table:table-cell table:style-name="ce67" office:value-type="string">
            <text:p>CCP-314</text:p>
          </table:table-cell>
          <table:table-cell table:style-name="ce46" office:value-type="string">
            <text:p>Several JS problems with IE 7 </text:p>
          </table:table-cell>
          <table:table-cell table:style-name="ce42" office:value-type="string">
            <text:p>ALL-297, WCM-2713, PORTAL-3766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9">
          <table:table-cell table:style-name="ce67" office:value-type="string">
            <text:p>CCP-381</text:p>
          </table:table-cell>
          <table:table-cell table:style-name="ce46" office:value-type="string">
            <text:p>Check if portlets <text:s/>can render a stream of images</text:p>
          </table:table-cell>
          <table:table-cell table:style-name="ce42" office:value-type="string">
            <text:p>PORTAL-3780, SST-206 </text:p>
          </table:table-cell>
          <table:table-cell table:style-name="ce42" office:value-type="string">
            <text:p>Blocker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9">
          <table:table-cell table:style-name="ce67" office:value-type="string">
            <text:p>CCP-51</text:p>
          </table:table-cell>
          <table:table-cell table:style-name="ce46" office:value-type="string">
            <text:p>Check when click twice on Sign In button</text:p>
          </table:table-cell>
          <table:table-cell table:style-name="ce48" office:value-type="string">
            <text:p>Minor </text:p>
          </table:table-cell>
          <table:table-cell table:style-name="ce48" office:value-type="string">
            <text:p>PORTAL-3221, WCM-2504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9">
          <table:table-cell table:style-name="ce67" office:value-type="string">
            <text:p>CCP-366</text:p>
          </table:table-cell>
          <table:table-cell table:style-name="ce46" office:value-type="string">
            <text:p>Title of button close window in popup not available in french </text:p>
          </table:table-cell>
          <table:table-cell table:style-name="ce48" office:value-type="string">
            <text:p>Minor </text:p>
          </table:table-cell>
          <table:table-cell table:style-name="ce48" office:value-type="string">
            <text:p>ALL-325, PORTAL-3773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352</text:p>
          </table:table-cell>
          <table:table-cell table:style-name="ce46" office:value-type="string">
            <text:p>With a sample richfaces portlet the httpxmlrequest response is comming with lenght = 0 (nothing is comming back). </text:p>
          </table:table-cell>
          <table:table-cell table:style-name="ce42" office:value-type="string">
            <text:p>Blocker </text:p>
          </table:table-cell>
          <table:table-cell table:style-name="ce42" office:value-type="string">
            <text:p>PORTAL-3772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>
          <table:table-cell table:style-name="ce67" office:value-type="string">
            <text:p>CCP-394</text:p>
          </table:table-cell>
          <table:table-cell table:style-name="ce46" office:value-type="string">
            <text:p>Check if mandatory textarea (*) on the right , not in the bottom</text:p>
          </table:table-cell>
          <table:table-cell table:style-name="ce50"/>
          <table:table-cell table:style-name="ce73" office:value-type="string">
            <text:p>Portal-3739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177</text:p>
          </table:table-cell>
          <table:table-cell table:style-name="ce46" office:value-type="string">
            <text:p>AIO 1.6.4 Expected Improvements or Contributions </text:p>
          </table:table-cell>
          <table:table-cell table:style-name="ce68"/>
          <table:table-cell table:style-name="ce48" office:value-type="string">
            <text:p>PORTAL-3444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8">
          <table:table-cell table:style-name="ce67" office:value-type="string">
            <text:p>CCP-268</text:p>
          </table:table-cell>
          <table:table-cell table:style-name="ce46" office:value-type="string">
            <text:p>[CG38: #726]: Erreur javascript </text:p>
          </table:table-cell>
          <table:table-cell table:style-name="ce68"/>
          <table:table-cell table:style-name="ce48" office:value-type="string">
            <text:p>PORTAL-3743 </text:p>
          </table:table-cell>
          <table:table-cell table:style-name="ce70"/>
          <table:table-cell table:style-name="ce74" table:number-columns-repeated="251"/>
          <table:table-cell table:style-name="ce70" table:number-columns-repeated="768"/>
        </table:table-row>
        <table:table-row table:style-name="ro1" table:number-rows-repeated="35">
          <table:table-cell table:style-name="ce67"/>
          <table:table-cell table:style-name="ce68" table:number-columns-repeated="2"/>
          <table:table-cell table:style-name="ce74" table:number-columns-repeated="253"/>
          <table:table-cell table:style-name="ce70" table:number-columns-repeated="768"/>
        </table:table-row>
        <table:table-row table:style-name="ro1" table:number-rows-repeated="38">
          <table:table-cell table:style-name="ce68" table:number-columns-repeated="3"/>
          <table:table-cell table:style-name="ce74" table:number-columns-repeated="253"/>
          <table:table-cell table:style-name="ce70" table:number-columns-repeated="768"/>
        </table:table-row>
        <table:table-row table:style-name="ro1" table:number-rows-repeated="65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2" table:print="false">
        <office:forms form:automatic-focus="false" form:apply-design-mode="false"/>
        <table:table-column table:style-name="co14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248" table:default-cell-style-name="Default"/>
        <table:table-row table:style-name="ro24">
          <table:table-cell/>
          <table:table-cell table:style-name="ce81" office:value-type="string">
            <text:p>TEST CASES</text:p>
          </table:table-cell>
          <table:table-cell table:style-name="ce85"/>
          <table:table-cell table:style-name="ce91" table:number-columns-repeated="2"/>
          <table:table-cell/>
          <table:table-cell table:style-name="ce91" table:number-columns-repeated="2"/>
          <table:table-cell table:style-name="ce101"/>
          <table:table-cell table:style-name="ce104"/>
          <table:table-cell table:style-name="ce105" office:value-type="string">
            <text:p>Passed</text:p>
          </table:table-cell>
          <table:table-cell table:style-name="ce105" table:formula="of:=COUNTIF([.L$7:.L$994];[.$K1])" office:value-type="float" office:value="0">
            <text:p>0</text:p>
          </table:table-cell>
          <table:table-cell table:style-name="ce105" table:formula="of:=COUNTIF([.M$7:.M$994];[.$K1])" office:value-type="float" office:value="0">
            <text:p>0</text:p>
          </table:table-cell>
          <table:table-cell table:style-name="ce105" table:formula="of:=COUNTIF([.N$7:.N$994];[.$K1])" office:value-type="float" office:value="0">
            <text:p>0</text:p>
          </table:table-cell>
          <table:table-cell table:style-name="ce105" table:formula="of:=COUNTIF([.O$7:.O$994];[.$K1])" office:value-type="float" office:value="0">
            <text:p>0</text:p>
          </table:table-cell>
          <table:table-cell table:style-name="ce104" table:number-columns-repeated="215"/>
          <table:table-cell table:style-name="ce89" table:number-columns-repeated="4"/>
          <table:table-cell table:number-columns-repeated="22"/>
        </table:table-row>
        <table:table-row table:style-name="ro24">
          <table:table-cell/>
          <table:table-cell table:style-name="ce82"/>
          <table:table-cell table:style-name="ce86"/>
          <table:table-cell table:style-name="ce91" table:number-columns-repeated="2"/>
          <table:table-cell/>
          <table:table-cell table:style-name="ce91" table:number-columns-repeated="2"/>
          <table:table-cell table:style-name="ce101"/>
          <table:table-cell/>
          <table:table-cell table:style-name="ce105" office:value-type="string">
            <text:p>Failed</text:p>
          </table:table-cell>
          <table:table-cell table:style-name="ce105" table:formula="of:=COUNTIF([.L$7:.L$994];[.$K2])" office:value-type="float" office:value="0">
            <text:p>0</text:p>
          </table:table-cell>
          <table:table-cell table:style-name="ce105" table:formula="of:=COUNTIF([.M$7:.M$994];[.$K2])" office:value-type="float" office:value="0">
            <text:p>0</text:p>
          </table:table-cell>
          <table:table-cell table:style-name="ce105" table:formula="of:=COUNTIF([.N$7:.N$994];[.$K2])" office:value-type="float" office:value="0">
            <text:p>0</text:p>
          </table:table-cell>
          <table:table-cell table:style-name="ce105" table:formula="of:=COUNTIF([.O$7:.O$994];[.$K2])" office:value-type="float" office:value="0">
            <text:p>0</text:p>
          </table:table-cell>
          <table:table-cell table:style-name="ce104" table:number-columns-repeated="215"/>
          <table:table-cell table:style-name="ce89" table:number-columns-repeated="4"/>
          <table:table-cell table:number-columns-repeated="22"/>
        </table:table-row>
        <table:table-row table:style-name="ro25">
          <table:table-cell/>
          <table:table-cell table:style-name="ce83" office:value-type="string">
            <text:p>Function List:</text:p>
          </table:table-cell>
          <table:table-cell table:style-name="ce87" office:value-type="string" table:number-columns-spanned="3" table:number-rows-spanned="1">
            <text:p>Bugs on AIO 1.6.1 for regression test</text:p>
          </table:table-cell>
          <table:covered-table-cell table:style-name="ce92"/>
          <table:covered-table-cell table:style-name="ce88"/>
          <table:table-cell/>
          <table:table-cell table:style-name="ce98"/>
          <table:table-cell table:style-name="ce99"/>
          <table:table-cell table:style-name="ce102"/>
          <table:table-cell/>
          <table:table-cell table:style-name="ce105" office:value-type="string">
            <text:p>Blocked</text:p>
          </table:table-cell>
          <table:table-cell table:style-name="ce105" table:formula="of:=COUNTIF([.L$7:.L$994];[.$K3])" office:value-type="float" office:value="0">
            <text:p>0</text:p>
          </table:table-cell>
          <table:table-cell table:style-name="ce105" table:formula="of:=COUNTIF([.M$7:.M$994];[.$K3])" office:value-type="float" office:value="0">
            <text:p>0</text:p>
          </table:table-cell>
          <table:table-cell table:style-name="ce105" table:formula="of:=COUNTIF([.N$7:.N$994];[.$K3])" office:value-type="float" office:value="0">
            <text:p>0</text:p>
          </table:table-cell>
          <table:table-cell table:style-name="ce105" table:formula="of:=COUNTIF([.O$7:.O$994];[.$K3])" office:value-type="float" office:value="0">
            <text:p>0</text:p>
          </table:table-cell>
          <table:table-cell table:style-name="ce104" table:number-columns-repeated="215"/>
          <table:table-cell table:style-name="ce89" table:number-columns-repeated="4"/>
          <table:table-cell table:number-columns-repeated="22"/>
        </table:table-row>
        <table:table-row table:style-name="ro21">
          <table:table-cell/>
          <table:table-cell table:style-name="ce83" office:value-type="string">
            <text:p>Total Main Cases:</text:p>
          </table:table-cell>
          <table:table-cell table:style-name="ce88" table:formula="of:=MAX([.A7:.A977])" office:value-type="float" office:value="3" table:number-columns-spanned="3" table:number-rows-spanned="1">
            <text:p>3</text:p>
          </table:table-cell>
          <table:covered-table-cell table:style-name="ce92"/>
          <table:covered-table-cell table:style-name="ce88"/>
          <table:table-cell/>
          <table:table-cell table:style-name="ce98"/>
          <table:table-cell table:style-name="ce99"/>
          <table:table-cell table:style-name="ce102"/>
          <table:table-cell/>
          <table:table-cell table:style-name="ce106" office:value-type="string">
            <text:p>Untested</text:p>
          </table:table-cell>
          <table:table-cell table:style-name="ce105" table:formula="of:=COUNTIF([.L$7:.L$994];[.$K4])" office:value-type="float" office:value="12">
            <text:p>12</text:p>
          </table:table-cell>
          <table:table-cell table:style-name="ce105" table:formula="of:=COUNTIF([.M$7:.M$994];[.$K4])" office:value-type="float" office:value="0">
            <text:p>0</text:p>
          </table:table-cell>
          <table:table-cell table:style-name="ce105" table:formula="of:=COUNTIF([.N$7:.N$994];[.$K4])" office:value-type="float" office:value="0">
            <text:p>0</text:p>
          </table:table-cell>
          <table:table-cell table:style-name="ce105" table:formula="of:=COUNTIF([.O$7:.O$994];[.$K4])" office:value-type="float" office:value="0">
            <text:p>0</text:p>
          </table:table-cell>
          <table:table-cell table:style-name="ce104" table:number-columns-repeated="215"/>
          <table:table-cell table:style-name="ce89" table:number-columns-repeated="4"/>
          <table:table-cell table:number-columns-repeated="22"/>
        </table:table-row>
        <table:table-row table:style-name="ro24">
          <table:table-cell/>
          <table:table-cell table:style-name="ce84"/>
          <table:table-cell table:style-name="ce89"/>
          <table:table-cell table:style-name="ce93" table:number-columns-repeated="5"/>
          <table:table-cell table:style-name="ce103"/>
          <table:table-cell/>
          <table:table-cell office:value-type="string">
            <text:p>N/A</text:p>
          </table:table-cell>
          <table:table-cell table:style-name="ce105" table:formula="of:=COUNTIF([.L$7:.L$994];[.$K5])" office:value-type="float" office:value="0">
            <text:p>0</text:p>
          </table:table-cell>
          <table:table-cell table:style-name="ce105" table:formula="of:=COUNTIF([.M$7:.M$994];[.$K5])" office:value-type="float" office:value="0">
            <text:p>0</text:p>
          </table:table-cell>
          <table:table-cell table:style-name="ce105" table:formula="of:=COUNTIF([.N$7:.N$994];[.$K5])" office:value-type="float" office:value="0">
            <text:p>0</text:p>
          </table:table-cell>
          <table:table-cell table:style-name="ce105" table:formula="of:=COUNTIF([.O$7:.O$994];[.$K5])" office:value-type="float" office:value="0">
            <text:p>0</text:p>
          </table:table-cell>
          <table:table-cell table:style-name="ce89" table:number-columns-repeated="219"/>
          <table:table-cell table:number-columns-repeated="22"/>
        </table:table-row>
        <table:table-row table:style-name="ro21">
          <table:table-cell table:style-name="ce78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Bug description</text:p>
          </table:table-cell>
          <table:table-cell table:style-name="ce78" office:value-type="string">
            <text:p>Status</text:p>
          </table:table-cell>
          <table:table-cell table:style-name="ce108" table:number-columns-repeated="7"/>
          <table:table-cell table:style-name="ce110" table:number-columns-repeated="211"/>
          <table:table-cell table:style-name="ce103" table:number-columns-repeated="4"/>
          <table:table-cell table:style-name="ce111" table:number-columns-repeated="21"/>
          <table:table-cell/>
        </table:table-row>
        <table:table-row table:style-name="ro26">
          <table:table-cell table:style-name="ce79" office:value-type="float" office:value="1">
            <text:p>001</text:p>
          </table:table-cell>
          <table:table-cell table:style-name="ce42" office:value-type="string">
            <text:p>CCP-113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DMS&quot;;&quot;/&quot;;[.B7])" office:value-type="string" office:string-value="DMS/CCP-113">
            <text:p>DMS/CCP-113</text:p>
          </table:table-cell>
          <table:table-cell table:style-name="ce97" office:value-type="string">
            <text:p>Problem with the import of the version history for a node type nt: file</text:p>
          </table:table-cell>
          <table:table-cell table:style-name="ce76" office:value-type="string">
            <text:p>Step 1: Add Admin view </text:p>
          </table:table-cell>
          <table:table-cell table:style-name="ce76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00" office:value-type="string">
            <text:p>Edit drive successfully</text:p>
          </table:table-cell>
          <table:table-cell table:style-name="ce76" office:value-type="string">
            <text:p>Blocker</text:p>
          </table:table-cell>
          <table:table-cell table:style-name="ce100" office:value-type="string">
            <text:p>ECM-4483</text:p>
          </table:table-cell>
          <table:table-cell table:style-name="ce76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07" office:value-type="string">
            <text:p>Untested</text:p>
          </table:table-cell>
          <table:table-cell table:style-name="ce109" table:number-columns-repeated="235"/>
          <table:table-cell table:style-name="ce112" table:number-columns-repeated="9"/>
        </table:table-row>
        <table:table-row table:style-name="ro18">
          <table:table-cell table:style-name="ce79"/>
          <table:table-cell table:style-name="ce42" office:value-type="string">
            <text:p>CCP-113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5" table:formula="of:=CONCATENATE(&quot;DMS&quot;;&quot;/&quot;;[.B8])" office:value-type="string" office:string-value="DMS/CCP-113">
            <text:p>DMS/CCP-113</text:p>
          </table:table-cell>
          <table:table-cell table:style-name="ce46" office:value-type="string">
            <text:p>Problem with the import of the version history for a node type nt: file</text:p>
          </table:table-cell>
          <table:table-cell table:style-name="ce76" office:value-type="string">
            <text:p>Step 2: Create nt:file</text:p>
          </table:table-cell>
          <table:table-cell table:style-name="ce76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00" office:value-type="string">
            <text:p>File is created</text:p>
          </table:table-cell>
          <table:table-cell table:style-name="ce76" office:value-type="string">
            <text:p>Blocker</text:p>
          </table:table-cell>
          <table:table-cell table:style-name="ce100"/>
          <table:table-cell table:style-name="ce76"/>
          <table:table-cell table:style-name="ce107" office:value-type="string">
            <text:p>Untested</text:p>
          </table:table-cell>
          <table:table-cell table:style-name="ce109" table:number-columns-repeated="235"/>
          <table:table-cell table:style-name="ce112" table:number-columns-repeated="9"/>
        </table:table-row>
        <table:table-row table:style-name="ro27">
          <table:table-cell table:style-name="ce80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2" office:value-type="string">
            <text:p>CCP-113</text:p>
          </table:table-cell>
          <table:table-cell table:style-name="ce90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95" table:formula="of:=CONCATENATE(&quot;DMS&quot;;&quot;/&quot;;[.B9])" office:value-type="string" office:string-value="DMS/CCP-113">
            <text:p>DMS/CCP-113</text:p>
          </table:table-cell>
          <table:table-cell table:style-name="ce46" office:value-type="string">
            <text:p>Problem with the import of the version history for a node type nt: file</text:p>
          </table:table-cell>
          <table:table-cell table:style-name="ce76" office:value-type="string">
            <text:p>Step 3: Add version for added document</text:p>
          </table:table-cell>
          <table:table-cell table:style-name="ce76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76" office:value-type="string">
            <text:p>There's Version 1 as based version</text:p>
          </table:table-cell>
          <table:table-cell table:style-name="ce76" office:value-type="string">
            <text:p>Blocker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28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CCP-113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5" table:formula="of:=CONCATENATE(&quot;DMS&quot;;&quot;/&quot;;[.B10])" office:value-type="string" office:string-value="DMS/CCP-113">
            <text:p>DMS/CCP-113</text:p>
          </table:table-cell>
          <table:table-cell table:style-name="ce46" office:value-type="string">
            <text:p>Problem with the import of the version history for a node type nt: file</text:p>
          </table:table-cell>
          <table:table-cell table:style-name="ce76" office:value-type="string">
            <text:p>Step 4: Export node</text:p>
          </table:table-cell>
          <table:table-cell table:style-name="ce76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76" office:value-type="string">
            <text:p>Export action is done, 2 files are exported</text:p>
          </table:table-cell>
          <table:table-cell table:style-name="ce76" office:value-type="string">
            <text:p>Blocker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19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CCP-113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5" table:formula="of:=CONCATENATE(&quot;DMS&quot;;&quot;/&quot;;[.B11])" office:value-type="string" office:string-value="DMS/CCP-113">
            <text:p>DMS/CCP-113</text:p>
          </table:table-cell>
          <table:table-cell table:style-name="ce46" office:value-type="string">
            <text:p>Problem with the import of the version history for a node type nt: file</text:p>
          </table:table-cell>
          <table:table-cell table:style-name="ce76" office:value-type="string">
            <text:p>Step 5: Delete node</text:p>
          </table:table-cell>
          <table:table-cell table:style-name="ce76" office:value-type="string">
            <text:p>Delete added nt:File</text:p>
          </table:table-cell>
          <table:table-cell table:style-name="ce76" office:value-type="string">
            <text:p>Node is deleted</text:p>
          </table:table-cell>
          <table:table-cell table:style-name="ce76" office:value-type="string">
            <text:p>Blocker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28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CCP-113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5" table:formula="of:=CONCATENATE(&quot;DMS&quot;;&quot;/&quot;;[.B12])" office:value-type="string" office:string-value="DMS/CCP-113">
            <text:p>DMS/CCP-113</text:p>
          </table:table-cell>
          <table:table-cell table:style-name="ce46" office:value-type="string">
            <text:p>Problem with the import of the version history for a node type nt: file</text:p>
          </table:table-cell>
          <table:table-cell table:style-name="ce76" office:value-type="string">
            <text:p>Step 6: Import node</text:p>
          </table:table-cell>
          <table:table-cell table:style-name="ce76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76" office:value-type="string">
            <text:p>Import node successfully with its version</text:p>
          </table:table-cell>
          <table:table-cell table:style-name="ce76" office:value-type="string">
            <text:p>Blocker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29">
          <table:table-cell table:style-name="ce80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2" office:value-type="string">
            <text:p>CCP-120</text:p>
          </table:table-cell>
          <table:table-cell table:style-name="ce90" office:value-type="float" office:value="1">
            <text:p>001</text:p>
          </table:table-cell>
          <table:table-cell table:style-name="ce96" table:formula="of:=CONCATENATE(&quot;Portal&quot;;&quot;/&quot;;[.B13])" office:value-type="string" office:string-value="Portal/CCP-120">
            <text:p>Portal/CCP-120</text:p>
          </table:table-cell>
          <table:table-cell table:style-name="ce97" office:value-type="string">
            <text:p>Change site to current - navigation is changing, page is not</text:p>
          </table:table-cell>
          <table:table-cell table:style-name="ce76" office:value-type="string">
            <text:p>Step 1: Import application</text:p>
          </table:table-cell>
          <table:table-cell table:style-name="ce76" office:value-type="string">
            <text:p>- Login by admin</text:p>
            <text:p>- Go to Group/Application Registry</text:p>
            <text:p>- Click on Auto Import link</text:p>
          </table:table-cell>
          <table:table-cell table:style-name="ce76" office:value-type="string">
            <text:p>All applications are imported</text:p>
          </table:table-cell>
          <table:table-cell table:style-name="ce76" office:value-type="string">
            <text:p>Major </text:p>
          </table:table-cell>
          <table:table-cell table:style-name="ce100" office:value-type="string">
            <text:p>Portal-3435</text:p>
          </table:table-cell>
          <table:table-cell table:style-name="ce76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30">
          <table:table-cell table:style-name="ce8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CCP-120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5" table:formula="of:=CONCATENATE(&quot;Portal&quot;;&quot;/&quot;;[.B14])" office:value-type="string" office:string-value="Portal/CCP-120">
            <text:p>Portal/CCP-120</text:p>
          </table:table-cell>
          <table:table-cell table:style-name="ce46" office:value-type="string">
            <text:p>Change site to current - navigation is changing, page is not</text:p>
          </table:table-cell>
          <table:table-cell table:style-name="ce76" office:value-type="string">
            <text:p>Step 2: Create sitemap page</text:p>
          </table:table-cell>
          <table:table-cell table:style-name="ce76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76" office:value-type="string">
            <text:p>Create new page successfully</text:p>
          </table:table-cell>
          <table:table-cell table:style-name="ce76" office:value-type="string">
            <text:p>Major 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19">
          <table:table-cell table:style-name="ce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CCP-120</text:p>
          </table:table-cell>
          <table:table-cell table:style-name="ce9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5" table:formula="of:=CONCATENATE(&quot;Portal&quot;;&quot;/&quot;;[.B15])" office:value-type="string" office:string-value="Portal/CCP-120">
            <text:p>Portal/CCP-120</text:p>
          </table:table-cell>
          <table:table-cell table:style-name="ce46" office:value-type="string">
            <text:p>Change site to current - navigation is changing, page is not</text:p>
          </table:table-cell>
          <table:table-cell table:style-name="ce76" office:value-type="string">
            <text:p>Step 3: View sitemap page</text:p>
          </table:table-cell>
          <table:table-cell table:style-name="ce76" office:value-type="string">
            <text:p>- Select to view sitemap page</text:p>
          </table:table-cell>
          <table:table-cell table:style-name="ce76" office:value-type="string">
            <text:p>The sitemap page is displayed lists all pages on current portal</text:p>
          </table:table-cell>
          <table:table-cell table:style-name="ce76" office:value-type="string">
            <text:p>Major 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19">
          <table:table-cell table:style-name="ce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CCP-120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5" table:formula="of:=CONCATENATE(&quot;Portal&quot;;&quot;/&quot;;[.B16])" office:value-type="string" office:string-value="Portal/CCP-120">
            <text:p>Portal/CCP-120</text:p>
          </table:table-cell>
          <table:table-cell table:style-name="ce46" office:value-type="string">
            <text:p>Change site to current - navigation is changing, page is not</text:p>
          </table:table-cell>
          <table:table-cell table:style-name="ce76" office:value-type="string">
            <text:p>Step 4: Change site to current</text:p>
          </table:table-cell>
          <table:table-cell table:style-name="ce76" office:value-type="string">
            <text:p>erase part of an url and submit <text:a xlink:href="http://domain/portal/public/classic">http://domain/portal/public/classic</text:a></text:p>
          </table:table-cell>
          <table:table-cell table:style-name="ce76" office:value-type="string">
            <text:p>Now navigation is changed to Home. Visible page is Home also</text:p>
          </table:table-cell>
          <table:table-cell table:style-name="ce76" office:value-type="string">
            <text:p>Major </text:p>
          </table:table-cell>
          <table:table-cell table:style-name="ce100"/>
          <table:table-cell table:style-name="ce76"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23">
          <table:table-cell table:style-name="ce80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2" office:value-type="string">
            <text:p>CCP-122</text:p>
          </table:table-cell>
          <table:table-cell table:style-name="ce90" office:value-type="float" office:value="1">
            <text:p>001</text:p>
          </table:table-cell>
          <table:table-cell table:style-name="ce96" table:formula="of:=CONCATENATE(&quot;Portal&quot;;&quot;/&quot;;[.B17])" office:value-type="string" office:string-value="Portal/CCP-122">
            <text:p>Portal/CCP-122</text:p>
          </table:table-cell>
          <table:table-cell table:style-name="ce97" office:value-type="string">
            <text:p>No possible accented characters in the user profile</text:p>
          </table:table-cell>
          <table:table-cell table:style-name="ce76" office:value-type="string">
            <text:p>Step 1: Create user with accent</text:p>
          </table:table-cell>
          <table:table-cell table:style-name="ce76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76" office:value-type="string">
            <text:p>New user is added successfully</text:p>
          </table:table-cell>
          <table:table-cell table:style-name="ce76" office:value-type="string">
            <text:p>Minor </text:p>
          </table:table-cell>
          <table:table-cell table:style-name="ce100" office:value-type="string">
            <text:p>Portal-3689</text:p>
          </table:table-cell>
          <table:table-cell table:style-name="ce76"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28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CCP-122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5" table:formula="of:=CONCATENATE(&quot;Portal&quot;;&quot;/&quot;;[.B18])" office:value-type="string" office:string-value="Portal/CCP-122">
            <text:p>Portal/CCP-122</text:p>
          </table:table-cell>
          <table:table-cell table:style-name="ce46" office:value-type="string">
            <text:p>No possible accented characters in the user profile</text:p>
          </table:table-cell>
          <table:table-cell table:style-name="ce76" office:value-type="string">
            <text:p>Step 2: Check when update user info with accents</text:p>
          </table:table-cell>
          <table:table-cell table:style-name="ce76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76" office:value-type="string">
            <text:p>Change is saved</text:p>
          </table:table-cell>
          <table:table-cell table:style-name="ce76" office:value-type="string">
            <text:p>Minor </text:p>
          </table:table-cell>
          <table:table-cell table:style-name="ce100"/>
          <table:table-cell/>
          <table:table-cell table:style-name="ce107" office:value-type="string">
            <text:p>Untested</text:p>
          </table:table-cell>
          <table:table-cell table:number-columns-repeated="244"/>
        </table:table-row>
        <table:table-row table:style-name="ro1" table:number-rows-repeated="18">
          <table:table-cell table:style-name="ce76" table:number-columns-repeated="9"/>
          <table:table-cell table:style-name="ce100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76"/>
          <table:table-cell table:style-name="ce100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76"/>
          <table:table-cell table:number-columns-repeated="247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ce89"/>
        <table:table-column table:style-name="co25" table:default-cell-style-name="ce89"/>
        <table:table-column table:style-name="co26" table:default-cell-style-name="ce93"/>
        <table:table-column table:style-name="co27" table:default-cell-style-name="ce93"/>
        <table:table-column table:style-name="co28" table:default-cell-style-name="ce93"/>
        <table:table-column table:style-name="co29" table:default-cell-style-name="ce93"/>
        <table:table-column table:style-name="co30" table:default-cell-style-name="ce93"/>
        <table:table-column table:style-name="co14" table:default-cell-style-name="ce103"/>
        <table:table-column table:style-name="co37" table:default-cell-style-name="ce89"/>
        <table:table-column table:style-name="co21" table:default-cell-style-name="ce89"/>
        <table:table-column table:style-name="co37" table:number-columns-repeated="223" table:default-cell-style-name="ce89"/>
        <table:table-column table:style-name="co37" table:number-columns-repeated="22" table:default-cell-style-name="Default"/>
        <table:table-column table:style-name="co14" table:number-columns-repeated="768" table:default-cell-style-name="Default"/>
        <table:table-row table:style-name="ro24">
          <table:table-cell/>
          <table:table-cell table:style-name="ce81" office:value-type="string">
            <text:p>TEST CASES</text:p>
          </table:table-cell>
          <table:table-cell table:style-name="ce85"/>
          <table:table-cell table:style-name="ce91" table:number-columns-repeated="2"/>
          <table:table-cell table:style-name="Default"/>
          <table:table-cell table:style-name="ce91" table:number-columns-repeated="2"/>
          <table:table-cell table:style-name="ce101"/>
          <table:table-cell table:style-name="ce104"/>
          <table:table-cell table:style-name="ce105" office:value-type="string">
            <text:p>Passed</text:p>
          </table:table-cell>
          <table:table-cell table:style-name="ce105" table:formula="of:=COUNTIF([.L$7:.L$994];[.$K1])" office:value-type="float" office:value="0">
            <text:p>0</text:p>
          </table:table-cell>
          <table:table-cell table:style-name="ce105" table:formula="of:=COUNTIF([.M$7:.M$994];[.$K1])" office:value-type="float" office:value="0">
            <text:p>0</text:p>
          </table:table-cell>
          <table:table-cell table:style-name="ce105" table:formula="of:=COUNTIF([.N$7:.N$994];[.$K1])" office:value-type="float" office:value="0">
            <text:p>0</text:p>
          </table:table-cell>
          <table:table-cell table:style-name="ce105" table:formula="of:=COUNTIF([.O$7:.O$994];[.$K1])" office:value-type="float" office:value="0">
            <text:p>0</text:p>
          </table:table-cell>
          <table:table-cell table:style-name="ce104" table:number-columns-repeated="215"/>
          <table:table-cell table:number-columns-repeated="794"/>
        </table:table-row>
        <table:table-row table:style-name="ro24">
          <table:table-cell/>
          <table:table-cell table:style-name="ce82"/>
          <table:table-cell table:style-name="ce86"/>
          <table:table-cell table:style-name="ce91" table:number-columns-repeated="2"/>
          <table:table-cell table:style-name="Default"/>
          <table:table-cell table:style-name="ce91" table:number-columns-repeated="2"/>
          <table:table-cell table:style-name="ce101"/>
          <table:table-cell table:style-name="Default"/>
          <table:table-cell table:style-name="ce105" office:value-type="string">
            <text:p>Failed</text:p>
          </table:table-cell>
          <table:table-cell table:style-name="ce105" table:formula="of:=COUNTIF([.L$7:.L$994];[.$K2])" office:value-type="float" office:value="0">
            <text:p>0</text:p>
          </table:table-cell>
          <table:table-cell table:style-name="ce105" table:formula="of:=COUNTIF([.M$7:.M$994];[.$K2])" office:value-type="float" office:value="0">
            <text:p>0</text:p>
          </table:table-cell>
          <table:table-cell table:style-name="ce105" table:formula="of:=COUNTIF([.N$7:.N$994];[.$K2])" office:value-type="float" office:value="0">
            <text:p>0</text:p>
          </table:table-cell>
          <table:table-cell table:style-name="ce105" table:formula="of:=COUNTIF([.O$7:.O$994];[.$K2])" office:value-type="float" office:value="0">
            <text:p>0</text:p>
          </table:table-cell>
          <table:table-cell table:style-name="ce104" table:number-columns-repeated="215"/>
          <table:table-cell table:number-columns-repeated="794"/>
        </table:table-row>
        <table:table-row table:style-name="ro25">
          <table:table-cell/>
          <table:table-cell table:style-name="ce83" office:value-type="string">
            <text:p>Function List:</text:p>
          </table:table-cell>
          <table:table-cell table:style-name="ce87" office:value-type="string" table:number-columns-spanned="3" table:number-rows-spanned="1">
            <text:p>Bugs on AIO 1.6.5 for regression test</text:p>
          </table:table-cell>
          <table:covered-table-cell table:style-name="ce92"/>
          <table:covered-table-cell table:style-name="ce88"/>
          <table:table-cell table:style-name="Default"/>
          <table:table-cell table:style-name="ce98"/>
          <table:table-cell table:style-name="ce99"/>
          <table:table-cell table:style-name="ce102"/>
          <table:table-cell table:style-name="Default"/>
          <table:table-cell table:style-name="ce105" office:value-type="string">
            <text:p>Blocked</text:p>
          </table:table-cell>
          <table:table-cell table:style-name="ce105" table:formula="of:=COUNTIF([.L$7:.L$994];[.$K3])" office:value-type="float" office:value="0">
            <text:p>0</text:p>
          </table:table-cell>
          <table:table-cell table:style-name="ce105" table:formula="of:=COUNTIF([.M$7:.M$994];[.$K3])" office:value-type="float" office:value="0">
            <text:p>0</text:p>
          </table:table-cell>
          <table:table-cell table:style-name="ce105" table:formula="of:=COUNTIF([.N$7:.N$994];[.$K3])" office:value-type="float" office:value="0">
            <text:p>0</text:p>
          </table:table-cell>
          <table:table-cell table:style-name="ce105" table:formula="of:=COUNTIF([.O$7:.O$994];[.$K3])" office:value-type="float" office:value="0">
            <text:p>0</text:p>
          </table:table-cell>
          <table:table-cell table:style-name="ce104" table:number-columns-repeated="215"/>
          <table:table-cell table:number-columns-repeated="794"/>
        </table:table-row>
        <table:table-row table:style-name="ro24">
          <table:table-cell/>
          <table:table-cell table:style-name="ce83" office:value-type="string">
            <text:p>Total Main Cases:</text:p>
          </table:table-cell>
          <table:table-cell table:style-name="ce88" table:formula="of:=MAX([.A7:.A977])" office:value-type="float" office:value="48" table:number-columns-spanned="3" table:number-rows-spanned="1">
            <text:p>48</text:p>
          </table:table-cell>
          <table:covered-table-cell table:style-name="ce92"/>
          <table:covered-table-cell table:style-name="ce88"/>
          <table:table-cell table:style-name="Default"/>
          <table:table-cell table:style-name="ce98"/>
          <table:table-cell table:style-name="ce99"/>
          <table:table-cell table:style-name="ce102"/>
          <table:table-cell table:style-name="Default"/>
          <table:table-cell table:style-name="ce106" office:value-type="string">
            <text:p>Untested</text:p>
          </table:table-cell>
          <table:table-cell table:style-name="ce105" table:formula="of:=COUNTIF([.L$7:.L$994];[.$K4])" office:value-type="float" office:value="0">
            <text:p>0</text:p>
          </table:table-cell>
          <table:table-cell table:style-name="ce105" table:formula="of:=COUNTIF([.M$7:.M$994];[.$K4])" office:value-type="float" office:value="0">
            <text:p>0</text:p>
          </table:table-cell>
          <table:table-cell table:style-name="ce105" table:formula="of:=COUNTIF([.N$7:.N$994];[.$K4])" office:value-type="float" office:value="0">
            <text:p>0</text:p>
          </table:table-cell>
          <table:table-cell table:style-name="ce105" table:formula="of:=COUNTIF([.O$7:.O$994];[.$K4])" office:value-type="float" office:value="0">
            <text:p>0</text:p>
          </table:table-cell>
          <table:table-cell table:style-name="ce104" table:number-columns-repeated="215"/>
          <table:table-cell table:number-columns-repeated="794"/>
        </table:table-row>
        <table:table-row table:style-name="ro24">
          <table:table-cell/>
          <table:table-cell table:style-name="ce84"/>
          <table:table-cell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05" table:formula="of:=COUNTIF([.L$7:.L$994];[.$K5])" office:value-type="float" office:value="0">
            <text:p>0</text:p>
          </table:table-cell>
          <table:table-cell table:style-name="ce105" table:formula="of:=COUNTIF([.M$7:.M$994];[.$K5])" office:value-type="float" office:value="0">
            <text:p>0</text:p>
          </table:table-cell>
          <table:table-cell table:style-name="ce105" table:formula="of:=COUNTIF([.N$7:.N$994];[.$K5])" office:value-type="float" office:value="0">
            <text:p>0</text:p>
          </table:table-cell>
          <table:table-cell table:style-name="ce105" table:formula="of:=COUNTIF([.O$7:.O$994];[.$K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Bug description</text:p>
          </table:table-cell>
          <table:table-cell table:style-name="ce78" office:value-type="string">
            <text:p>Status</text:p>
          </table:table-cell>
          <table:table-cell table:style-name="ce108" table:number-columns-repeated="7"/>
          <table:table-cell table:style-name="ce110" table:number-columns-repeated="211"/>
          <table:table-cell table:style-name="ce103" table:number-columns-repeated="4"/>
          <table:table-cell table:style-name="ce111" table:number-columns-repeated="21"/>
          <table:table-cell table:number-columns-repeated="769"/>
        </table:table-row>
        <table:table-row table:style-name="ro22">
          <table:table-cell table:style-name="ce79" office:value-type="float" office:value="1">
            <text:p>001</text:p>
          </table:table-cell>
          <table:table-cell table:style-name="ce42" office:value-type="string">
            <text:p>CCP-14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7])" office:value-type="string" office:string-value="WCM/CCP-147">
            <text:p>WCM/CCP-147</text:p>
          </table:table-cell>
          <table:table-cell table:style-name="ce97" office:value-type="string">
            <text:p>Can not download an uploaded document in PCV portlet </text:p>
          </table:table-cell>
          <table:table-cell table:style-name="ce76" office:value-type="string">
            <text:p>Step 1: Upload file</text:p>
          </table:table-cell>
          <table:table-cell table:style-name="ce76" office:value-type="string">
            <text:p>- Go to Site Explorer, ACME drive</text:p>
            <text:p>- Upload a file (pdf for example) in a category</text:p>
          </table:table-cell>
          <table:table-cell table:style-name="ce100" office:value-type="string">
            <text:p>Upload file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157, SST-186, CCP-184 </text:p>
          </table:table-cell>
          <table:table-cell table:style-name="ce76" office:value-type="string">
            <text:p>Upload a file (pdf for example) in a category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1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CCP-147</text:p>
          </table:table-cell>
          <table:table-cell table:style-name="ce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4" table:formula="of:=CONCATENATE(&quot;WCM&quot;;&quot;/&quot;;[.B8])" office:value-type="string" office:string-value="WCM/CCP-147">
            <text:p>WCM/CCP-147</text:p>
          </table:table-cell>
          <table:table-cell table:style-name="ce76" office:value-type="string">
            <text:p>Can not download an uploaded document in PCV portlet </text:p>
          </table:table-cell>
          <table:table-cell table:style-name="ce76" office:value-type="string">
            <text:p>Step 2: View uploaded file in News page</text:p>
          </table:table-cell>
          <table:table-cell table:style-name="ce76" office:value-type="string">
            <text:p>- Choose News page on ACME site</text:p>
            <text:p><text:span text:style-name="T7">- Select </text:span><text:span text:style-name="T7">category </text:span><text:span text:style-name="T7">to view the </text:span><text:span text:style-name="T7">uploaded </text:span><text:span text:style-name="T7">file before</text:span></text:p>
            <text:p><text:span text:style-name="T7">- Click to </text:span><text:span text:style-name="T7">open the </text:span><text:span text:style-name="T7">previously </text:span><text:span text:style-name="T7">uploaded </text:span><text:span text:style-name="T7">document</text:span></text:p>
            <text:p><text:span text:style-name="T7">- Click </text:span><text:span text:style-name="T7">Download </text:span><text:span text:style-name="T7">this file </text:span><text:span text:style-name="T7">link</text:span></text:p>
          </table:table-cell>
          <table:table-cell table:style-name="ce100" office:value-type="string">
            <text:p>Download file successfully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76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1">
          <table:table-cell table:style-name="ce8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2" office:value-type="string">
            <text:p>CCP-346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9])" office:value-type="string" office:string-value="WCM/CCP-346">
            <text:p>WCM/CCP-346</text:p>
          </table:table-cell>
          <table:table-cell table:style-name="ce97" office:value-type="string">
            <text:p>Check if the content edition is considered after publication </text:p>
          </table:table-cell>
          <table:table-cell table:style-name="ce76" office:value-type="string">
            <text:p>Step 1: Create a free layout web content</text:p>
          </table:table-cell>
          <table:table-cell table:style-name="ce76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76" office:value-type="string">
            <text:p>New Free layout web content is created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727 </text:p>
          </table:table-cell>
          <table:table-cell table:style-name="ce76" office:value-type="string">
            <text:p>After step 6: go to /classic/home ==&gt; old content is shown instead of new one (in edit mode you can see the new content)</text:p>
          </table:table-cell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3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CCP-346</text:p>
          </table:table-cell>
          <table:table-cell table:style-name="ce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4" table:formula="of:=CONCATENATE(&quot;WCM&quot;;&quot;/&quot;;[.B10])" office:value-type="string" office:string-value="WCM/CCP-346">
            <text:p>WCM/CCP-346</text:p>
          </table:table-cell>
          <table:table-cell table:style-name="ce76" office:value-type="string">
            <text:p>Check if the content edition is considered after publication </text:p>
          </table:table-cell>
          <table:table-cell table:style-name="ce76" office:value-type="string">
            <text:p>Step 2: Edit content</text:p>
          </table:table-cell>
          <table:table-cell table:style-name="ce76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76" office:value-type="string">
            <text:p>Changes are saved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76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CCP-346</text:p>
          </table:table-cell>
          <table:table-cell table:style-name="ce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4" table:formula="of:=CONCATENATE(&quot;WCM&quot;;&quot;/&quot;;[.B11])" office:value-type="string" office:string-value="WCM/CCP-346">
            <text:p>WCM/CCP-346</text:p>
          </table:table-cell>
          <table:table-cell table:style-name="ce76" office:value-type="string">
            <text:p>Check if the content edition is considered after publication </text:p>
          </table:table-cell>
          <table:table-cell table:style-name="ce76" office:value-type="string">
            <text:p>Step 3: Edit status to publish</text:p>
          </table:table-cell>
          <table:table-cell table:style-name="ce76" office:value-type="string">
            <text:p>- Click Manage Publication from Action bar</text:p>
            <text:p>- Click Live to change status</text:p>
          </table:table-cell>
          <table:table-cell table:style-name="ce76" office:value-type="string">
            <text:p>Change status successfully (Enrolled is marked)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76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CCP-346</text:p>
          </table:table-cell>
          <table:table-cell table:style-name="ce9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4" table:formula="of:=CONCATENATE(&quot;WCM&quot;;&quot;/&quot;;[.B12])" office:value-type="string" office:string-value="WCM/CCP-346">
            <text:p>WCM/CCP-346</text:p>
          </table:table-cell>
          <table:table-cell table:style-name="ce76" office:value-type="string">
            <text:p>Check if the content edition is considered after publication </text:p>
          </table:table-cell>
          <table:table-cell table:style-name="ce76" office:value-type="string">
            <text:p>Step 4: Add node to a page (/classic/home for example)</text:p>
          </table:table-cell>
          <table:table-cell table:style-name="ce76" office:value-type="string">
            <text:p>- Choose Publication Pages tab</text:p>
            <text:p>- Select page from left pane then click → button</text:p>
          </table:table-cell>
          <table:table-cell table:style-name="ce76" office:value-type="string">
            <text:p>Path of selected page is displayed in right pane &amp; the web content is displayed in selected page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76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CCP-346</text:p>
          </table:table-cell>
          <table:table-cell table:style-name="ce9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4" table:formula="of:=CONCATENATE(&quot;WCM&quot;;&quot;/&quot;;[.B13])" office:value-type="string" office:string-value="WCM/CCP-346">
            <text:p>WCM/CCP-346</text:p>
          </table:table-cell>
          <table:table-cell table:style-name="ce76" office:value-type="string">
            <text:p>Check if the content edition is considered after publication </text:p>
          </table:table-cell>
          <table:table-cell table:style-name="ce76" office:value-type="string">
            <text:p>Step 5: Edit content again</text:p>
          </table:table-cell>
          <table:table-cell table:style-name="ce76" office:value-type="string">
            <text:p>In Site Explorer: edit content of above web content</text:p>
          </table:table-cell>
          <table:table-cell table:style-name="ce76" office:value-type="string">
            <text:p>Changes is saved (status of current version is draft)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76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CCP-346</text:p>
          </table:table-cell>
          <table:table-cell table:style-name="ce9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4" table:formula="of:=CONCATENATE(&quot;WCM&quot;;&quot;/&quot;;[.B14])" office:value-type="string" office:string-value="WCM/CCP-346">
            <text:p>WCM/CCP-346</text:p>
          </table:table-cell>
          <table:table-cell table:style-name="ce76" office:value-type="string">
            <text:p>Check if the content edition is considered after publication </text:p>
          </table:table-cell>
          <table:table-cell table:style-name="ce76" office:value-type="string">
            <text:p>Step 6: Publish the node again</text:p>
          </table:table-cell>
          <table:table-cell table:style-name="ce76" office:value-type="string">
            <text:p>In SIte Explorer:</text:p>
            <text:p>- Click Manage Publication</text:p>
            <text:p>- Click Live to change status</text:p>
          </table:table-cell>
          <table:table-cell table:style-name="ce76" office:value-type="string">
            <text:p>go to /classic/home: the content is updated with the new edited (both view/edit mode)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54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8">
          <table:table-cell table:style-name="ce8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2" office:value-type="string">
            <text:p>CCP-345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15])" office:value-type="string" office:string-value="WCM/CCP-345">
            <text:p>WCM/CCP-345</text:p>
          </table:table-cell>
          <table:table-cell table:style-name="ce97" office:value-type="string">
            <text:p>Cache &amp; Categories with publication errors </text:p>
          </table:table-cell>
          <table:table-cell table:style-name="ce76" office:value-type="string">
            <text:p>Step 1: Create web content</text:p>
          </table:table-cell>
          <table:table-cell table:style-name="ce76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76" office:value-type="string">
            <text:p>Create new web content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725 </text:p>
          </table:table-cell>
          <table:table-cell table:style-name="ce191" office:value-type="string">
            <text:p>Currently at step 8 the change in the web content is not updated (display the old content)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CCP-345</text:p>
          </table:table-cell>
          <table:table-cell table:style-name="ce9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4" table:formula="of:=CONCATENATE(&quot;WCM&quot;;&quot;/&quot;;[.B16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2: Edit content</text:p>
          </table:table-cell>
          <table:table-cell table:style-name="ce76" office:value-type="string">
            <text:p>- Select then change content of new added web content</text:p>
          </table:table-cell>
          <table:table-cell table:style-name="ce76" office:value-type="string">
            <text:p>Edit successfully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CCP-345</text:p>
          </table:table-cell>
          <table:table-cell table:style-name="ce9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4" table:formula="of:=CONCATENATE(&quot;WCM&quot;;&quot;/&quot;;[.B17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3: Public node</text:p>
          </table:table-cell>
          <table:table-cell table:style-name="ce76" office:value-type="string">
            <text:p>go to manage publications and choose States and versions based publication: make the node published</text:p>
          </table:table-cell>
          <table:table-cell table:style-name="ce76" office:value-type="string">
            <text:p>Public node successfully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CCP-345</text:p>
          </table:table-cell>
          <table:table-cell table:style-name="ce9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4" table:formula="of:=CONCATENATE(&quot;WCM&quot;;&quot;/&quot;;[.B18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4: Add reference</text:p>
          </table:table-cell>
          <table:table-cell table:style-name="ce76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76" office:value-type="string">
            <text:p>Selected taxonomies are listed in Referenced categories tab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2" office:value-type="string">
            <text:p>CCP-345</text:p>
          </table:table-cell>
          <table:table-cell table:style-name="ce9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94" table:formula="of:=CONCATENATE(&quot;WCM&quot;;&quot;/&quot;;[.B19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5: View added content</text:p>
          </table:table-cell>
          <table:table-cell table:style-name="ce76" office:value-type="string">
            <text:p>- Choose News page in acme site</text:p>
            <text:p>- Click World </text:p>
            <text:p>(do not open other categories)</text:p>
          </table:table-cell>
          <table:table-cell table:style-name="ce159" office:value-type="string">
            <text:p>the node test exist: open it : content 0000 is shown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CCP-345</text:p>
          </table:table-cell>
          <table:table-cell table:style-name="ce9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94" table:formula="of:=CONCATENATE(&quot;WCM&quot;;&quot;/&quot;;[.B20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6: Edit content of web content</text:p>
          </table:table-cell>
          <table:table-cell table:style-name="ce76" office:value-type="string">
            <text:p>- Go to Public drive</text:p>
            <text:p>- Edit added web content above (change the content) </text:p>
          </table:table-cell>
          <table:table-cell table:style-name="ce76" office:value-type="string">
            <text:p>Change is sav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CCP-345</text:p>
          </table:table-cell>
          <table:table-cell table:style-name="ce9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94" table:formula="of:=CONCATENATE(&quot;WCM&quot;;&quot;/&quot;;[.B21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7: Publish edited content</text:p>
          </table:table-cell>
          <table:table-cell table:style-name="ce76" office:value-type="string">
            <text:p>- Click Manage Publication &amp; click Live to change status</text:p>
          </table:table-cell>
          <table:table-cell table:style-name="ce76" office:value-type="string">
            <text:p>Change is sav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5" office:value-type="string">
            <text:p>CCP-345</text:p>
          </table:table-cell>
          <table:table-cell table:style-name="ce12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94" table:formula="of:=CONCATENATE(&quot;WCM&quot;;&quot;/&quot;;[.B22])" office:value-type="string" office:string-value="WCM/CCP-345">
            <text:p>WCM/CCP-345</text:p>
          </table:table-cell>
          <table:table-cell table:style-name="ce76" office:value-type="string">
            <text:p>Cache &amp; Categories with publication errors </text:p>
          </table:table-cell>
          <table:table-cell table:style-name="ce76" office:value-type="string">
            <text:p>Step 8: Check displaying change of the web content</text:p>
          </table:table-cell>
          <table:table-cell table:style-name="ce76" office:value-type="string">
            <text:p>- Go to News page in acme site &amp; choose World category</text:p>
            <text:p>- Open the web content from right pane</text:p>
          </table:table-cell>
          <table:table-cell table:style-name="ce76" office:value-type="string">
            <text:p>The web content details is shown with new changes in content (new content is updated in other category)</text:p>
          </table:table-cell>
          <table:table-cell table:style-name="ce100" office:value-type="string">
            <text:p>Major </text:p>
          </table:table-cell>
          <table:table-cell table:style-name="ce175"/>
          <table:table-cell table:style-name="ce191" table:number-columns-repeated="2"/>
          <table:table-cell table:style-name="ce198" table:number-columns-repeated="235"/>
          <table:table-cell table:style-name="ce216" table:number-columns-repeated="9"/>
          <table:table-cell table:style-name="ce218" table:number-columns-repeated="768"/>
        </table:table-row>
        <table:table-row table:style-name="ro18">
          <table:table-cell table:style-name="ce8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2" office:value-type="string">
            <text:p>CCP-386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23])" office:value-type="string" office:string-value="WCM/CCP-386">
            <text:p>WCM/CCP-386</text:p>
          </table:table-cell>
          <table:table-cell table:style-name="ce97" office:value-type="string">
            <text:p>Check if Newsletter mail's validator allows a multiple domain names in address mail </text:p>
          </table:table-cell>
          <table:table-cell table:style-name="ce76" office:value-type="string">
            <text:p>Step 1: Show Newsletters page</text:p>
          </table:table-cell>
          <table:table-cell table:style-name="ce154" office:value-type="string">
            <text:p>Go to Acme-&gt;newsletters</text:p>
          </table:table-cell>
          <table:table-cell table:style-name="ce168" office:value-type="string">
            <text:p>Newsletters page is shown correctly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782 </text:p>
          </table:table-cell>
          <table:table-cell table:style-name="ce192" office:value-type="string">
            <text:p/>
            <text:p/>
            <text:p>A Popup appears with Email address is invalid! message.</text:p>
          </table:table-cell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0">
          <table:table-cell table:style-name="ce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CCP-386</text:p>
          </table:table-cell>
          <table:table-cell table:style-name="ce9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4" table:formula="of:=CONCATENATE(&quot;WCM&quot;;&quot;/&quot;;[.B24])" office:value-type="string" office:string-value="WCM/CCP-386">
            <text:p>WCM/CCP-386</text:p>
          </table:table-cell>
          <table:table-cell table:style-name="ce76" office:value-type="string">
            <text:p>Check if Newsletter mail's validator allows a multiple domain names in address mail </text:p>
          </table:table-cell>
          <table:table-cell table:style-name="ce76" office:value-type="string">
            <text:p>Step 2: Subscribe mail</text:p>
          </table:table-cell>
          <table:table-cell table:style-name="ce154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68" office:value-type="string">
            <text:p>Show popup alert subscribe mail successfully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2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2">
          <table:table-cell table:style-name="ce80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2" office:value-type="string">
            <text:p>CCP-329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25])" office:value-type="string" office:string-value="WCM/CCP-329">
            <text:p>WCM/CCP-329</text:p>
          </table:table-cell>
          <table:table-cell table:style-name="ce97" office:value-type="string">
            <text:p>Check when publish content after image resize with Shift button pressed </text:p>
          </table:table-cell>
          <table:table-cell table:style-name="ce76" office:value-type="string">
            <text:p>Step 1: Create new content with image</text:p>
          </table:table-cell>
          <table:table-cell table:style-name="ce100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00" office:value-type="string">
            <text:p>New web content added with image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ALL-295, WCM-2715, PORTAL-3783 </text:p>
          </table:table-cell>
          <table:table-cell table:style-name="ce76" office:value-type="string">
            <text:p>IE 7 crash when publishing content after image resize with Shift button pressed </text:p>
          </table:table-cell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8">
          <table:table-cell table:style-name="ce8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CCP-329</text:p>
          </table:table-cell>
          <table:table-cell table:style-name="ce9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4" table:formula="of:=CONCATENATE(&quot;WCM&quot;;&quot;/&quot;;[.B26])" office:value-type="string" office:string-value="WCM/CCP-329">
            <text:p>WCM/CCP-329</text:p>
          </table:table-cell>
          <table:table-cell table:style-name="ce46" office:value-type="string">
            <text:p>Check when publish content after image resize with Shift button pressed </text:p>
          </table:table-cell>
          <table:table-cell table:style-name="ce76" office:value-type="string">
            <text:p>Step 2: Resize the image</text:p>
          </table:table-cell>
          <table:table-cell table:style-name="ce100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00" office:value-type="string">
            <text:p>The image in the content is resized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76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3">
          <table:table-cell table:style-name="ce80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2" office:value-type="string">
            <text:p>CCP-38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27])" office:value-type="string" office:string-value="WCM/CCP-384">
            <text:p>WCM/CCP-384</text:p>
          </table:table-cell>
          <table:table-cell table:style-name="ce97" office:value-type="string">
            <text:p>Label categories are not traduced in clv edition </text:p>
          </table:table-cell>
          <table:table-cell table:style-name="ce76" office:value-type="string">
            <text:p>Step 1: Change language</text:p>
          </table:table-cell>
          <table:table-cell table:style-name="ce76" office:value-type="string">
            <text:p>Go to Language Setting &amp; select 1 language to display</text:p>
          </table:table-cell>
          <table:table-cell table:style-name="ce76" office:value-type="string">
            <text:p>The site is displayed in new selected language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787, WCM-2781, WCM-2786 </text:p>
          </table:table-cell>
          <table:table-cell table:style-name="ce160" office:value-type="string">
            <text:p>Categories' labels are not translated in CLV edition: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0">
          <table:table-cell table:style-name="ce8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CCP-384</text:p>
          </table:table-cell>
          <table:table-cell table:style-name="ce9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4" table:formula="of:=CONCATENATE(&quot;WCM&quot;;&quot;/&quot;;[.B28])" office:value-type="string" office:string-value="WCM/CCP-384">
            <text:p>WCM/CCP-384</text:p>
          </table:table-cell>
          <table:table-cell table:style-name="ce76" office:value-type="string">
            <text:p>Label categories are not traduced in clv edition </text:p>
          </table:table-cell>
          <table:table-cell table:style-name="ce76" office:value-type="string">
            <text:p>Step 2: Show CLV config form</text:p>
          </table:table-cell>
          <table:table-cell table:style-name="ce76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76" office:value-type="string">
            <text:p>CLV config form is shown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60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CCP-384</text:p>
          </table:table-cell>
          <table:table-cell table:style-name="ce9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4" table:formula="of:=CONCATENATE(&quot;WCM&quot;;&quot;/&quot;;[.B29])" office:value-type="string" office:string-value="WCM/CCP-384">
            <text:p>WCM/CCP-384</text:p>
          </table:table-cell>
          <table:table-cell table:style-name="ce76" office:value-type="string">
            <text:p>Label categories are not traduced in clv edition </text:p>
          </table:table-cell>
          <table:table-cell table:style-name="ce76" office:value-type="string">
            <text:p>Step 3: Check displaying label in new selected language</text:p>
          </table:table-cell>
          <table:table-cell table:style-name="ce76" office:value-type="string">
            <text:p>- Choose Manual mode then click + icon to Select folder part</text:p>
          </table:table-cell>
          <table:table-cell table:style-name="ce76" office:value-type="string">
            <text:p>The every label is well translat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60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3">
          <table:table-cell table:style-name="ce80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2" office:value-type="string">
            <text:p>CCP-24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30])" office:value-type="string" office:string-value="WCM/CCP-247">
            <text:p>WCM/CCP-247</text:p>
          </table:table-cell>
          <table:table-cell table:style-name="ce97" office:value-type="string">
            <text:p>Check viewing localised content</text:p>
          </table:table-cell>
          <table:table-cell table:style-name="ce76" office:value-type="string">
            <text:p>Step 1: Add view into Site Explorer</text:p>
          </table:table-cell>
          <table:table-cell table:style-name="ce100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, thumbnail view)</text:p>
          </table:table-cell>
          <table:table-cell table:style-name="ce100" office:value-type="string">
            <text:p>Edit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628 </text:p>
          </table:table-cell>
          <table:table-cell table:style-name="ce191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CCP-247</text:p>
          </table:table-cell>
          <table:table-cell table:style-name="ce9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4" table:formula="of:=CONCATENATE(&quot;WCM&quot;;&quot;/&quot;;[.B31])" office:value-type="string" office:string-value="WCM/CCP-247">
            <text:p>WCM/CCP-247</text:p>
          </table:table-cell>
          <table:table-cell table:style-name="ce76" office:value-type="string">
            <text:p>Check viewing localised content</text:p>
          </table:table-cell>
          <table:table-cell table:style-name="ce76" office:value-type="string">
            <text:p>Step 2: Add content</text:p>
          </table:table-cell>
          <table:table-cell table:style-name="ce100" office:value-type="string">
            <text:p>Go to Site Explorer -&gt; Sites Management under /acme create new content</text:p>
          </table:table-cell>
          <table:table-cell table:style-name="ce100" office:value-type="string">
            <text:p>Add new content successfully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8">
          <table:table-cell table:style-name="ce8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CCP-247</text:p>
          </table:table-cell>
          <table:table-cell table:style-name="ce9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4" table:formula="of:=CONCATENATE(&quot;WCM&quot;;&quot;/&quot;;[.B32])" office:value-type="string" office:string-value="WCM/CCP-247">
            <text:p>WCM/CCP-247</text:p>
          </table:table-cell>
          <table:table-cell table:style-name="ce76" office:value-type="string">
            <text:p>Check viewing localised content</text:p>
          </table:table-cell>
          <table:table-cell table:style-name="ce76" office:value-type="string">
            <text:p>Step 3: Set localize for added content</text:p>
          </table:table-cell>
          <table:table-cell table:style-name="ce100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00" office:value-type="string">
            <text:p>New added language is listed in Language drop down list in View Language tab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5" office:value-type="string">
            <text:p>CCP-247</text:p>
          </table:table-cell>
          <table:table-cell table:style-name="ce12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4" table:formula="of:=CONCATENATE(&quot;WCM&quot;;&quot;/&quot;;[.B33])" office:value-type="string" office:string-value="WCM/CCP-247">
            <text:p>WCM/CCP-247</text:p>
          </table:table-cell>
          <table:table-cell table:style-name="ce76" office:value-type="string">
            <text:p>Check viewing localised content</text:p>
          </table:table-cell>
          <table:table-cell table:style-name="ce76" office:value-type="string">
            <text:p>Step 4: View content in new <text:s/>language</text:p>
          </table:table-cell>
          <table:table-cell table:style-name="ce100" office:value-type="string">
            <text:p>- Choose new added language from list then click View</text:p>
          </table:table-cell>
          <table:table-cell table:style-name="ce100" office:value-type="string">
            <text:p>The content is display well in selected language</text:p>
          </table:table-cell>
          <table:table-cell table:style-name="ce100" office:value-type="string">
            <text:p>Major </text:p>
          </table:table-cell>
          <table:table-cell table:style-name="ce175"/>
          <table:table-cell table:style-name="ce191" table:number-columns-repeated="2"/>
          <table:table-cell table:style-name="ce160"/>
          <table:table-cell table:style-name="ce198" table:number-columns-repeated="234"/>
          <table:table-cell table:style-name="ce216" table:number-columns-repeated="9"/>
          <table:table-cell table:style-name="ce218" table:number-columns-repeated="768"/>
        </table:table-row>
        <table:table-row table:style-name="ro34">
          <table:table-cell table:style-name="ce80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2" office:value-type="string">
            <text:p>CCP-37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34])" office:value-type="string" office:string-value="WCM/CCP-377">
            <text:p>WCM/CCP-377</text:p>
          </table:table-cell>
          <table:table-cell table:style-name="ce97" office:value-type="string">
            <text:p>Check translation of results' number after search </text:p>
          </table:table-cell>
          <table:table-cell table:style-name="ce76" office:value-type="string">
            <text:p>Step 1: Change language</text:p>
          </table:table-cell>
          <table:table-cell table:style-name="ce76" office:value-type="string">
            <text:p>- Go to Language Settings &amp; select a language to view</text:p>
          </table:table-cell>
          <table:table-cell table:style-name="ce76" office:value-type="string">
            <text:p>The site is displayed in new selected language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ALL-328, WCM-2757 </text:p>
          </table:table-cell>
          <table:table-cell table:style-name="ce191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2" office:value-type="string">
            <text:p>CCP-377</text:p>
          </table:table-cell>
          <table:table-cell table:style-name="ce9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4" table:formula="of:=CONCATENATE(&quot;WCM&quot;;&quot;/&quot;;[.B35])" office:value-type="string" office:string-value="WCM/CCP-377">
            <text:p>WCM/CCP-377</text:p>
          </table:table-cell>
          <table:table-cell table:style-name="ce76" office:value-type="string">
            <text:p>Check translation of results' number after search </text:p>
          </table:table-cell>
          <table:table-cell table:style-name="ce76" office:value-type="string">
            <text:p>Step 2: Search</text:p>
          </table:table-cell>
          <table:table-cell table:style-name="ce154" office:value-type="string">
            <text:p>Make a search which results take many pages by input text into quick search textbox &amp; enter</text:p>
          </table:table-cell>
          <table:table-cell table:style-name="ce76" office:value-type="string">
            <text:p>The message at right top is correctly in new selected language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4">
          <table:table-cell table:style-name="ce80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2" office:value-type="string">
            <text:p>CCP-373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36])" office:value-type="string" office:string-value="WCM/CCP-373">
            <text:p>WCM/CCP-373</text:p>
          </table:table-cell>
          <table:table-cell table:style-name="ce97" office:value-type="string">
            <text:p>Search result - wrong traduction when there's no result </text:p>
          </table:table-cell>
          <table:table-cell table:style-name="ce76" office:value-type="string">
            <text:p>Step 1: Change language</text:p>
          </table:table-cell>
          <table:table-cell table:style-name="ce76" office:value-type="string">
            <text:p>- Go to Language Settings &amp; select a language to view</text:p>
          </table:table-cell>
          <table:table-cell table:style-name="ce76" office:value-type="string">
            <text:p>The site is displayed in new selected language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ALL-327, WCM-2754 </text:p>
          </table:table-cell>
          <table:table-cell table:style-name="ce191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CCP-373</text:p>
          </table:table-cell>
          <table:table-cell table:style-name="ce9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4" table:formula="of:=CONCATENATE(&quot;WCM&quot;;&quot;/&quot;;[.B37])" office:value-type="string" office:string-value="WCM/CCP-373">
            <text:p>WCM/CCP-373</text:p>
          </table:table-cell>
          <table:table-cell table:style-name="ce76" office:value-type="string">
            <text:p>Search result - wrong traduction when there's no result </text:p>
          </table:table-cell>
          <table:table-cell table:style-name="ce76" office:value-type="string">
            <text:p>Step 2: Search</text:p>
          </table:table-cell>
          <table:table-cell table:style-name="ce76" office:value-type="string">
            <text:p>Make a search that return no result</text:p>
          </table:table-cell>
          <table:table-cell table:style-name="ce76" office:value-type="string">
            <text:p>Message is display correctly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2" office:value-type="string">
            <text:p>CCP-37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38])" office:value-type="string" office:string-value="WCM/CCP-374">
            <text:p>WCM/CCP-374</text:p>
          </table:table-cell>
          <table:table-cell table:style-name="ce97" office:value-type="string">
            <text:p>Check translation of label in the “Form Generator” portlet</text:p>
          </table:table-cell>
          <table:table-cell table:style-name="ce76" office:value-type="string">
            <text:p>Step 1: Change language</text:p>
          </table:table-cell>
          <table:table-cell table:style-name="ce76" office:value-type="string">
            <text:p>- Go to Language Settings &amp; select a language to view</text:p>
          </table:table-cell>
          <table:table-cell table:style-name="ce76" office:value-type="string">
            <text:p>The site is displayed in new selected language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WCM-2755 </text:p>
          </table:table-cell>
          <table:table-cell table:style-name="ce191" office:value-type="string">
            <text:p>The title of the tab should be "Constructeur de formulaire" instead of "Formulaire de constructeur".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CCP-374</text:p>
          </table:table-cell>
          <table:table-cell table:style-name="ce9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4" table:formula="of:=CONCATENATE(&quot;WCM&quot;;&quot;/&quot;;[.B39])" office:value-type="string" office:string-value="WCM/CCP-374">
            <text:p>WCM/CCP-374</text:p>
          </table:table-cell>
          <table:table-cell table:style-name="ce76" office:value-type="string">
            <text:p>Check translation of label in the “Form Generator” portlet</text:p>
          </table:table-cell>
          <table:table-cell table:style-name="ce76" office:value-type="string">
            <text:p>Step 2: Show “Form Generator” portlet</text:p>
          </table:table-cell>
          <table:table-cell table:style-name="ce76" office:value-type="string">
            <text:p>Go to Groups → Form Generator</text:p>
          </table:table-cell>
          <table:table-cell table:style-name="ce168" office:value-type="string">
            <text:p>The labels are well translated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2" office:value-type="string">
            <text:p>CCP-278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40])" office:value-type="string" office:string-value="WCM/CCP-278">
            <text:p>WCM/CCP-278</text:p>
          </table:table-cell>
          <table:table-cell table:style-name="ce125" office:value-type="string">
            <text:p>DIV problem with WCM </text:p>
          </table:table-cell>
          <table:table-cell table:style-name="ce76" office:value-type="string">
            <text:p>Step 1: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662, PORTAL-3774 </text:p>
          </table:table-cell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5">
          <table:table-cell table:style-name="ce80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2" office:value-type="string">
            <text:p>CCP-300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41])" office:value-type="string" office:string-value="WCM/CCP-300">
            <text:p>WCM/CCP-300</text:p>
          </table:table-cell>
          <table:table-cell table:style-name="ce97" office:value-type="string">
            <text:p>Mistakes in french internationalization</text:p>
          </table:table-cell>
          <table:table-cell table:style-name="ce76" office:value-type="string">
            <text:p>Step 1: Check translation of label in some forms when add new SCV</text:p>
          </table:table-cell>
          <table:table-cell table:style-name="ce100" office:value-type="string">
            <text:p>- Go to Language Setting then select a language to display</text:p>
            <text:p>- Go to Site Editor --&gt; Add content</text:p>
          </table:table-cell>
          <table:table-cell table:style-name="ce100" office:value-type="string">
            <text:p>Add new content form is shown. Do some next steps to complete adding new SCV to check if all labels are well translated in selected language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687 </text:p>
          </table:table-cell>
          <table:table-cell table:style-name="ce194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6">
          <table:table-cell table:style-name="ce8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CCP-300</text:p>
          </table:table-cell>
          <table:table-cell table:style-name="ce9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4" table:formula="of:=CONCATENATE(&quot;WCM&quot;;&quot;/&quot;;[.B42])" office:value-type="string" office:string-value="WCM/CCP-300">
            <text:p>WCM/CCP-300</text:p>
          </table:table-cell>
          <table:table-cell table:style-name="ce46" office:value-type="string">
            <text:p>Mistakes in french internationalization</text:p>
          </table:table-cell>
          <table:table-cell table:style-name="ce76" office:value-type="string">
            <text:p>Step 2: Check translation of label in Add new subscription form (Newsletter)</text:p>
          </table:table-cell>
          <table:table-cell table:style-name="ce100" office:value-type="string">
            <text:p>- Go to Newsletter Manager</text:p>
            <text:p>- Click New subscription</text:p>
          </table:table-cell>
          <table:table-cell table:style-name="ce100" office:value-type="string">
            <text:p>Add new subscription form is shown with all labels are well translated in selected language</text:p>
          </table:table-cell>
          <table:table-cell table:style-name="ce100" office:value-type="string">
            <text:p>Blocker </text:p>
          </table:table-cell>
          <table:table-cell table:style-name="ce42"/>
          <table:covered-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7">
          <table:table-cell table:style-name="ce8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CCP-300</text:p>
          </table:table-cell>
          <table:table-cell table:style-name="ce9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94" table:formula="of:=CONCATENATE(&quot;WCM&quot;;&quot;/&quot;;[.B43])" office:value-type="string" office:string-value="WCM/CCP-300">
            <text:p>WCM/CCP-300</text:p>
          </table:table-cell>
          <table:table-cell table:style-name="ce46" office:value-type="string">
            <text:p>Mistakes in french internationalization</text:p>
          </table:table-cell>
          <table:table-cell table:style-name="ce76" office:value-type="string">
            <text:p>Step 3: Check translation of label in Add new letter form</text:p>
          </table:table-cell>
          <table:table-cell table:style-name="ce100" office:value-type="string">
            <text:p><text:span text:style-name="T8">- Go to </text:span><text:span text:style-name="T8">Newsletter </text:span><text:span text:style-name="T8">Manager</text:span></text:p>
            <text:p><text:span text:style-name="T8">- Click </text:span><text:span text:style-name="T8">Newsletter</text:span></text:p>
          </table:table-cell>
          <table:table-cell table:style-name="ce100" office:value-type="string">
            <text:p>Add new letter form is shown with all label are well translated in selected language</text:p>
          </table:table-cell>
          <table:table-cell table:style-name="ce100" office:value-type="string">
            <text:p>Blocker </text:p>
          </table:table-cell>
          <table:table-cell table:style-name="ce42"/>
          <table:covered-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2">
          <table:table-cell table:style-name="ce80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42" office:value-type="string">
            <text:p>CCP-34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44])" office:value-type="string" office:string-value="WCM/CCP-347">
            <text:p>WCM/CCP-347</text:p>
          </table:table-cell>
          <table:table-cell table:style-name="ce97" office:value-type="string">
            <text:p>Check <text:s/>Sorting Mechanism </text:p>
          </table:table-cell>
          <table:table-cell table:style-name="ce76" office:value-type="string">
            <text:p>Step 1: Create node</text:p>
          </table:table-cell>
          <table:table-cell table:style-name="ce76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68" office:value-type="string">
            <text:p>Create successfully</text:p>
          </table:table-cell>
          <table:table-cell table:style-name="ce100" office:value-type="string">
            <text:p>Critical </text:p>
          </table:table-cell>
          <table:table-cell table:style-name="ce48" office:value-type="string">
            <text:p>WCM-2728 </text:p>
          </table:table-cell>
          <table:table-cell table:style-name="ce191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8">
          <table:table-cell table:style-name="ce8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CCP-347</text:p>
          </table:table-cell>
          <table:table-cell table:style-name="ce90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4" table:formula="of:=CONCATENATE(&quot;WCM&quot;;&quot;/&quot;;[.B45])" office:value-type="string" office:string-value="WCM/CCP-347">
            <text:p>WCM/CCP-347</text:p>
          </table:table-cell>
          <table:table-cell table:style-name="ce76" office:value-type="string">
            <text:p>Check <text:s/>Sorting Mechanism </text:p>
          </table:table-cell>
          <table:table-cell table:style-name="ce76" office:value-type="string">
            <text:p>Step 2: Sort the list</text:p>
          </table:table-cell>
          <table:table-cell table:style-name="ce76" office:value-type="string">
            <text:p>- Sort the list <text:span text:style-name="T6">(</text:span>by title, date, author, status<text:span text:style-name="T6">)</text:span></text:p>
          </table:table-cell>
          <table:table-cell table:style-name="ce169" office:value-type="string">
            <text:p>Sort successfully</text:p>
          </table:table-cell>
          <table:table-cell table:style-name="ce100" office:value-type="string">
            <text:p>Critical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8">
          <table:table-cell table:style-name="ce80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42" office:value-type="string">
            <text:p>CCP-302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46])" office:value-type="string" office:string-value="WCM/CCP-302">
            <text:p>WCM/CCP-302</text:p>
          </table:table-cell>
          <table:table-cell table:style-name="ce97" office:value-type="string">
            <text:p>Check encoding when display Taxonomy in the CLV categories</text:p>
          </table:table-cell>
          <table:table-cell table:style-name="ce76" office:value-type="string">
            <text:p>Step 1: Add new taxonomy tree</text:p>
          </table:table-cell>
          <table:table-cell table:style-name="ce155" office:value-type="string">
            <text:p><text:span text:style-name="T9">- Go to </text:span><text:span text:style-name="T9">Site </text:span><text:span text:style-name="T9">administra</text:span><text:span text:style-name="T9">tion.</text:span></text:p>
            <text:p><text:span text:style-name="T9">- Go to </text:span><text:span text:style-name="T9">Ontologies </text:span><text:span text:style-name="T9">then </text:span><text:span text:style-name="T9">Manage </text:span><text:span text:style-name="T9">Taxonomy </text:span><text:span text:style-name="T9">Trees.</text:span></text:p>
            <text:p><text:span text:style-name="T9">- Click Edit </text:span><text:span text:style-name="T9">icon at the </text:span><text:span text:style-name="T9">line of </text:span><text:span text:style-name="T9">“acme” </text:span></text:p>
            <text:p><text:span text:style-name="T9">- Click Add </text:span><text:span text:style-name="T9">to add </text:span><text:span text:style-name="T9">new </text:span><text:span text:style-name="T9">taxonomy </text:span><text:span text:style-name="T9">under the </text:span><text:span text:style-name="T9">acme with </text:span><text:span text:style-name="T9">name </text:span><text:span text:style-name="T9">contains </text:span><text:span text:style-name="T9">accented </text:span><text:span text:style-name="T9">character </text:span><text:span text:style-name="T9">like </text:span><text:span text:style-name="T9">"préventio</text:span><text:span text:style-name="T9">n".</text:span></text:p>
          </table:table-cell>
          <table:table-cell table:style-name="ce76" office:value-type="string">
            <text:p>Create new taxonomy tree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688, WCM-2627, PORTAL-3744 </text:p>
          </table:table-cell>
          <table:table-cell table:style-name="ce191" office:value-type="string">
            <text:p>Currently display error of the header at step 4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2" office:value-type="string">
            <text:p>CCP-302</text:p>
          </table:table-cell>
          <table:table-cell table:style-name="ce90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94" table:formula="of:=CONCATENATE(&quot;WCM&quot;;&quot;/&quot;;[.B47])" office:value-type="string" office:string-value="WCM/CCP-302">
            <text:p>WCM/CCP-302</text:p>
          </table:table-cell>
          <table:table-cell table:style-name="ce76" office:value-type="string">
            <text:p>Check encoding when display Taxonomy in the CLV categories</text:p>
          </table:table-cell>
          <table:table-cell table:style-name="ce76" office:value-type="string">
            <text:p>Step 2: Check the displaying the name of new added taxonomy</text:p>
          </table:table-cell>
          <table:table-cell table:style-name="ce76" office:value-type="string">
            <text:p>- Go to the News page in the acme site and click on the category just created</text:p>
          </table:table-cell>
          <table:table-cell table:style-name="ce76" office:value-type="string">
            <text:p>The name of the category is displayed OK in the header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32">
          <table:table-cell table:style-name="ce80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2" office:value-type="string">
            <text:p>CCP-359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48])" office:value-type="string" office:string-value="WCM/CCP-359">
            <text:p>WCM/CCP-359</text:p>
          </table:table-cell>
          <table:table-cell table:style-name="ce97" office:value-type="string">
            <text:p>Check showing webcontent by category (presentation portlet)</text:p>
          </table:table-cell>
          <table:table-cell table:style-name="ce76" office:value-type="string">
            <text:p>Step 1: Add new taxonomy tree</text:p>
          </table:table-cell>
          <table:table-cell table:style-name="ce76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ancel to close the Edit taxonomy tree form</text:p>
          </table:table-cell>
          <table:table-cell table:style-name="ce76" office:value-type="string">
            <text:p>New taxonomy tree is added successfully under the acme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744 </text:p>
          </table:table-cell>
          <table:table-cell table:style-name="ce193" office:value-type="string">
            <text:p>After step 4: The content is not exist in this page and we got an exception 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2">
          <table:table-cell table:style-name="ce8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CCP-359</text:p>
          </table:table-cell>
          <table:table-cell table:style-name="ce9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4" table:formula="of:=CONCATENATE(&quot;WCM&quot;;&quot;/&quot;;[.B49])" office:value-type="string" office:string-value="WCM/CCP-359">
            <text:p>WCM/CCP-359</text:p>
          </table:table-cell>
          <table:table-cell table:style-name="ce76" office:value-type="string">
            <text:p>Check showing webcontent by category (presentation portlet)</text:p>
          </table:table-cell>
          <table:table-cell table:style-name="ce76" office:value-type="string">
            <text:p>Step 2: Add new content in Site Explorer</text:p>
          </table:table-cell>
          <table:table-cell table:style-name="ce76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76" office:value-type="string">
            <text:p>New content is added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4">
          <table:table-cell table:style-name="ce8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2" office:value-type="string">
            <text:p>CCP-359</text:p>
          </table:table-cell>
          <table:table-cell table:style-name="ce9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4" table:formula="of:=CONCATENATE(&quot;WCM&quot;;&quot;/&quot;;[.B50])" office:value-type="string" office:string-value="WCM/CCP-359">
            <text:p>WCM/CCP-359</text:p>
          </table:table-cell>
          <table:table-cell table:style-name="ce76" office:value-type="string">
            <text:p>Check showing webcontent by category (presentation portlet)</text:p>
          </table:table-cell>
          <table:table-cell table:style-name="ce76" office:value-type="string">
            <text:p>Step 3: Add referenced category to new added web content</text:p>
          </table:table-cell>
          <table:table-cell table:style-name="ce76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76" office:value-type="string">
            <text:p>- Selected taxonomy is listed in Referenced categories tab in Add category form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7">
          <table:table-cell table:style-name="ce8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CCP-359</text:p>
          </table:table-cell>
          <table:table-cell table:style-name="ce9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4" table:formula="of:=CONCATENATE(&quot;WCM&quot;;&quot;/&quot;;[.B51])" office:value-type="string" office:string-value="WCM/CCP-359">
            <text:p>WCM/CCP-359</text:p>
          </table:table-cell>
          <table:table-cell table:style-name="ce76" office:value-type="string">
            <text:p>Check showing webcontent by category (presentation portlet)</text:p>
          </table:table-cell>
          <table:table-cell table:style-name="ce76" office:value-type="string">
            <text:p>Step 4: View new added taxonomy at Step 1 in News page</text:p>
          </table:table-cell>
          <table:table-cell table:style-name="ce76" office:value-type="string">
            <text:p>Go to ACME site and select News page and then click on created category</text:p>
          </table:table-cell>
          <table:table-cell table:style-name="ce76" office:value-type="string">
            <text:p>The web content created above is displayed in right pane &amp; there's no error in console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office:value-type="string">
            <text:p><text:s/><text:tab/> TESTVN-522</text:p>
            <text:p>The content is not shown in right pane but there's no error in console</text:p>
          </table:table-cell>
          <table:table-cell table:style-name="ce72" table:number-columns-repeated="234"/>
          <table:table-cell table:style-name="ce113" table:number-columns-repeated="9"/>
          <table:table-cell table:style-name="ce217" table:number-columns-repeated="768"/>
        </table:table-row>
        <table:table-row table:style-name="ro29">
          <table:table-cell table:style-name="ce80" table:formula="of:=IF(VALUE(MID([.F52];6;FIND(&quot;:&quot;;[.F52];1)-FIND(&quot; &quot;;[.F52];1)-1))&gt;VALUE(MID([.F51];6;FIND(&quot;:&quot;;[.F51];1)-FIND(&quot; &quot;;[.F51];1)-1));&quot;&quot;;MAX([.A$7:.A51])+1)" office:value-type="float" office:value="16">
            <text:p>016</text:p>
          </table:table-cell>
          <table:table-cell table:style-name="ce42" office:value-type="string">
            <text:p>CCP-360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52])" office:value-type="string" office:string-value="WCM/CCP-360">
            <text:p>WCM/CCP-360</text:p>
          </table:table-cell>
          <table:table-cell table:style-name="ce97" office:value-type="string">
            <text:p>Check Manage taxonomy </text:p>
          </table:table-cell>
          <table:table-cell table:style-name="ce76" office:value-type="string">
            <text:p>Step 1: Add new taxonomy tree</text:p>
          </table:table-cell>
          <table:table-cell table:style-name="ce156" office:value-type="string">
            <text:p><text:span text:style-name="T15">- Login as </text:span><text:span text:style-name="T15">admin </text:span><text:span text:style-name="T15">(root)</text:span></text:p>
            <text:p><text:span text:style-name="T16">- Go to </text:span><text:span text:style-name="T16">Sites </text:span><text:span text:style-name="T16">Administra</text:span><text:span text:style-name="T16">tion </text:span><text:span text:style-name="T16">-&gt;Manage </text:span><text:span text:style-name="T16">Taxonomy </text:span><text:span text:style-name="T16">Trees</text:span></text:p>
            <text:p><text:span text:style-name="T16">- Click Edit </text:span><text:span text:style-name="T16">icon at </text:span><text:span text:style-name="T16">acme line</text:span></text:p>
            <text:p><text:span text:style-name="T16">- Click Add </text:span><text:span text:style-name="T16">icon in </text:span><text:span text:style-name="T16">Action </text:span><text:span text:style-name="T16">column</text:span></text:p>
            <text:p><text:span text:style-name="T16">- Input </text:span><text:span text:style-name="T16">Name for </text:span><text:span text:style-name="T16">new </text:span><text:span text:style-name="T16">taxonomy</text:span></text:p>
            <text:p><text:span text:style-name="T17">Must </text:span><text:span text:style-name="T17">begin with </text:span><text:span text:style-name="T17">"acme" for </text:span><text:span text:style-name="T17">example </text:span><text:span text:style-name="T17">put as </text:span><text:span text:style-name="T17">name </text:span><text:span text:style-name="T17">"acmetest"</text:span><text:span text:style-name="T17">.</text:span></text:p>
            <text:p><text:span text:style-name="T17">- Click </text:span><text:span text:style-name="T17">Save</text:span></text:p>
            <text:p><text:span text:style-name="T15">- Click </text:span><text:span text:style-name="T15">Cancel to </text:span><text:span text:style-name="T15">close the </text:span><text:span text:style-name="T15">Edit </text:span><text:span text:style-name="T15">taxonomy </text:span><text:span text:style-name="T15">tree form</text:span></text:p>
          </table:table-cell>
          <table:table-cell table:style-name="ce148" office:value-type="string">
            <text:p>New taxonomy tree is added successfully under the acme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745 </text:p>
          </table:table-cell>
          <table:table-cell table:style-name="ce193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1">
          <table:table-cell table:style-name="ce8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2" office:value-type="string">
            <text:p>CCP-360</text:p>
          </table:table-cell>
          <table:table-cell table:style-name="ce9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4" table:formula="of:=CONCATENATE(&quot;WCM&quot;;&quot;/&quot;;[.B53])" office:value-type="string" office:string-value="WCM/CCP-360">
            <text:p>WCM/CCP-360</text:p>
          </table:table-cell>
          <table:table-cell table:style-name="ce76" office:value-type="string">
            <text:p>Check Manage taxonomy </text:p>
          </table:table-cell>
          <table:table-cell table:style-name="ce76" office:value-type="string">
            <text:p>Step 2: Add new content in Site Explorer</text:p>
          </table:table-cell>
          <table:table-cell table:style-name="ce76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48" office:value-type="string">
            <text:p>New content is added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7">
          <table:table-cell table:style-name="ce8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CCP-360</text:p>
          </table:table-cell>
          <table:table-cell table:style-name="ce9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4" table:formula="of:=CONCATENATE(&quot;WCM&quot;;&quot;/&quot;;[.B54])" office:value-type="string" office:string-value="WCM/CCP-360">
            <text:p>WCM/CCP-360</text:p>
          </table:table-cell>
          <table:table-cell table:style-name="ce76" office:value-type="string">
            <text:p>Check Manage taxonomy </text:p>
          </table:table-cell>
          <table:table-cell table:style-name="ce76" office:value-type="string">
            <text:p>Step 3: Add referenced category to new added web content</text:p>
          </table:table-cell>
          <table:table-cell table:style-name="ce76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76" office:value-type="string">
            <text:p>- Selected taxonomy is listed in Referenced categories tab in Add category form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0">
          <table:table-cell table:style-name="ce80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2" office:value-type="string">
            <text:p>CCP-368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55])" office:value-type="string" office:string-value="WCM/CCP-368">
            <text:p>WCM/CCP-368</text:p>
          </table:table-cell>
          <table:table-cell table:style-name="ce97" office:value-type="string">
            <text:p>Error while setting a page with PCLV portlet </text:p>
          </table:table-cell>
          <table:table-cell table:style-name="ce148" office:value-type="string">
            <text:p>Step 1: View News page</text:p>
          </table:table-cell>
          <table:table-cell table:style-name="ce156" office:value-type="string">
            <text:p>- Login as admin</text:p>
            <text:p>- Go to ACME site -&gt; Select News page.</text:p>
          </table:table-cell>
          <table:table-cell table:style-name="ce73" office:value-type="string">
            <text:p>News page is displayed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WCM-2753 </text:p>
          </table:table-cell>
          <table:table-cell table:style-name="ce193" office:value-type="string">
            <text:p>Currently at step 6 the Edit mode tab is blank, we cannot setting a new taxonomy tree.</text:p>
            <text:p>And we got an exception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2" office:value-type="string">
            <text:p>CCP-368</text:p>
          </table:table-cell>
          <table:table-cell table:style-name="ce9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4" table:formula="of:=CONCATENATE(&quot;WCM&quot;;&quot;/&quot;;[.B56])" office:value-type="string" office:string-value="WCM/CCP-368">
            <text:p>WCM/CCP-368</text:p>
          </table:table-cell>
          <table:table-cell table:style-name="ce76" office:value-type="string">
            <text:p>Error while setting a page with PCLV portlet </text:p>
          </table:table-cell>
          <table:table-cell table:style-name="ce148" office:value-type="string">
            <text:p>Step 2: Show Edit page wizard</text:p>
          </table:table-cell>
          <table:table-cell table:style-name="ce148" office:value-type="string">
            <text:p>Go to Site Editor -&gt;Edit Page Wizard.</text:p>
          </table:table-cell>
          <table:table-cell table:style-name="ce73" office:value-type="string">
            <text:p>Edit page wizard is shown currently at step 2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0">
          <table:table-cell table:style-name="ce8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CCP-368</text:p>
          </table:table-cell>
          <table:table-cell table:style-name="ce9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4" table:formula="of:=CONCATENATE(&quot;WCM&quot;;&quot;/&quot;;[.B57])" office:value-type="string" office:string-value="WCM/CCP-368">
            <text:p>WCM/CCP-368</text:p>
          </table:table-cell>
          <table:table-cell table:style-name="ce76" office:value-type="string">
            <text:p>Error while setting a page with PCLV portlet </text:p>
          </table:table-cell>
          <table:table-cell table:style-name="ce148" office:value-type="string">
            <text:p>Step 3: Edit page</text:p>
          </table:table-cell>
          <table:table-cell table:style-name="ce148" office:value-type="string">
            <text:p>- Click Next to move to step 3</text:p>
            <text:p>- Click x icon at PCLV portlet (Parameterized) to delete it from this page</text:p>
            <text:p>- Click Save to complete editing page</text:p>
          </table:table-cell>
          <table:table-cell table:style-name="ce73" office:value-type="string">
            <text:p>Edit page successfully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CCP-368</text:p>
          </table:table-cell>
          <table:table-cell table:style-name="ce9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4" table:formula="of:=CONCATENATE(&quot;WCM&quot;;&quot;/&quot;;[.B58])" office:value-type="string" office:string-value="WCM/CCP-368">
            <text:p>WCM/CCP-368</text:p>
          </table:table-cell>
          <table:table-cell table:style-name="ce76" office:value-type="string">
            <text:p>Error while setting a page with PCLV portlet </text:p>
          </table:table-cell>
          <table:table-cell table:style-name="ce148" office:value-type="string">
            <text:p>Step 4: Delete acme category</text:p>
          </table:table-cell>
          <table:table-cell table:style-name="ce156" office:value-type="string">
            <text:p>Go to Site Explorer -&gt; Sites Management under /acme/categories delete the acme category</text:p>
          </table:table-cell>
          <table:table-cell table:style-name="ce73" office:value-type="string">
            <text:p>acme category is deleted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2" office:value-type="string">
            <text:p>CCP-368</text:p>
          </table:table-cell>
          <table:table-cell table:style-name="ce9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94" table:formula="of:=CONCATENATE(&quot;WCM&quot;;&quot;/&quot;;[.B59])" office:value-type="string" office:string-value="WCM/CCP-368">
            <text:p>WCM/CCP-368</text:p>
          </table:table-cell>
          <table:table-cell table:style-name="ce76" office:value-type="string">
            <text:p>Error while setting a page with PCLV portlet </text:p>
          </table:table-cell>
          <table:table-cell table:style-name="ce148" office:value-type="string">
            <text:p>Step 5: Show Edit page wizard form again</text:p>
          </table:table-cell>
          <table:table-cell table:style-name="ce156" office:value-type="string">
            <text:p>- Select News page in acme site</text:p>
            <text:p>- Select News page -&gt; Site Editor -&gt; Edit Page Wizard.</text:p>
          </table:table-cell>
          <table:table-cell table:style-name="ce73" office:value-type="string">
            <text:p>Edit page wizard is shown currently at step 2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CCP-368</text:p>
          </table:table-cell>
          <table:table-cell table:style-name="ce9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4" table:formula="of:=CONCATENATE(&quot;WCM&quot;;&quot;/&quot;;[.B60])" office:value-type="string" office:string-value="WCM/CCP-368">
            <text:p>WCM/CCP-368</text:p>
          </table:table-cell>
          <table:table-cell table:style-name="ce76" office:value-type="string">
            <text:p>Error while setting a page with PCLV portlet </text:p>
          </table:table-cell>
          <table:table-cell table:style-name="ce148" office:value-type="string">
            <text:p>Step 6: Add PCLV portlet into page &amp; config</text:p>
          </table:table-cell>
          <table:table-cell table:style-name="ce148" office:value-type="string">
            <text:p>- Drag &amp; drop PCLV portlet into page</text:p>
            <text:p>- Click Edit portlet icon</text:p>
          </table:table-cell>
          <table:table-cell table:style-name="ce73" office:value-type="string">
            <text:p>Parameterized content list viewer configuration form is shown in Edit mode tab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1">
          <table:table-cell table:style-name="ce80" table:formula="of:=IF(VALUE(MID([.F61];6;FIND(&quot;:&quot;;[.F61];1)-FIND(&quot; &quot;;[.F61];1)-1))&gt;VALUE(MID([.F60];6;FIND(&quot;:&quot;;[.F60];1)-FIND(&quot; &quot;;[.F60];1)-1));&quot;&quot;;MAX([.A$7:.A60])+1)" office:value-type="float" office:value="18">
            <text:p>018</text:p>
          </table:table-cell>
          <table:table-cell table:style-name="ce42" office:value-type="string">
            <text:p>CCP-362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61])" office:value-type="string" office:string-value="WCM/CCP-362">
            <text:p>WCM/CCP-362</text:p>
          </table:table-cell>
          <table:table-cell table:style-name="ce97" office:value-type="string">
            <text:p>Check Problem in downloading binary from PCLV </text:p>
          </table:table-cell>
          <table:table-cell table:style-name="ce76" office:value-type="string">
            <text:p>Step 1: Upload a binary</text:p>
          </table:table-cell>
          <table:table-cell table:style-name="ce100" office:value-type="string">
            <text:p>- Go to Site Explorer --&gt; Site Management</text:p>
            <text:p>- Upload 1 binary (.pdf) in to a category</text:p>
          </table:table-cell>
          <table:table-cell table:style-name="ce100" office:value-type="string">
            <text:p>Upload file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746 </text:p>
          </table:table-cell>
          <table:table-cell table:style-name="ce107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CCP-362</text:p>
          </table:table-cell>
          <table:table-cell table:style-name="ce9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4" table:formula="of:=CONCATENATE(&quot;WCM&quot;;&quot;/&quot;;[.B62])" office:value-type="string" office:string-value="WCM/CCP-362">
            <text:p>WCM/CCP-362</text:p>
          </table:table-cell>
          <table:table-cell table:style-name="ce46" office:value-type="string">
            <text:p>Check Problem in downloading binary from PCLV </text:p>
          </table:table-cell>
          <table:table-cell table:style-name="ce76" office:value-type="string">
            <text:p>Step 2: Change status to public</text:p>
          </table:table-cell>
          <table:table-cell table:style-name="ce100" office:value-type="string">
            <text:p>- Select uploaded file</text:p>
            <text:p>- Click Manage Publication</text:p>
            <text:p>- Change to Live</text:p>
          </table:table-cell>
          <table:table-cell table:style-name="ce100" office:value-type="string">
            <text:p>Change status successfully (Enrolled is marked)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CCP-362</text:p>
          </table:table-cell>
          <table:table-cell table:style-name="ce9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4" table:formula="of:=CONCATENATE(&quot;WCM&quot;;&quot;/&quot;;[.B63])" office:value-type="string" office:string-value="WCM/CCP-362">
            <text:p>WCM/CCP-362</text:p>
          </table:table-cell>
          <table:table-cell table:style-name="ce46" office:value-type="string">
            <text:p>Check Problem in downloading binary from PCLV </text:p>
          </table:table-cell>
          <table:table-cell table:style-name="ce76" office:value-type="string">
            <text:p>Step 3: Add referenced category</text:p>
          </table:table-cell>
          <table:table-cell table:style-name="ce157" office:value-type="string">
            <text:p><text:span text:style-name="T18">- Choose </text:span><text:span text:style-name="T18">Manage </text:span><text:span text:style-name="T18">category </text:span><text:span text:style-name="T18">from </text:span><text:span text:style-name="T18">Action bar </text:span><text:span text:style-name="T18">and add it </text:span><text:span text:style-name="T18">into a </text:span><text:span text:style-name="T18">category </text:span><text:span text:style-name="T19">(</text:span><text:span text:style-name="T18">e.g:acme/</text:span><text:span text:style-name="T18">World</text:span><text:span text:style-name="T19">)</text:span></text:p>
          </table:table-cell>
          <table:table-cell table:style-name="ce100" office:value-type="string">
            <text:p>Add success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2" office:value-type="string">
            <text:p>CCP-362</text:p>
          </table:table-cell>
          <table:table-cell table:style-name="ce9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4" table:formula="of:=CONCATENATE(&quot;WCM&quot;;&quot;/&quot;;[.B64])" office:value-type="string" office:string-value="WCM/CCP-362">
            <text:p>WCM/CCP-362</text:p>
          </table:table-cell>
          <table:table-cell table:style-name="ce46" office:value-type="string">
            <text:p>Check Problem in downloading binary from PCLV </text:p>
          </table:table-cell>
          <table:table-cell table:style-name="ce76" office:value-type="string">
            <text:p>Step 4: View the uploaded content in page</text:p>
          </table:table-cell>
          <table:table-cell table:style-name="ce100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00" office:value-type="string">
            <text:p>The file is shown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CCP-362</text:p>
          </table:table-cell>
          <table:table-cell table:style-name="ce90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4" table:formula="of:=CONCATENATE(&quot;WCM&quot;;&quot;/&quot;;[.B65])" office:value-type="string" office:string-value="WCM/CCP-362">
            <text:p>WCM/CCP-362</text:p>
          </table:table-cell>
          <table:table-cell table:style-name="ce46" office:value-type="string">
            <text:p>Check Problem in downloading binary from PCLV </text:p>
          </table:table-cell>
          <table:table-cell table:style-name="ce76" office:value-type="string">
            <text:p>Step 5: Down load file</text:p>
          </table:table-cell>
          <table:table-cell table:style-name="ce100" office:value-type="string">
            <text:p>Click on Download this file link</text:p>
          </table:table-cell>
          <table:table-cell table:style-name="ce100" office:value-type="string">
            <text:p>The file is download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42" office:value-type="string">
            <text:p>CCP-332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66])" office:value-type="string" office:string-value="WCM/CCP-332">
            <text:p>WCM/CCP-332</text:p>
          </table:table-cell>
          <table:table-cell table:style-name="ce97" office:value-type="string">
            <text:p>Check Problem with "Add a site page link " on FCKEDITOR </text:p>
          </table:table-cell>
          <table:table-cell table:style-name="ce76" office:value-type="string">
            <text:p>Step 1: Show form to edit CLV portlet</text:p>
          </table:table-cell>
          <table:table-cell table:style-name="ce100" office:value-type="string">
            <text:p>- Login by root</text:p>
            <text:p>- Go to acme site</text:p>
            <text:p>- Turn on edit mode</text:p>
            <text:p>- Click Edit icon at 1 CLV portlet (e.g: banner)</text:p>
          </table:table-cell>
          <table:table-cell table:style-name="ce100" office:value-type="string">
            <text:p>Edit form is shown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WCM-2717 </text:p>
          </table:table-cell>
          <table:table-cell table:style-name="ce107" office:value-type="string">
            <text:p>With Firefox every thing works well but with Internet Explorer 8 the href area is very short and it's difficult to find where to click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2" office:value-type="string">
            <text:p>CCP-332</text:p>
          </table:table-cell>
          <table:table-cell table:style-name="ce90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94" table:formula="of:=CONCATENATE(&quot;WCM&quot;;&quot;/&quot;;[.B67])" office:value-type="string" office:string-value="WCM/CCP-332">
            <text:p>WCM/CCP-332</text:p>
          </table:table-cell>
          <table:table-cell table:style-name="ce46" office:value-type="string">
            <text:p>Check Problem with "Add a site page link " on FCKEDITOR </text:p>
          </table:table-cell>
          <table:table-cell table:style-name="ce76" office:value-type="string">
            <text:p>Step 2: Show form to Insert link to site page</text:p>
          </table:table-cell>
          <table:table-cell table:style-name="ce100" office:value-type="string">
            <text:p>In the FCKEDITOR: click the icon Insert link to site page</text:p>
          </table:table-cell>
          <table:table-cell table:style-name="ce100" office:value-type="string">
            <text:p>The form is well displayed</text:p>
          </table:table-cell>
          <table:table-cell table:style-name="ce100"/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68];6;FIND(&quot;:&quot;;[.F68];1)-FIND(&quot; &quot;;[.F68];1)-1))&gt;VALUE(MID([.F67];6;FIND(&quot;:&quot;;[.F67];1)-FIND(&quot; &quot;;[.F67];1)-1));&quot;&quot;;MAX([.A$7:.A67])+1)" office:value-type="float" office:value="20">
            <text:p>020</text:p>
          </table:table-cell>
          <table:table-cell table:style-name="ce42" office:value-type="string">
            <text:p>CCP-34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68])" office:value-type="string" office:string-value="WCM/CCP-344">
            <text:p>WCM/CCP-344</text:p>
          </table:table-cell>
          <table:table-cell table:style-name="ce97" office:value-type="string">
            <text:p>Check play a media file that was published into a page</text:p>
          </table:table-cell>
          <table:table-cell table:style-name="ce76" office:value-type="string">
            <text:p>Step 1: Upload file</text:p>
          </table:table-cell>
          <table:table-cell table:style-name="ce100" office:value-type="string">
            <text:p>- Go to Site Explorer --&gt; Site Management</text:p>
            <text:p>- Upload 1 media file into a category (/classic/medias/videos/)</text:p>
          </table:table-cell>
          <table:table-cell table:style-name="ce100" office:value-type="string">
            <text:p>Upload file successfully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WCM-2723 </text:p>
          </table:table-cell>
          <table:table-cell table:style-name="ce107" office:value-type="string">
            <text:p>The file can not be opened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30">
          <table:table-cell table:style-name="ce8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CCP-344</text:p>
          </table:table-cell>
          <table:table-cell table:style-name="ce9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4" table:formula="of:=CONCATENATE(&quot;WCM&quot;;&quot;/&quot;;[.B69])" office:value-type="string" office:string-value="WCM/CCP-344">
            <text:p>WCM/CCP-344</text:p>
          </table:table-cell>
          <table:table-cell table:style-name="ce46" office:value-type="string">
            <text:p>Check play a media file that was published into a page</text:p>
          </table:table-cell>
          <table:table-cell table:style-name="ce76" office:value-type="string">
            <text:p>Step 2: Public file</text:p>
          </table:table-cell>
          <table:table-cell table:style-name="ce100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00" office:value-type="string">
            <text:p>Public file successfully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2" office:value-type="string">
            <text:p>CCP-344</text:p>
          </table:table-cell>
          <table:table-cell table:style-name="ce9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4" table:formula="of:=CONCATENATE(&quot;WCM&quot;;&quot;/&quot;;[.B70])" office:value-type="string" office:string-value="WCM/CCP-344">
            <text:p>WCM/CCP-344</text:p>
          </table:table-cell>
          <table:table-cell table:style-name="ce46" office:value-type="string">
            <text:p>Check play a media file that was published into a page</text:p>
          </table:table-cell>
          <table:table-cell table:style-name="ce76" office:value-type="string">
            <text:p>Step 3: Check using published file in page</text:p>
          </table:table-cell>
          <table:table-cell table:style-name="ce100" office:value-type="string">
            <text:p>- Open selected page at step 2</text:p>
            <text:p>- Try to play the media file</text:p>
          </table:table-cell>
          <table:table-cell table:style-name="ce100" office:value-type="string">
            <text:p>The file is done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1];6;FIND(&quot;:&quot;;[.F71];1)-FIND(&quot; &quot;;[.F71];1)-1))&gt;VALUE(MID([.F70];6;FIND(&quot;:&quot;;[.F70];1)-FIND(&quot; &quot;;[.F70];1)-1));&quot;&quot;;MAX([.A$7:.A70])+1)" office:value-type="float" office:value="21">
            <text:p>021</text:p>
          </table:table-cell>
          <table:table-cell table:style-name="ce42" office:value-type="string">
            <text:p>CCP-392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71])" office:value-type="string" office:string-value="WCM/CCP-392">
            <text:p>WCM/CCP-392</text:p>
          </table:table-cell>
          <table:table-cell table:style-name="ce97" office:value-type="string">
            <text:p>Check listing content to be displayed in SCV when switch the filter condition</text:p>
          </table:table-cell>
          <table:table-cell table:style-name="ce76" office:value-type="string">
            <text:p>Step 1: Create folder</text:p>
          </table:table-cell>
          <table:table-cell table:style-name="ce100" office:value-type="string">
            <text:p>- Go in the file explore and create a folder</text:p>
          </table:table-cell>
          <table:table-cell table:style-name="ce100" office:value-type="string">
            <text:p>Folder is created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WCM-2788 </text:p>
          </table:table-cell>
          <table:table-cell table:style-name="ce107" office:value-type="string">
            <text:p>The content in the right pane is not updated, user have to click on the folder again to see it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2" office:value-type="string">
            <text:p>CCP-392</text:p>
          </table:table-cell>
          <table:table-cell table:style-name="ce9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4" table:formula="of:=CONCATENATE(&quot;WCM&quot;;&quot;/&quot;;[.B72])" office:value-type="string" office:string-value="WCM/CCP-392">
            <text:p>WCM/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76" office:value-type="string">
            <text:p>Step 2: Create web content</text:p>
          </table:table-cell>
          <table:table-cell table:style-name="ce100" office:value-type="string">
            <text:p>- Select added folder &amp; add 1 content (document) into it</text:p>
          </table:table-cell>
          <table:table-cell table:style-name="ce100" office:value-type="string">
            <text:p>Content is added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CCP-392</text:p>
          </table:table-cell>
          <table:table-cell table:style-name="ce9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4" table:formula="of:=CONCATENATE(&quot;WCM&quot;;&quot;/&quot;;[.B73])" office:value-type="string" office:string-value="WCM/CCP-392">
            <text:p>WCM/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76" office:value-type="string">
            <text:p>Step 3: Upload file</text:p>
          </table:table-cell>
          <table:table-cell table:style-name="ce100" office:value-type="string">
            <text:p>- Upload 1 file into above folder</text:p>
          </table:table-cell>
          <table:table-cell table:style-name="ce100" office:value-type="string">
            <text:p>Upload file successfully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CCP-392</text:p>
          </table:table-cell>
          <table:table-cell table:style-name="ce9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4" table:formula="of:=CONCATENATE(&quot;WCM&quot;;&quot;/&quot;;[.B74])" office:value-type="string" office:string-value="WCM/CCP-392">
            <text:p>WCM/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76" office:value-type="string">
            <text:p>Step 4: Add SCV page</text:p>
          </table:table-cell>
          <table:table-cell table:style-name="ce100" office:value-type="string">
            <text:p>- Go to Site Editor --&gt; Add page wizard</text:p>
            <text:p>- At step 3: drag &amp; drop Single Content Viewer portlet into page</text:p>
          </table:table-cell>
          <table:table-cell table:style-name="ce100" office:value-type="string">
            <text:p>Drag &amp; drop successfully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CCP-392</text:p>
          </table:table-cell>
          <table:table-cell table:style-name="ce9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94" table:formula="of:=CONCATENATE(&quot;WCM&quot;;&quot;/&quot;;[.B75])" office:value-type="string" office:string-value="WCM/CCP-392">
            <text:p>WCM/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76" office:value-type="string">
            <text:p>Step 5: Edit SCV portlet</text:p>
          </table:table-cell>
          <table:table-cell table:style-name="ce100" office:value-type="string">
            <text:p>- Click Edit icon to edit SCV portlet</text:p>
          </table:table-cell>
          <table:table-cell table:style-name="ce100" office:value-type="string">
            <text:p>Edit form is shown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CCP-392</text:p>
          </table:table-cell>
          <table:table-cell table:style-name="ce9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4" table:formula="of:=CONCATENATE(&quot;WCM&quot;;&quot;/&quot;;[.B76])" office:value-type="string" office:string-value="WCM/CCP-392">
            <text:p>WCM/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76" office:value-type="string">
            <text:p>Step 6: Config SCV by selecting exiting content</text:p>
          </table:table-cell>
          <table:table-cell table:style-name="ce100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00" office:value-type="string">
            <text:p>The content created at step 2 is listed in right pane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2" office:value-type="string">
            <text:p>CCP-392</text:p>
          </table:table-cell>
          <table:table-cell table:style-name="ce90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4" table:formula="of:=CONCATENATE(&quot;WCM&quot;;&quot;/&quot;;[.B77])" office:value-type="string" office:string-value="WCM/CCP-392">
            <text:p>WCM/CCP-392</text:p>
          </table:table-cell>
          <table:table-cell table:style-name="ce46" office:value-type="string">
            <text:p>Check listing content to be displayed in SCV when switch the filter condition</text:p>
          </table:table-cell>
          <table:table-cell table:style-name="ce76" office:value-type="string">
            <text:p>Step 7: Switch the filter</text:p>
          </table:table-cell>
          <table:table-cell table:style-name="ce100" office:value-type="string">
            <text:p>Switch the filter by selecting Media for Filter by</text:p>
          </table:table-cell>
          <table:table-cell table:style-name="ce100" office:value-type="string">
            <text:p>The content listed in right pane is replaced by the uploaded file at step 3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78];6;FIND(&quot;:&quot;;[.F78];1)-FIND(&quot; &quot;;[.F78];1)-1))&gt;VALUE(MID([.F77];6;FIND(&quot;:&quot;;[.F77];1)-FIND(&quot; &quot;;[.F77];1)-1));&quot;&quot;;MAX([.A$7:.A77])+1)" office:value-type="float" office:value="22">
            <text:p>022</text:p>
          </table:table-cell>
          <table:table-cell table:style-name="ce42" office:value-type="string">
            <text:p>CCP-328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78])" office:value-type="string" office:string-value="WCM/CCP-328">
            <text:p>WCM/CCP-328</text:p>
          </table:table-cell>
          <table:table-cell table:style-name="ce97" office:value-type="string">
            <text:p>Check display a link in a content</text:p>
          </table:table-cell>
          <table:table-cell table:style-name="ce76" office:value-type="string">
            <text:p>Step 1: Create content</text:p>
          </table:table-cell>
          <table:table-cell table:style-name="ce100" office:value-type="string">
            <text:p>- Go to Site Explorer --&gt; Site management</text:p>
            <text:p>- Select a category &amp; create 1 document with link in content</text:p>
          </table:table-cell>
          <table:table-cell table:style-name="ce100" office:value-type="string">
            <text:p>Create new content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227 </text:p>
          </table:table-cell>
          <table:table-cell table:style-name="ce107" office:value-type="string">
            <text:p>The link is display without underline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8">
          <table:table-cell table:style-name="ce8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CCP-328</text:p>
          </table:table-cell>
          <table:table-cell table:style-name="ce90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94" table:formula="of:=CONCATENATE(&quot;WCM&quot;;&quot;/&quot;;[.B79])" office:value-type="string" office:string-value="WCM/CCP-328">
            <text:p>WCM/CCP-328</text:p>
          </table:table-cell>
          <table:table-cell table:style-name="ce46" office:value-type="string">
            <text:p>Check display a link in a content</text:p>
          </table:table-cell>
          <table:table-cell table:style-name="ce76" office:value-type="string">
            <text:p>Step 2: View added content</text:p>
          </table:table-cell>
          <table:table-cell table:style-name="ce100" office:value-type="string">
            <text:p>Select added content to view</text:p>
          </table:table-cell>
          <table:table-cell table:style-name="ce100" office:value-type="string">
            <text:p>The link in the content is display with the underline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office:value-type="string">
            <text:p>TESTVN-523</text:p>
          </table:table-cell>
          <table:table-cell table:style-name="ce199" table:number-columns-repeated="234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80];6;FIND(&quot;:&quot;;[.F80];1)-FIND(&quot; &quot;;[.F80];1)-1))&gt;VALUE(MID([.F79];6;FIND(&quot;:&quot;;[.F79];1)-FIND(&quot; &quot;;[.F79];1)-1));&quot;&quot;;MAX([.A$7:.A79])+1)" office:value-type="float" office:value="23">
            <text:p>023</text:p>
          </table:table-cell>
          <table:table-cell table:style-name="ce42" office:value-type="string">
            <text:p>CCP-371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80])" office:value-type="string" office:string-value="WCM/CCP-371">
            <text:p>WCM/CCP-371</text:p>
          </table:table-cell>
          <table:table-cell table:style-name="ce97" office:value-type="string">
            <text:p>Check when select content from search result to view in CLV</text:p>
          </table:table-cell>
          <table:table-cell table:style-name="ce76" office:value-type="string">
            <text:p>Step 1: Show form to edit CLV portlet</text:p>
          </table:table-cell>
          <table:table-cell table:style-name="ce100" office:value-type="string">
            <text:p>- Select Home page in acme site</text:p>
            <text:p>- Turn on edit mode</text:p>
            <text:p>- Click Edit icon at a CLV (Documents or Latest News)</text:p>
          </table:table-cell>
          <table:table-cell table:style-name="ce100" office:value-type="string">
            <text:p>Edit form is shown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751 </text:p>
          </table:table-cell>
          <table:table-cell table:style-name="ce107" office:value-type="string">
            <text:p>error in UI after step 4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CCP-371</text:p>
          </table:table-cell>
          <table:table-cell table:style-name="ce9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4" table:formula="of:=CONCATENATE(&quot;WCM&quot;;&quot;/&quot;;[.B81])" office:value-type="string" office:string-value="WCM/CCP-371">
            <text:p>WCM/CCP-371</text:p>
          </table:table-cell>
          <table:table-cell table:style-name="ce97" office:value-type="string">
            <text:p>Check when select content from search result to view in CLV</text:p>
          </table:table-cell>
          <table:table-cell table:style-name="ce76" office:value-type="string">
            <text:p>Step 2: Show form to select path</text:p>
          </table:table-cell>
          <table:table-cell table:style-name="ce158" office:value-type="string">
            <text:p>- Choose the Manual mode</text:p>
            <text:p>- Click on the select folder path icon</text:p>
          </table:table-cell>
          <table:table-cell table:style-name="ce100" office:value-type="string">
            <text:p>Multiple Content Select panel <text:s/>is shown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2" office:value-type="string">
            <text:p>CCP-371</text:p>
          </table:table-cell>
          <table:table-cell table:style-name="ce9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4" table:formula="of:=CONCATENATE(&quot;WCM&quot;;&quot;/&quot;;[.B82])" office:value-type="string" office:string-value="WCM/CCP-371">
            <text:p>WCM/CCP-371</text:p>
          </table:table-cell>
          <table:table-cell table:style-name="ce46" office:value-type="string">
            <text:p>Check when select content from search result to view in CLV</text:p>
          </table:table-cell>
          <table:table-cell table:style-name="ce76" office:value-type="string">
            <text:p>Step 3: Select content</text:p>
          </table:table-cell>
          <table:table-cell table:style-name="ce158" office:value-type="string">
            <text:p><text:span text:style-name="T9">- Select a </text:span><text:span text:style-name="T9">content </text:span><text:span text:style-name="T9">from the </text:span><text:span text:style-name="T9">content </text:span><text:span text:style-name="T9">browser</text:span></text:p>
            <text:p><text:span text:style-name="T9">- Save</text:span></text:p>
          </table:table-cell>
          <table:table-cell table:style-name="ce100" office:value-type="string">
            <text:p>Selected content is list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30">
          <table:table-cell table:style-name="ce8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CCP-371</text:p>
          </table:table-cell>
          <table:table-cell table:style-name="ce90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4" table:formula="of:=CONCATENATE(&quot;WCM&quot;;&quot;/&quot;;[.B83])" office:value-type="string" office:string-value="WCM/CCP-371">
            <text:p>WCM/CCP-371</text:p>
          </table:table-cell>
          <table:table-cell table:style-name="ce46" office:value-type="string">
            <text:p>Check when select content from search result to view in CLV</text:p>
          </table:table-cell>
          <table:table-cell table:style-name="ce76" office:value-type="string">
            <text:p>Step 4: Search content</text:p>
          </table:table-cell>
          <table:table-cell table:style-name="ce158" office:value-type="string">
            <text:p><text:span text:style-name="T9">- Click on </text:span><text:span text:style-name="T9">the select </text:span><text:span text:style-name="T9">folder path </text:span><text:span text:style-name="T9">icon again</text:span></text:p>
            <text:p><text:span text:style-name="T9">- Use </text:span><text:span text:style-name="T9">content </text:span><text:span text:style-name="T9">search </text:span><text:span text:style-name="T9">form tab to </text:span><text:span text:style-name="T9">search on </text:span><text:span text:style-name="T9">content</text:span></text:p>
            <text:p><text:span text:style-name="T9">-Choose </text:span><text:span text:style-name="T9">the search </text:span><text:span text:style-name="T9">result to </text:span><text:span text:style-name="T9">introduce </text:span><text:span text:style-name="T9">it in the </text:span><text:span text:style-name="T9">content list</text:span></text:p>
          </table:table-cell>
          <table:table-cell table:style-name="ce100" office:value-type="string">
            <text:p>Chosen content from search result is list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33">
          <table:table-cell table:style-name="ce80" table:formula="of:=IF(VALUE(MID([.F84];6;FIND(&quot;:&quot;;[.F84];1)-FIND(&quot; &quot;;[.F84];1)-1))&gt;VALUE(MID([.F83];6;FIND(&quot;:&quot;;[.F83];1)-FIND(&quot; &quot;;[.F83];1)-1));&quot;&quot;;MAX([.A$7:.A83])+1)" office:value-type="float" office:value="24">
            <text:p>024</text:p>
          </table:table-cell>
          <table:table-cell table:style-name="ce42" office:value-type="string">
            <text:p>CCP-343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84])" office:value-type="string" office:string-value="WCM/CCP-343">
            <text:p>WCM/CCP-343</text:p>
          </table:table-cell>
          <table:table-cell table:style-name="ce97" office:value-type="string">
            <text:p>Inversion of content's list in CLV at every validation </text:p>
          </table:table-cell>
          <table:table-cell table:style-name="ce76" office:value-type="string">
            <text:p>Step 1: Create document</text:p>
          </table:table-cell>
          <table:table-cell table:style-name="ce100" office:value-type="string">
            <text:p>- Go to site Explorer → Site Management</text:p>
            <text:p>- Create some documents (doc1, doc2, doc3)</text:p>
          </table:table-cell>
          <table:table-cell table:style-name="ce100" office:value-type="string">
            <text:p>Create document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721 </text:p>
          </table:table-cell>
          <table:table-cell table:style-name="ce107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CCP-343</text:p>
          </table:table-cell>
          <table:table-cell table:style-name="ce90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94" table:formula="of:=CONCATENATE(&quot;WCM&quot;;&quot;/&quot;;[.B85])" office:value-type="string" office:string-value="WCM/CCP-343">
            <text:p>WCM/CCP-343</text:p>
          </table:table-cell>
          <table:table-cell table:style-name="ce46" office:value-type="string">
            <text:p>Inversion of content's list in CLV at every validation </text:p>
          </table:table-cell>
          <table:table-cell table:style-name="ce76" office:value-type="string">
            <text:p>Step 2: Create page</text:p>
          </table:table-cell>
          <table:table-cell table:style-name="ce100" office:value-type="string">
            <text:p>Create a page includes a Portlet CLV in it.</text:p>
          </table:table-cell>
          <table:table-cell table:style-name="ce100" office:value-type="string">
            <text:p>Create new page successfully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32">
          <table:table-cell table:style-name="ce8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2" office:value-type="string">
            <text:p>CCP-343</text:p>
          </table:table-cell>
          <table:table-cell table:style-name="ce90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94" table:formula="of:=CONCATENATE(&quot;WCM&quot;;&quot;/&quot;;[.B86])" office:value-type="string" office:string-value="WCM/CCP-343">
            <text:p>WCM/CCP-343</text:p>
          </table:table-cell>
          <table:table-cell table:style-name="ce46" office:value-type="string">
            <text:p>Inversion of content's list in CLV at every validation </text:p>
          </table:table-cell>
          <table:table-cell table:style-name="ce76" office:value-type="string">
            <text:p>Step 3: List added document into created page</text:p>
          </table:table-cell>
          <table:table-cell table:style-name="ce100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00" office:value-type="string">
            <text:p>Selected documents are listed (by order: doc1, doc2, doc3)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2" office:value-type="string">
            <text:p>CCP-343</text:p>
          </table:table-cell>
          <table:table-cell table:style-name="ce90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94" table:formula="of:=CONCATENATE(&quot;WCM&quot;;&quot;/&quot;;[.B87])" office:value-type="string" office:string-value="WCM/CCP-343">
            <text:p>WCM/CCP-343</text:p>
          </table:table-cell>
          <table:table-cell table:style-name="ce46" office:value-type="string">
            <text:p>Inversion of content's list in CLV at every validation </text:p>
          </table:table-cell>
          <table:table-cell table:style-name="ce76" office:value-type="string">
            <text:p>Step 4: Change the order be documents that will be displayed</text:p>
          </table:table-cell>
          <table:table-cell table:style-name="ce100" office:value-type="string">
            <text:p>- Click Quick Edit icon again</text:p>
            <text:p>- Do not make any change</text:p>
            <text:p>- Click Save</text:p>
          </table:table-cell>
          <table:table-cell table:style-name="ce100" office:value-type="string">
            <text:p>The order of document has no change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7">
          <table:table-cell table:style-name="ce80" table:formula="of:=IF(VALUE(MID([.F88];6;FIND(&quot;:&quot;;[.F88];1)-FIND(&quot; &quot;;[.F88];1)-1))&gt;VALUE(MID([.F87];6;FIND(&quot;:&quot;;[.F87];1)-FIND(&quot; &quot;;[.F87];1)-1));&quot;&quot;;MAX([.A$7:.A87])+1)" office:value-type="float" office:value="25">
            <text:p>025</text:p>
          </table:table-cell>
          <table:table-cell table:style-name="ce42" office:value-type="string">
            <text:p>CCP-303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88])" office:value-type="string" office:string-value="WCM/CCP-303">
            <text:p>WCM/CCP-303</text:p>
          </table:table-cell>
          <table:table-cell table:style-name="ce97" office:value-type="string">
            <text:p>Changes in FCC action's parameters are not taken in consideration </text:p>
          </table:table-cell>
          <table:table-cell table:style-name="ce76" office:value-type="string">
            <text:p>Step 1: Add FCC page</text:p>
          </table:table-cell>
          <table:table-cell table:style-name="ce100" office:value-type="string">
            <text:p>- Go to Site Editor --&gt; Add page wizard</text:p>
            <text:p>- At step 3: Drag &amp; drop FCC portlet into page</text:p>
          </table:table-cell>
          <table:table-cell table:style-name="ce100" office:value-type="string">
            <text:p>FCC portlet is displayed in right pane at step 3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WCM-2689, ECM-5237 </text:p>
          </table:table-cell>
          <table:table-cell table:style-name="ce107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8">
          <table:table-cell table:style-name="ce80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2" office:value-type="string">
            <text:p>CCP-303</text:p>
          </table:table-cell>
          <table:table-cell table:style-name="ce90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94" table:formula="of:=CONCATENATE(&quot;WCM&quot;;&quot;/&quot;;[.B89])" office:value-type="string" office:string-value="WCM/CCP-303">
            <text:p>WCM/CCP-303</text:p>
          </table:table-cell>
          <table:table-cell table:style-name="ce46" office:value-type="string">
            <text:p>Changes in FCC action's parameters are not taken in consideration </text:p>
          </table:table-cell>
          <table:table-cell table:style-name="ce76" office:value-type="string">
            <text:p>Step 2: Config FCC</text:p>
          </table:table-cell>
          <table:table-cell table:style-name="ce100" office:value-type="string">
            <text:p>- Click Edit at the top right corner of FCC portlet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00" office:value-type="string">
            <text:p>Add action successfully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2" office:value-type="string">
            <text:p>CCP-303</text:p>
          </table:table-cell>
          <table:table-cell table:style-name="ce90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94" table:formula="of:=CONCATENATE(&quot;WCM&quot;;&quot;/&quot;;[.B90])" office:value-type="string" office:string-value="WCM/CCP-303">
            <text:p>WCM/CCP-303</text:p>
          </table:table-cell>
          <table:table-cell table:style-name="ce46" office:value-type="string">
            <text:p>Changes in FCC action's parameters are not taken in consideration </text:p>
          </table:table-cell>
          <table:table-cell table:style-name="ce76" office:value-type="string">
            <text:p>Step 3: Add document using FCC</text:p>
          </table:table-cell>
          <table:table-cell table:style-name="ce100" office:value-type="string">
            <text:p>In new added FCC page: Input valid values &amp; click Save to add new document</text:p>
          </table:table-cell>
          <table:table-cell table:style-name="ce100" office:value-type="string">
            <text:p>An email is sent to registered email (mail 1) when add action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2" office:value-type="string">
            <text:p>CCP-303</text:p>
          </table:table-cell>
          <table:table-cell table:style-name="ce9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94" table:formula="of:=CONCATENATE(&quot;WCM&quot;;&quot;/&quot;;[.B91])" office:value-type="string" office:string-value="WCM/CCP-303">
            <text:p>WCM/CCP-303</text:p>
          </table:table-cell>
          <table:table-cell table:style-name="ce46" office:value-type="string">
            <text:p>Changes in FCC action's parameters are not taken in consideration </text:p>
          </table:table-cell>
          <table:table-cell table:style-name="ce76" office:value-type="string">
            <text:p>Step 4: Change registered email</text:p>
          </table:table-cell>
          <table:table-cell table:style-name="ce100" office:value-type="string">
            <text:p>- Edit FCC portlet again --&gt; Edit added action with new email address <text:span text:style-name="T6">(</text:span>mail2<text:span text:style-name="T6">)</text:span></text:p>
          </table:table-cell>
          <table:table-cell table:style-name="ce100" office:value-type="string">
            <text:p>Change is sav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42" office:value-type="string">
            <text:p>CCP-303</text:p>
          </table:table-cell>
          <table:table-cell table:style-name="ce90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4" table:formula="of:=CONCATENATE(&quot;WCM&quot;;&quot;/&quot;;[.B92])" office:value-type="string" office:string-value="WCM/CCP-303">
            <text:p>WCM/CCP-303</text:p>
          </table:table-cell>
          <table:table-cell table:style-name="ce46" office:value-type="string">
            <text:p>Changes in FCC action's parameters are not taken in consideration </text:p>
          </table:table-cell>
          <table:table-cell table:style-name="ce76" office:value-type="string">
            <text:p>Step 5: Check sending mail after editing FCC</text:p>
          </table:table-cell>
          <table:table-cell table:style-name="ce100" office:value-type="string">
            <text:p>Use FCC page to create another document</text:p>
          </table:table-cell>
          <table:table-cell table:style-name="ce100" office:value-type="string">
            <text:p>An email is sent to new-registered email (mail 2)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93];6;FIND(&quot;:&quot;;[.F93];1)-FIND(&quot; &quot;;[.F93];1)-1))&gt;VALUE(MID([.F92];6;FIND(&quot;:&quot;;[.F92];1)-FIND(&quot; &quot;;[.F92];1)-1));&quot;&quot;;MAX([.A$7:.A92])+1)" office:value-type="float" office:value="26">
            <text:p>026</text:p>
          </table:table-cell>
          <table:table-cell table:style-name="ce42" office:value-type="string">
            <text:p>CCP-426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WCM&quot;;&quot;/&quot;;[.B93])" office:value-type="string" office:string-value="WCM/CCP-426">
            <text:p>WCM/CCP-426</text:p>
          </table:table-cell>
          <table:table-cell table:style-name="ce97" office:value-type="string">
            <text:p>Check if Searched texts in search results are highlighted</text:p>
          </table:table-cell>
          <table:table-cell table:style-name="ce76" office:value-type="string">
            <text:p>Step 1: Search</text:p>
          </table:table-cell>
          <table:table-cell table:style-name="ce100" office:value-type="string">
            <text:p>- Login</text:p>
            <text:p>- Input text in search text box in the top right screen</text:p>
            <text:p>- Hit the enter</text:p>
          </table:table-cell>
          <table:table-cell table:style-name="ce100" office:value-type="string">
            <text:p>- The result is returned</text:p>
            <text:p>- The search keyword is highlighted in the <text:s/>result</text:p>
          </table:table-cell>
          <table:table-cell table:style-name="ce100" office:value-type="string">
            <text:p>Blocker </text:p>
          </table:table-cell>
          <table:table-cell table:style-name="ce48" office:value-type="string">
            <text:p>WCM-2822</text:p>
          </table:table-cell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/>
          <table:table-cell table:style-name="ce42" office:value-type="string">
            <text:p>CCP-311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DMS&quot;;&quot;/&quot;;[.B94])" office:value-type="string" office:string-value="DMS/CCP-311">
            <text:p>DMS/CCP-311</text:p>
          </table:table-cell>
          <table:table-cell table:style-name="ce97" office:value-type="string">
            <text:p>Search by name using simple search in Site Explorer</text:p>
          </table:table-cell>
          <table:table-cell table:style-name="ce76" office:value-type="string">
            <text:p>Step 1: Create document to search</text:p>
          </table:table-cell>
          <table:table-cell table:style-name="ce76" office:value-type="string">
            <text:p>- Go to Site Explorer</text:p>
            <text:p>- Choose a drive and Create New Document.</text:p>
          </table:table-cell>
          <table:table-cell table:style-name="ce76" office:value-type="string">
            <text:p>New document is created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ECM-5331 </text:p>
          </table:table-cell>
          <table:table-cell table:style-name="ce191" office:value-type="string">
            <text:p>Currently return no search result when search by name using simple search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2" office:value-type="string">
            <text:p>CCP-311</text:p>
          </table:table-cell>
          <table:table-cell table:style-name="ce90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4" table:formula="of:=CONCATENATE(&quot;DMS&quot;;&quot;/&quot;;[.B95])" office:value-type="string" office:string-value="DMS/CCP-311">
            <text:p>DMS/CCP-311</text:p>
          </table:table-cell>
          <table:table-cell table:style-name="ce76" office:value-type="string">
            <text:p>Search by name using simple search in Site Explorer</text:p>
          </table:table-cell>
          <table:table-cell table:style-name="ce76" office:value-type="string">
            <text:p>Step 2: Do searching</text:p>
          </table:table-cell>
          <table:table-cell table:style-name="ce159" office:value-type="string">
            <text:p>- In the Address bar research field, put the name of newly added document.</text:p>
            <text:p>- Click Search icon</text:p>
          </table:table-cell>
          <table:table-cell table:style-name="ce76" office:value-type="string">
            <text:p>Return new added document in the search result list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96];6;FIND(&quot;:&quot;;[.F96];1)-FIND(&quot; &quot;;[.F96];1)-1))&gt;VALUE(MID([.F95];6;FIND(&quot;:&quot;;[.F95];1)-FIND(&quot; &quot;;[.F95];1)-1));&quot;&quot;;MAX([.A$7:.A95])+1)" office:value-type="float" office:value="27">
            <text:p>027</text:p>
          </table:table-cell>
          <table:table-cell table:style-name="ce42" office:value-type="string">
            <text:p>CCP-311</text:p>
          </table:table-cell>
          <table:table-cell table:style-name="ce90" table:formula="of:=IF(VALUE(MID([.F96];6;FIND(&quot;:&quot;;[.F96];1)-FIND(&quot; &quot;;[.F96];1)-1))&gt;VALUE(MID([.F95];6;FIND(&quot;:&quot;;[.F95];1)-FIND(&quot; &quot;;[.F95];1)-1));[.C95];[.C95]+1)" office:value-type="float" office:value="2">
            <text:p>002</text:p>
          </table:table-cell>
          <table:table-cell table:style-name="ce94" table:formula="of:=CONCATENATE(&quot;DMS&quot;;&quot;/&quot;;[.B96])" office:value-type="string" office:string-value="DMS/CCP-311">
            <text:p>DMS/CCP-311</text:p>
          </table:table-cell>
          <table:table-cell table:style-name="ce97" office:value-type="string">
            <text:p>Search by content using simple search in Site Explorer</text:p>
          </table:table-cell>
          <table:table-cell table:style-name="ce76" office:value-type="string">
            <text:p>Step 1: Create document to search</text:p>
          </table:table-cell>
          <table:table-cell table:style-name="ce76" office:value-type="string">
            <text:p>- Go to Site Explorer</text:p>
            <text:p>- Choose a drive and Create New Document.</text:p>
          </table:table-cell>
          <table:table-cell table:style-name="ce76" office:value-type="string">
            <text:p>New document is created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ECM-5331 </text:p>
          </table:table-cell>
          <table:table-cell table:style-name="ce191" office:value-type="string">
            <text:p>Currently return no search result when search by content using simple search</text:p>
          </table:table-cell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2" office:value-type="string">
            <text:p>CCP-311</text:p>
          </table:table-cell>
          <table:table-cell table:style-name="ce90" table:formula="of:=IF(VALUE(MID([.F97];6;FIND(&quot;:&quot;;[.F97];1)-FIND(&quot; &quot;;[.F97];1)-1))&gt;VALUE(MID([.F96];6;FIND(&quot;:&quot;;[.F96];1)-FIND(&quot; &quot;;[.F96];1)-1));[.C96];[.C96]+1)" office:value-type="float" office:value="2">
            <text:p>002</text:p>
          </table:table-cell>
          <table:table-cell table:style-name="ce94" table:formula="of:=CONCATENATE(&quot;DMS&quot;;&quot;/&quot;;[.B97])" office:value-type="string" office:string-value="DMS/CCP-311">
            <text:p>DMS/CCP-311</text:p>
          </table:table-cell>
          <table:table-cell table:style-name="ce76" office:value-type="string">
            <text:p>Search by content using simple search in Site Explorer</text:p>
          </table:table-cell>
          <table:table-cell table:style-name="ce76" office:value-type="string">
            <text:p>Step 2: Do searching</text:p>
          </table:table-cell>
          <table:table-cell table:style-name="ce159" office:value-type="string">
            <text:p>- In the Address bar research field, put the text in content of newly added document.</text:p>
            <text:p>- Click Search icon</text:p>
          </table:table-cell>
          <table:table-cell table:style-name="ce76" office:value-type="string">
            <text:p>Return new added document in the search result list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91"/>
          <table:table-cell table:style-name="ce107"/>
          <table:table-cell table:style-name="ce10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98];6;FIND(&quot;:&quot;;[.F98];1)-FIND(&quot; &quot;;[.F98];1)-1))&gt;VALUE(MID([.F97];6;FIND(&quot;:&quot;;[.F97];1)-FIND(&quot; &quot;;[.F97];1)-1));&quot;&quot;;MAX([.A$7:.A97])+1)" office:value-type="float" office:value="28">
            <text:p>028</text:p>
          </table:table-cell>
          <table:table-cell table:style-name="ce42" office:value-type="string">
            <text:p>CCP-390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DMS&quot;;&quot;/&quot;;[.B98])" office:value-type="string" office:string-value="DMS/CCP-390">
            <text:p>DMS/CCP-390</text:p>
          </table:table-cell>
          <table:table-cell table:style-name="ce125" office:value-type="string">
            <text:p>Broken style with a popup message &amp; WYSIWYG Field </text:p>
          </table:table-cell>
          <table:table-cell table:style-name="ce76" office:value-type="string">
            <text:p>Step 1: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Critical </text:p>
          </table:table-cell>
          <table:table-cell table:style-name="ce48" office:value-type="string">
            <text:p>ECM-5446 </text:p>
          </table:table-cell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46">
          <table:table-cell table:style-name="ce80" table:formula="of:=IF(VALUE(MID([.F99];6;FIND(&quot;:&quot;;[.F99];1)-FIND(&quot; &quot;;[.F99];1)-1))&gt;VALUE(MID([.F98];6;FIND(&quot;:&quot;;[.F98];1)-FIND(&quot; &quot;;[.F98];1)-1));&quot;&quot;;MAX([.A$7:.A98])+1)" office:value-type="float" office:value="29">
            <text:p>029</text:p>
          </table:table-cell>
          <table:table-cell table:style-name="ce42" office:value-type="string">
            <text:p>CCP-331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DMS&quot;;&quot;/&quot;;[.B99])" office:value-type="string" office:string-value="DMS/CCP-331">
            <text:p>DMS/CCP-331</text:p>
          </table:table-cell>
          <table:table-cell table:style-name="ce97" office:value-type="string">
            <text:p>Check deleting taxonomy tree from Site Explorer</text:p>
          </table:table-cell>
          <table:table-cell table:style-name="ce76" office:value-type="string">
            <text:p>Step 1: Create new taxonomy tree</text:p>
          </table:table-cell>
          <table:table-cell table:style-name="ce100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</text:span><text:span text:style-name="T7">next to </text:span><text:span text:style-name="T7">add </text:span><text:span text:style-name="T7">permission </text:span><text:span text:style-name="T7">to this </text:span><text:span text:style-name="T7">taxonomy,</text:span><text:span text:style-name="T7">select any </text:span><text:span text:style-name="T7">and add </text:span><text:span text:style-name="T7">all the </text:span><text:span text:style-name="T7">permission</text:span><text:span text:style-name="T7">s(read,rem</text:span><text:span text:style-name="T7">ove...)</text:span></text:p>
            <text:p><text:span text:style-name="T7">- Click on </text:span><text:span text:style-name="T7">save and </text:span><text:span text:style-name="T7">then next </text:span><text:span text:style-name="T7">to add an </text:span><text:span text:style-name="T7">action to a </text:span><text:span text:style-name="T7">taxonomy(</text:span><text:span text:style-name="T7">type the </text:span><text:span text:style-name="T7">name and </text:span><text:span text:style-name="T7">select </text:span><text:span text:style-name="T7">collaborati</text:span><text:span text:style-name="T7">on as </text:span><text:span text:style-name="T7">Target </text:span><text:span text:style-name="T7">workspace </text:span><text:span text:style-name="T7">and /sites </text:span><text:span text:style-name="T7">content/liv</text:span><text:span text:style-name="T7">e/acme/ca</text:span><text:span text:style-name="T7">tegories </text:span><text:span text:style-name="T7">as Target </text:span><text:span text:style-name="T7">path) and </text:span><text:span text:style-name="T7">then click </text:span><text:span text:style-name="T7">on save.</text:span></text:p>
          </table:table-cell>
          <table:table-cell table:style-name="ce100" office:value-type="string">
            <text:p>Create new taxonomy tree successfully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ECM-5409 </text:p>
          </table:table-cell>
          <table:table-cell table:style-name="ce107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2" office:value-type="string">
            <text:p>CCP-331</text:p>
          </table:table-cell>
          <table:table-cell table:style-name="ce90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4" table:formula="of:=CONCATENATE(&quot;DMS&quot;;&quot;/&quot;;[.B100])" office:value-type="string" office:string-value="DMS/CCP-331">
            <text:p>DMS/CCP-331</text:p>
          </table:table-cell>
          <table:table-cell table:style-name="ce46" office:value-type="string">
            <text:p>Check deleting taxonomy tree from Site Explorer</text:p>
          </table:table-cell>
          <table:table-cell table:style-name="ce76" office:value-type="string">
            <text:p>Step 2: Delete category</text:p>
          </table:table-cell>
          <table:table-cell table:style-name="ce158" office:value-type="string">
            <text:p>Go to site explorer and select sites management, under /acme/categories you will find the created category, try to delete this category</text:p>
          </table:table-cell>
          <table:table-cell table:style-name="ce100" office:value-type="string">
            <text:p>The category is deleted</text:p>
          </table:table-cell>
          <table:table-cell table:style-name="ce100" office:value-type="string">
            <text:p>Major </text:p>
          </table:table-cell>
          <table:table-cell table:style-name="ce48"/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101];6;FIND(&quot;:&quot;;[.F101];1)-FIND(&quot; &quot;;[.F101];1)-1))&gt;VALUE(MID([.F100];6;FIND(&quot;:&quot;;[.F100];1)-FIND(&quot; &quot;;[.F100];1)-1));&quot;&quot;;MAX([.A$7:.A100])+1)" office:value-type="float" office:value="30">
            <text:p>030</text:p>
          </table:table-cell>
          <table:table-cell table:style-name="ce42" office:value-type="string">
            <text:p>CCP-370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DMS&quot;;&quot;/&quot;;[.B101])" office:value-type="string" office:string-value="DMS/CCP-370">
            <text:p>DMS/CCP-370</text:p>
          </table:table-cell>
          <table:table-cell table:style-name="ce125" office:value-type="string">
            <text:p>Impossible to select a exo:image node path for a nodetype in its dialog template </text:p>
          </table:table-cell>
          <table:table-cell table:style-name="ce76" office:value-type="string">
            <text:p>Step 1: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ECM-5185 </text:p>
          </table:table-cell>
          <table:table-cell table:style-name="ce107" table:number-columns-repeated="2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102];6;FIND(&quot;:&quot;;[.F102];1)-FIND(&quot; &quot;;[.F102];1)-1))&gt;VALUE(MID([.F101];6;FIND(&quot;:&quot;;[.F101];1)-FIND(&quot; &quot;;[.F101];1)-1));&quot;&quot;;MAX([.A$7:.A101])+1)" office:value-type="float" office:value="31">
            <text:p>031</text:p>
          </table:table-cell>
          <table:table-cell table:style-name="ce42" office:value-type="string">
            <text:p>CCP-393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DMS&quot;;&quot;/&quot;;[.B102])" office:value-type="string" office:string-value="DMS/CCP-393">
            <text:p>DMS/CCP-393</text:p>
          </table:table-cell>
          <table:table-cell table:style-name="ce97" office:value-type="string">
            <text:p>Check if The day of the month in the calendar pop-up is translated to French</text:p>
          </table:table-cell>
          <table:table-cell table:style-name="ce148" office:value-type="string">
            <text:p>Step 1: Change language</text:p>
          </table:table-cell>
          <table:table-cell table:style-name="ce148" office:value-type="string">
            <text:p>Go to Language Setting &amp; select French to display</text:p>
          </table:table-cell>
          <table:table-cell table:style-name="ce170" office:value-type="string">
            <text:p>The site is displayed in French</text:p>
          </table:table-cell>
          <table:table-cell table:style-name="ce100" office:value-type="string">
            <text:p>Major </text:p>
          </table:table-cell>
          <table:table-cell table:style-name="ce72" office:value-type="string">
            <text:p>ECM-5382</text:p>
            <text:p>Portal-3767</text:p>
          </table:table-cell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8">
          <table:table-cell table:style-name="ce80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42" office:value-type="string">
            <text:p>CCP-393</text:p>
          </table:table-cell>
          <table:table-cell table:style-name="ce90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4" table:formula="of:=CONCATENATE(&quot;DMS&quot;;&quot;/&quot;;[.B103])" office:value-type="string" office:string-value="DMS/CCP-393">
            <text:p>DMS/CCP-393</text:p>
          </table:table-cell>
          <table:table-cell table:style-name="ce76" office:value-type="string">
            <text:p>Check if The day of the month in the calendar pop-up is translated to French</text:p>
          </table:table-cell>
          <table:table-cell table:style-name="ce148" office:value-type="string">
            <text:p>Step 2: Check showing calendar popup in Site Explorer</text:p>
          </table:table-cell>
          <table:table-cell table:style-name="ce148" office:value-type="string">
            <text:p>- Go to Site Explorer --&gt; Add document</text:p>
            <text:p>- Choose template that contains calendar popup (Sample node, Podcast)</text:p>
          </table:table-cell>
          <table:table-cell table:style-name="ce148" office:value-type="string">
            <text:p>- The day of the month in the calendar pop-up is well translated to French</text:p>
            <text:p>- The week is start by Sunday</text:p>
          </table:table-cell>
          <table:table-cell table:style-name="ce100" office:value-type="string">
            <text:p>Maj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04];6;FIND(&quot;:&quot;;[.F104];1)-FIND(&quot; &quot;;[.F104];1)-1))&gt;VALUE(MID([.F103];6;FIND(&quot;:&quot;;[.F103];1)-FIND(&quot; &quot;;[.F103];1)-1));&quot;&quot;;MAX([.A$7:.A103])+1)" office:value-type="float" office:value="32">
            <text:p>032</text:p>
          </table:table-cell>
          <table:table-cell table:style-name="ce42" office:value-type="string">
            <text:p>CCP-393</text:p>
          </table:table-cell>
          <table:table-cell table:style-name="ce90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4" table:formula="of:=CONCATENATE(&quot;DMS&quot;;&quot;/&quot;;[.B104])" office:value-type="string" office:string-value="DMS/CCP-393">
            <text:p>DMS/CCP-393</text:p>
          </table:table-cell>
          <table:table-cell table:style-name="ce97" office:value-type="string">
            <text:p>Check the label of content-publishing validation form in French</text:p>
          </table:table-cell>
          <table:table-cell table:style-name="ce148" office:value-type="string">
            <text:p>Step 1: Create document</text:p>
          </table:table-cell>
          <table:table-cell table:style-name="ce148" office:value-type="string">
            <text:p>- Go to Site Explorer → Site Management</text:p>
            <text:p>- Select 1 folder &amp; add document</text:p>
          </table:table-cell>
          <table:table-cell table:style-name="ce170" office:value-type="string">
            <text:p>Create new document successfully</text:p>
          </table:table-cell>
          <table:table-cell table:style-name="ce100" office:value-type="string">
            <text:p>Major </text:p>
          </table:table-cell>
          <table:table-cell table:style-name="ce72" office:value-type="string">
            <text:p>WF-85</text:p>
          </table:table-cell>
          <table:table-cell table:style-name="ce193" office:value-type="string">
            <text:p>There're some errors in label in form in French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8">
          <table:table-cell table:style-name="ce80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42" office:value-type="string">
            <text:p>CCP-393</text:p>
          </table:table-cell>
          <table:table-cell table:style-name="ce90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4" table:formula="of:=CONCATENATE(&quot;DMS&quot;;&quot;/&quot;;[.B105])" office:value-type="string" office:string-value="DMS/CCP-393">
            <text:p>DMS/CCP-393</text:p>
          </table:table-cell>
          <table:table-cell table:style-name="ce46" office:value-type="string">
            <text:p>Check the label of content-publishing validation form in French</text:p>
          </table:table-cell>
          <table:table-cell table:style-name="ce148" office:value-type="string">
            <text:p>Step 2: Add action on document</text:p>
          </table:table-cell>
          <table:table-cell table:style-name="ce148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48" office:value-type="string">
            <text:p>Create new action successfully</text:p>
          </table:table-cell>
          <table:table-cell table:style-name="ce100" office:value-type="string">
            <text:p>Maj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2" office:value-type="string">
            <text:p>CCP-393</text:p>
          </table:table-cell>
          <table:table-cell table:style-name="ce90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4" table:formula="of:=CONCATENATE(&quot;DMS&quot;;&quot;/&quot;;[.B106])" office:value-type="string" office:string-value="DMS/CCP-393">
            <text:p>DMS/CCP-393</text:p>
          </table:table-cell>
          <table:table-cell table:style-name="ce46" office:value-type="string">
            <text:p>Check the label of content-publishing validation form in French</text:p>
          </table:table-cell>
          <table:table-cell table:style-name="ce148" office:value-type="string">
            <text:p>Step 3: Execute action</text:p>
          </table:table-cell>
          <table:table-cell table:style-name="ce148" office:value-type="string">
            <text:p>Right click on above document &amp; select the name of has just been added action</text:p>
          </table:table-cell>
          <table:table-cell table:style-name="ce170" office:value-type="string">
            <text:p>The action on document is done</text:p>
          </table:table-cell>
          <table:table-cell table:style-name="ce100" office:value-type="string">
            <text:p>Maj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1">
          <table:table-cell table:style-name="ce80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42" office:value-type="string">
            <text:p>CCP-393</text:p>
          </table:table-cell>
          <table:table-cell table:style-name="ce90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94" table:formula="of:=CONCATENATE(&quot;DMS&quot;;&quot;/&quot;;[.B107])" office:value-type="string" office:string-value="DMS/CCP-393">
            <text:p>DMS/CCP-393</text:p>
          </table:table-cell>
          <table:table-cell table:style-name="ce46" office:value-type="string">
            <text:p>Check the label of content-publishing validation form in French</text:p>
          </table:table-cell>
          <table:table-cell table:style-name="ce148" office:value-type="string">
            <text:p>Step 4: Manage action</text:p>
          </table:table-cell>
          <table:table-cell table:style-name="ce148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48" office:value-type="string">
            <text:p>The Task Manager form is shown, all labels are well translated in French</text:p>
          </table:table-cell>
          <table:table-cell table:style-name="ce100" office:value-type="string">
            <text:p>Maj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3">
          <table:table-cell table:style-name="ce80" table:formula="of:=IF(VALUE(MID([.F108];6;FIND(&quot;:&quot;;[.F108];1)-FIND(&quot; &quot;;[.F108];1)-1))&gt;VALUE(MID([.F107];6;FIND(&quot;:&quot;;[.F107];1)-FIND(&quot; &quot;;[.F107];1)-1));&quot;&quot;;MAX([.A$7:.A107])+1)" office:value-type="float" office:value="33">
            <text:p>033</text:p>
          </table:table-cell>
          <table:table-cell table:style-name="ce42" office:value-type="string">
            <text:p>CCP-375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CS&quot;;&quot;/&quot;;[.B108])" office:value-type="string" office:string-value="CS/CCP-375">
            <text:p>CS/CCP-375</text:p>
          </table:table-cell>
          <table:table-cell table:style-name="ce97" office:value-type="string">
            <text:p>Check displaying Gender in French</text:p>
          </table:table-cell>
          <table:table-cell table:style-name="ce76" office:value-type="string">
            <text:p>Step 1: Add contact</text:p>
          </table:table-cell>
          <table:table-cell table:style-name="ce100" office:value-type="string">
            <text:p>- Change language to French</text:p>
            <text:p>- Go to Contact page</text:p>
            <text:p>- Add a contact, and precise if it is male or female</text:p>
          </table:table-cell>
          <table:table-cell table:style-name="ce100" office:value-type="string">
            <text:p>Create new contact successfully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ALL-341, CS-4183 </text:p>
          </table:table-cell>
          <table:table-cell table:style-name="ce191" office:value-type="string">
            <text:p>Gender is displayed in English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2">
          <table:table-cell table:style-name="ce80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2" office:value-type="string">
            <text:p>CCP-375</text:p>
          </table:table-cell>
          <table:table-cell table:style-name="ce90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4" table:formula="of:=CONCATENATE(&quot;CS&quot;;&quot;/&quot;;[.B109])" office:value-type="string" office:string-value="CS/CCP-375">
            <text:p>CS/CCP-375</text:p>
          </table:table-cell>
          <table:table-cell table:style-name="ce46" office:value-type="string">
            <text:p>Check displaying Gender in French</text:p>
          </table:table-cell>
          <table:table-cell table:style-name="ce76" office:value-type="string">
            <text:p>Step 2: View added contact</text:p>
          </table:table-cell>
          <table:table-cell table:style-name="ce100" office:value-type="string">
            <text:p>- Select the address book contain above contact</text:p>
            <text:p>- Select added contact form list to view</text:p>
          </table:table-cell>
          <table:table-cell table:style-name="ce100" office:value-type="string">
            <text:p>The Gender is well translated in French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47">
          <table:table-cell table:style-name="ce80" table:formula="of:=IF(VALUE(MID([.F110];6;FIND(&quot;:&quot;;[.F110];1)-FIND(&quot; &quot;;[.F110];1)-1))&gt;VALUE(MID([.F109];6;FIND(&quot;:&quot;;[.F109];1)-FIND(&quot; &quot;;[.F109];1)-1));&quot;&quot;;MAX([.A$7:.A109])+1)" office:value-type="float" office:value="34">
            <text:p>034</text:p>
          </table:table-cell>
          <table:table-cell table:style-name="ce42" office:value-type="string">
            <text:p>CCP-36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CS&quot;;&quot;/&quot;;[.B110])" office:value-type="string" office:string-value="CS/CCP-367">
            <text:p>CS/CCP-367</text:p>
          </table:table-cell>
          <table:table-cell table:style-name="ce97" office:value-type="string">
            <text:p>Check displaying Add participant form in French</text:p>
          </table:table-cell>
          <table:table-cell table:style-name="ce76" office:value-type="string">
            <text:p>Step 1: Go to Agenda</text:p>
          </table:table-cell>
          <table:table-cell table:style-name="ce100" office:value-type="string">
            <text:p>- Change display language to French</text:p>
            <text:p>- Go to Agenda page</text:p>
          </table:table-cell>
          <table:table-cell table:style-name="ce100" office:value-type="string">
            <text:p>Agenda page is well displayed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CS-4174 </text:p>
          </table:table-cell>
          <table:table-cell table:style-name="ce191" office:value-type="string">
            <text:p>The window that is opened is not fully translated into French (see agenda_participants.jpg):</text:p>
            <text:p/>
            <text:p><text:s text:c="4"/>* "Group"</text:p>
            <text:p><text:s text:c="4"/>* "Username", "last name", "first name", "email name"</text:p>
            <text:p><text:s text:c="4"/>* "Add" button</text:p>
            <text:p><text:s text:c="4"/>* "Close" button</text:p>
            <text:p/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8">
          <table:table-cell table:style-name="ce80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2" office:value-type="string">
            <text:p>CCP-367</text:p>
          </table:table-cell>
          <table:table-cell table:style-name="ce90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4" table:formula="of:=CONCATENATE(&quot;CS&quot;;&quot;/&quot;;[.B111])" office:value-type="string" office:string-value="CS/CCP-367">
            <text:p>CS/CCP-367</text:p>
          </table:table-cell>
          <table:table-cell table:style-name="ce46" office:value-type="string">
            <text:p>Check displaying Add participant form in French</text:p>
          </table:table-cell>
          <table:table-cell table:style-name="ce76" office:value-type="string">
            <text:p>Step 2: Show Add new event form</text:p>
          </table:table-cell>
          <table:table-cell table:style-name="ce100" office:value-type="string">
            <text:p>- Click Add Event</text:p>
            <text:p>- Select Participant tab</text:p>
            <text:p>- Click the "+" which is near "participants"</text:p>
            <text:p>- Click on "choose a user"</text:p>
          </table:table-cell>
          <table:table-cell table:style-name="ce100" office:value-type="string">
            <text:p>The form is well translated in French</text:p>
          </table:table-cell>
          <table:table-cell table:style-name="ce100" office:value-type="string">
            <text:p>Minor </text:p>
          </table:table-cell>
          <table:table-cell table:style-name="ce48"/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9">
          <table:table-cell table:style-name="ce80" table:formula="of:=IF(VALUE(MID([.F112];6;FIND(&quot;:&quot;;[.F112];1)-FIND(&quot; &quot;;[.F112];1)-1))&gt;VALUE(MID([.F111];6;FIND(&quot;:&quot;;[.F111];1)-FIND(&quot; &quot;;[.F111];1)-1));&quot;&quot;;MAX([.A$7:.A111])+1)" office:value-type="float" office:value="35">
            <text:p>035</text:p>
          </table:table-cell>
          <table:table-cell table:style-name="ce42" office:value-type="string">
            <text:p>CCP-365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CS&quot;;&quot;/&quot;;[.B112])" office:value-type="string" office:string-value="CS/CCP-365">
            <text:p>CS/CCP-365</text:p>
          </table:table-cell>
          <table:table-cell table:style-name="ce97" office:value-type="string">
            <text:p>Check displaying Home page of eXo mail in languages</text:p>
          </table:table-cell>
          <table:table-cell table:style-name="ce76" office:value-type="string">
            <text:p>Step 1: Show Home page of Mail</text:p>
          </table:table-cell>
          <table:table-cell table:style-name="ce100" office:value-type="string">
            <text:p>- Change display language</text:p>
            <text:p>- Select Mail page</text:p>
          </table:table-cell>
          <table:table-cell table:style-name="ce100" office:value-type="string">
            <text:p>The home page of eXo mail is well displayed in selected language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CS-4170, CS-4163 </text:p>
          </table:table-cell>
          <table:table-cell table:style-name="ce195" office:value-type="string">
            <text:p>Home page of eXo Mail is only in English 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8">
          <table:table-cell table:style-name="ce80" table:formula="of:=IF(VALUE(MID([.F113];6;FIND(&quot;:&quot;;[.F113];1)-FIND(&quot; &quot;;[.F113];1)-1))&gt;VALUE(MID([.F112];6;FIND(&quot;:&quot;;[.F112];1)-FIND(&quot; &quot;;[.F112];1)-1));&quot;&quot;;MAX([.A$7:.A112])+1)" office:value-type="float" office:value="36">
            <text:p>036</text:p>
          </table:table-cell>
          <table:table-cell table:style-name="ce42" office:value-type="string">
            <text:p>CCP-31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CS&quot;;&quot;/&quot;;[.B113])" office:value-type="string" office:string-value="CS/CCP-317">
            <text:p>CS/CCP-317</text:p>
          </table:table-cell>
          <table:table-cell table:style-name="ce97" office:value-type="string">
            <text:p>Check chat popup in French</text:p>
          </table:table-cell>
          <table:table-cell table:style-name="ce76" office:value-type="string">
            <text:p>Step 1: Show chat popup</text:p>
          </table:table-cell>
          <table:table-cell table:style-name="ce100" office:value-type="string">
            <text:p>- Change display language</text:p>
            <text:p>- Show chat popup</text:p>
          </table:table-cell>
          <table:table-cell table:style-name="ce100" office:value-type="string">
            <text:p>Chat is well displayed in French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CS-4045, CS-4000 </text:p>
          </table:table-cell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114];6;FIND(&quot;:&quot;;[.F114];1)-FIND(&quot; &quot;;[.F114];1)-1))&gt;VALUE(MID([.F113];6;FIND(&quot;:&quot;;[.F113];1)-FIND(&quot; &quot;;[.F113];1)-1));&quot;&quot;;MAX([.A$7:.A113])+1)" office:value-type="float" office:value="37">
            <text:p>037</text:p>
          </table:table-cell>
          <table:table-cell table:style-name="ce42" office:value-type="string">
            <text:p>CCP-361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CS&quot;;&quot;/&quot;;[.B114])" office:value-type="string" office:string-value="CS/CCP-361">
            <text:p>CS/CCP-361</text:p>
          </table:table-cell>
          <table:table-cell table:style-name="ce97" office:value-type="string">
            <text:p>Check <text:s/>mini calendar in case change the first day of the week</text:p>
          </table:table-cell>
          <table:table-cell table:style-name="ce76" office:value-type="string">
            <text:p>Step 1: Configure the first day of the week in Calendar</text:p>
          </table:table-cell>
          <table:table-cell table:style-name="ce100" office:value-type="string">
            <text:p>- Go to Agenda page</text:p>
            <text:p>- Click Settings to show setting form</text:p>
            <text:p>- Select 1 day from list for Week Start on</text:p>
            <text:p>- Save</text:p>
          </table:table-cell>
          <table:table-cell table:style-name="ce100" office:value-type="string">
            <text:p>- Change is saved</text:p>
            <text:p>- The mini calendar is update with the new “First day of the week”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CS-4165 </text:p>
          </table:table-cell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8">
          <table:table-cell table:style-name="ce80" table:formula="of:=IF(VALUE(MID([.F115];6;FIND(&quot;:&quot;;[.F115];1)-FIND(&quot; &quot;;[.F115];1)-1))&gt;VALUE(MID([.F114];6;FIND(&quot;:&quot;;[.F114];1)-FIND(&quot; &quot;;[.F114];1)-1));&quot;&quot;;MAX([.A$7:.A114])+1)" office:value-type="float" office:value="38">
            <text:p>038</text:p>
          </table:table-cell>
          <table:table-cell table:style-name="ce42" office:value-type="string">
            <text:p>CCP-369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CS&quot;;&quot;/&quot;;[.B115])" office:value-type="string" office:string-value="CS/CCP-369">
            <text:p>CS/CCP-369</text:p>
          </table:table-cell>
          <table:table-cell table:style-name="ce97" office:value-type="string">
            <text:p>Check Adding mail folder</text:p>
          </table:table-cell>
          <table:table-cell table:style-name="ce76" office:value-type="string">
            <text:p>Step 1: Create new mail account with imap </text:p>
          </table:table-cell>
          <table:table-cell table:style-name="ce148" office:value-type="string">
            <text:p>- Go to Mail page</text:p>
            <text:p>- Create new account using imap service type (at step 3)</text:p>
          </table:table-cell>
          <table:table-cell table:style-name="ce170" office:value-type="string">
            <text:p>New mail account is created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ALL-342, CS-4178 </text:p>
          </table:table-cell>
          <table:table-cell table:style-name="ce107" office:value-type="string">
            <text:p>The folder isn't created and displayed in the Personal Folders.</text:p>
            <text:p>PS: The folder's add can be done successfully with the protocol Pop3 but not with Imap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48">
          <table:table-cell table:style-name="ce80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2" office:value-type="string">
            <text:p>CCP-369</text:p>
          </table:table-cell>
          <table:table-cell table:style-name="ce90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4" table:formula="of:=CONCATENATE(&quot;CS&quot;;&quot;/&quot;;[.B116])" office:value-type="string" office:string-value="CS/CCP-369">
            <text:p>CS/CCP-369</text:p>
          </table:table-cell>
          <table:table-cell table:style-name="ce46" office:value-type="string">
            <text:p>Check Adding mail folder</text:p>
          </table:table-cell>
          <table:table-cell table:style-name="ce148" office:value-type="string">
            <text:p>Step 2: Show Add new personal folder form</text:p>
          </table:table-cell>
          <table:table-cell table:style-name="ce160" office:value-type="string">
            <text:p>Right click on Inbox and choose add folder.</text:p>
          </table:table-cell>
          <table:table-cell table:style-name="ce148" office:value-type="string">
            <text:p>Add new folder form is shown</text:p>
          </table:table-cell>
          <table:table-cell table:style-name="ce100" office:value-type="string">
            <text:p>Maj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42" office:value-type="string">
            <text:p>CCP-369</text:p>
          </table:table-cell>
          <table:table-cell table:style-name="ce90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4" table:formula="of:=CONCATENATE(&quot;CS&quot;;&quot;/&quot;;[.B117])" office:value-type="string" office:string-value="CS/CCP-369">
            <text:p>CS/CCP-369</text:p>
          </table:table-cell>
          <table:table-cell table:style-name="ce46" office:value-type="string">
            <text:p>Check Adding mail folder</text:p>
          </table:table-cell>
          <table:table-cell table:style-name="ce148" office:value-type="string">
            <text:p>Step 3: Add folder</text:p>
          </table:table-cell>
          <table:table-cell table:style-name="ce148" office:value-type="string">
            <text:p>- Input folder name</text:p>
            <text:p>- Click Save</text:p>
          </table:table-cell>
          <table:table-cell table:style-name="ce170" office:value-type="string">
            <text:p>New folder is added successfully &amp; displayed in Personal Folders part</text:p>
          </table:table-cell>
          <table:table-cell table:style-name="ce100" office:value-type="string">
            <text:p>Maj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8">
          <table:table-cell table:style-name="ce80" table:formula="of:=IF(VALUE(MID([.F118];6;FIND(&quot;:&quot;;[.F118];1)-FIND(&quot; &quot;;[.F118];1)-1))&gt;VALUE(MID([.F117];6;FIND(&quot;:&quot;;[.F117];1)-FIND(&quot; &quot;;[.F117];1)-1));&quot;&quot;;MAX([.A$7:.A117])+1)" office:value-type="float" office:value="39">
            <text:p>039</text:p>
          </table:table-cell>
          <table:table-cell table:style-name="ce42" office:value-type="string">
            <text:p>CCP-31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18])" office:value-type="string" office:string-value="Portal/CCP-314">
            <text:p>Portal/CCP-314</text:p>
          </table:table-cell>
          <table:table-cell table:style-name="ce97" office:value-type="string">
            <text:p>Several JS problems with IE 7 </text:p>
          </table:table-cell>
          <table:table-cell table:style-name="ce76" office:value-type="string">
            <text:p>Step 1: Open form to edit portal layout</text:p>
          </table:table-cell>
          <table:table-cell table:style-name="ce100" office:value-type="string">
            <text:p>- Login with root</text:p>
            <text:p>- Open the edit portal layout page</text:p>
          </table:table-cell>
          <table:table-cell table:style-name="ce100" office:value-type="string">
            <text:p>Edit portal layout form is shown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ALL-297, WCM-2713, PORTAL-3766 </text:p>
          </table:table-cell>
          <table:table-cell table:style-name="ce192" office:value-type="string">
            <text:p>the drag and drop is not accurate, we have to drag the portlet far from where it will actually be dropped</text:p>
          </table:table-cell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8">
          <table:table-cell table:style-name="ce80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42" office:value-type="string">
            <text:p>CCP-314</text:p>
          </table:table-cell>
          <table:table-cell table:style-name="ce90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4" table:formula="of:=CONCATENATE(&quot;Portal&quot;;&quot;/&quot;;[.B119])" office:value-type="string" office:string-value="Portal/CCP-314">
            <text:p>Portal/CCP-314</text:p>
          </table:table-cell>
          <table:table-cell table:style-name="ce46" office:value-type="string">
            <text:p>Several JS problems with IE 7 </text:p>
          </table:table-cell>
          <table:table-cell table:style-name="ce76" office:value-type="string">
            <text:p>Step 2: Drag &amp; drop container</text:p>
          </table:table-cell>
          <table:table-cell table:style-name="ce100" office:value-type="string">
            <text:p>- Drag &amp; drop a column container into page</text:p>
          </table:table-cell>
          <table:table-cell table:style-name="ce100" office:value-type="string">
            <text:p>Drag &amp; drop successfully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2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8">
          <table:table-cell table:style-name="ce80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2" office:value-type="string">
            <text:p>CCP-314</text:p>
          </table:table-cell>
          <table:table-cell table:style-name="ce90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4" table:formula="of:=CONCATENATE(&quot;Portal&quot;;&quot;/&quot;;[.B120])" office:value-type="string" office:string-value="Portal/CCP-314">
            <text:p>Portal/CCP-314</text:p>
          </table:table-cell>
          <table:table-cell table:style-name="ce46" office:value-type="string">
            <text:p>Several JS problems with IE 7 </text:p>
          </table:table-cell>
          <table:table-cell table:style-name="ce76" office:value-type="string">
            <text:p>Step 3: Add portlet into page</text:p>
          </table:table-cell>
          <table:table-cell table:style-name="ce100" office:value-type="string">
            <text:p>Add many portlets in the columns, next to each other</text:p>
          </table:table-cell>
          <table:table-cell table:style-name="ce100" office:value-type="string">
            <text:p>The drag and drop is well done</text:p>
          </table:table-cell>
          <table:table-cell table:style-name="ce100" office:value-type="string">
            <text:p>Blocker </text:p>
          </table:table-cell>
          <table:table-cell table:style-name="ce42"/>
          <table:table-cell table:style-name="ce192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49">
          <table:table-cell table:style-name="ce80" table:formula="of:=IF(VALUE(MID([.F121];6;FIND(&quot;:&quot;;[.F121];1)-FIND(&quot; &quot;;[.F121];1)-1))&gt;VALUE(MID([.F120];6;FIND(&quot;:&quot;;[.F120];1)-FIND(&quot; &quot;;[.F120];1)-1));&quot;&quot;;MAX([.A$7:.A120])+1)" office:value-type="float" office:value="40">
            <text:p>040</text:p>
          </table:table-cell>
          <table:table-cell table:style-name="ce42" office:value-type="string">
            <text:p>CCP-381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21])" office:value-type="string" office:string-value="Portal/CCP-381">
            <text:p>Portal/CCP-381</text:p>
          </table:table-cell>
          <table:table-cell table:style-name="ce125" office:value-type="string">
            <text:p>Check if portlets <text:s/>can render a stream of images</text:p>
          </table:table-cell>
          <table:table-cell table:style-name="ce76" office:value-type="string">
            <text:p>Step 1:</text:p>
          </table:table-cell>
          <table:table-cell table:style-name="ce76" office:value-type="string">
            <text:p>- put the war file under \server\default\deploy\exoplatform.sar</text:p>
            <text:p>- edit \server\default\deploy\exoplatform.sar\META-INF\application.xml in order to deploy the portlet :</text:p>
            <text:p>&lt;module&gt;</text:p>
            <text:p><text:s text:c="4"/>&lt;web&gt;</text:p>
            <text:p><text:s text:c="6"/>&lt;web-uri&gt;gmaps.war&lt;/web-uri&gt;</text:p>
            <text:p><text:s text:c="6"/>&lt;context-root&gt;gmaps&lt;/context-root&gt;</text:p>
            <text:p><text:s text:c="4"/>&lt;/web&gt;</text:p>
            <text:p>&lt;/module&gt;</text:p>
            <text:p/>
            <text:p/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PORTAL-3780, SST-206 </text:p>
          </table:table-cell>
          <table:table-cell table:style-name="ce42" office:value-type="string">
            <text:p>Portlets can not render a stream of images </text:p>
            <text:p/>
          </table:table-cell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42" office:value-type="string">
            <text:p>CCP-381</text:p>
          </table:table-cell>
          <table:table-cell table:style-name="ce90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4" table:formula="of:=CONCATENATE(&quot;Portal&quot;;&quot;/&quot;;[.B122])" office:value-type="string" office:string-value="Portal/CCP-381">
            <text:p>Portal/CCP-381</text:p>
          </table:table-cell>
          <table:table-cell table:style-name="ce76" office:value-type="string">
            <text:p>Check if portlets <text:s/>can render a stream of images</text:p>
          </table:table-cell>
          <table:table-cell table:style-name="ce76" office:value-type="string">
            <text:p>Step 2: Start the server</text:p>
          </table:table-cell>
          <table:table-cell table:style-name="ce76" office:value-type="string">
            <text:p>Start the server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Blocker </text:p>
          </table:table-cell>
          <table:table-cell table:style-name="ce42" table:number-columns-repeated="2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2" office:value-type="string">
            <text:p>CCP-381</text:p>
          </table:table-cell>
          <table:table-cell table:style-name="ce90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4" table:formula="of:=CONCATENATE(&quot;Portal&quot;;&quot;/&quot;;[.B123])" office:value-type="string" office:string-value="Portal/CCP-381">
            <text:p>Portal/CCP-381</text:p>
          </table:table-cell>
          <table:table-cell table:style-name="ce76" office:value-type="string">
            <text:p>Check if portlets <text:s/>can render a stream of images</text:p>
          </table:table-cell>
          <table:table-cell table:style-name="ce76" office:value-type="string">
            <text:p>Step 3: Add the portlet to a page</text:p>
          </table:table-cell>
          <table:table-cell table:style-name="ce159" office:value-type="string">
            <text:p>Add the portlet to a page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Blocker </text:p>
          </table:table-cell>
          <table:table-cell table:style-name="ce42" table:number-columns-repeated="2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42" office:value-type="string">
            <text:p>CCP-381</text:p>
          </table:table-cell>
          <table:table-cell table:style-name="ce90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4" table:formula="of:=CONCATENATE(&quot;Portal&quot;;&quot;/&quot;;[.B124])" office:value-type="string" office:string-value="Portal/CCP-381">
            <text:p>Portal/CCP-381</text:p>
          </table:table-cell>
          <table:table-cell table:style-name="ce76" office:value-type="string">
            <text:p>Check if portlets <text:s/>can render a stream of images</text:p>
          </table:table-cell>
          <table:table-cell table:style-name="ce76" office:value-type="string">
            <text:p>Step 4: Choose a city (from the combo box)</text:p>
          </table:table-cell>
          <table:table-cell table:style-name="ce159" office:value-type="string">
            <text:p>- Choose a city (from the combo box)</text:p>
            <text:p>- Binaries are attached.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Blocker </text:p>
          </table:table-cell>
          <table:table-cell table:style-name="ce42" table:number-columns-repeated="2"/>
          <table:table-cell table:style-name="ce107"/>
          <table:table-cell table:style-name="ce109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3">
          <table:table-cell table:style-name="ce80" table:formula="of:=IF(VALUE(MID([.F125];6;FIND(&quot;:&quot;;[.F125];1)-FIND(&quot; &quot;;[.F125];1)-1))&gt;VALUE(MID([.F124];6;FIND(&quot;:&quot;;[.F124];1)-FIND(&quot; &quot;;[.F124];1)-1));&quot;&quot;;MAX([.A$7:.A124])+1)" office:value-type="float" office:value="41">
            <text:p>041</text:p>
          </table:table-cell>
          <table:table-cell table:style-name="ce42" office:value-type="string">
            <text:p>CCP-51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25])" office:value-type="string" office:string-value="Portal/CCP-51">
            <text:p>Portal/CCP-51</text:p>
          </table:table-cell>
          <table:table-cell table:style-name="ce97" office:value-type="string">
            <text:p>Check when click twice on Sign In button</text:p>
          </table:table-cell>
          <table:table-cell table:style-name="ce76" office:value-type="string">
            <text:p>Step 1: Sign in</text:p>
          </table:table-cell>
          <table:table-cell table:style-name="ce76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76" office:value-type="string">
            <text:p>Login successfully with no error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PORTAL-3221, WCM-2504 </text:p>
          </table:table-cell>
          <table:table-cell table:style-name="ce196" office:value-type="string">
            <text:p>Login Page: HTTP 404, when clickin twice on "Connection Button" 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23">
          <table:table-cell table:style-name="ce80" table:formula="of:=IF(VALUE(MID([.F126];6;FIND(&quot;:&quot;;[.F126];1)-FIND(&quot; &quot;;[.F126];1)-1))&gt;VALUE(MID([.F125];6;FIND(&quot;:&quot;;[.F125];1)-FIND(&quot; &quot;;[.F125];1)-1));&quot;&quot;;MAX([.A$7:.A125])+1)" office:value-type="float" office:value="42">
            <text:p>042</text:p>
          </table:table-cell>
          <table:table-cell table:style-name="ce42" office:value-type="string">
            <text:p>CCP-366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26])" office:value-type="string" office:string-value="Portal/CCP-366">
            <text:p>Portal/CCP-366</text:p>
          </table:table-cell>
          <table:table-cell table:style-name="ce97" office:value-type="string">
            <text:p>Title of button close window in popup not available in french </text:p>
          </table:table-cell>
          <table:table-cell table:style-name="ce76" office:value-type="string">
            <text:p>Step 1: Open any popup</text:p>
          </table:table-cell>
          <table:table-cell table:style-name="ce100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00" office:value-type="string">
            <text:p>The tool tip (title) is well displayed in French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ALL-325, PORTAL-3773 </text:p>
          </table:table-cell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30">
          <table:table-cell table:style-name="ce80" table:formula="of:=IF(VALUE(MID([.F127];6;FIND(&quot;:&quot;;[.F127];1)-FIND(&quot; &quot;;[.F127];1)-1))&gt;VALUE(MID([.F126];6;FIND(&quot;:&quot;;[.F126];1)-FIND(&quot; &quot;;[.F126];1)-1));&quot;&quot;;MAX([.A$7:.A126])+1)" office:value-type="float" office:value="43">
            <text:p>043</text:p>
          </table:table-cell>
          <table:table-cell table:style-name="ce42" office:value-type="string">
            <text:p>CCP-352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27])" office:value-type="string" office:string-value="Portal/CCP-352">
            <text:p>Portal/CCP-352</text:p>
          </table:table-cell>
          <table:table-cell table:style-name="ce125" office:value-type="string">
            <text:p>With a sample richfaces portlet the httpxmlrequest response is comming with lenght = 0 (nothing is comming back). </text:p>
          </table:table-cell>
          <table:table-cell table:style-name="ce76" office:value-type="string">
            <text:p>Step 1: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Blocker </text:p>
          </table:table-cell>
          <table:table-cell table:style-name="ce42" office:value-type="string">
            <text:p>PORTAL-3772 </text:p>
          </table:table-cell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3">
          <table:table-cell table:style-name="ce80" table:formula="of:=IF(VALUE(MID([.F128];6;FIND(&quot;:&quot;;[.F128];1)-FIND(&quot; &quot;;[.F128];1)-1))&gt;VALUE(MID([.F127];6;FIND(&quot;:&quot;;[.F127];1)-FIND(&quot; &quot;;[.F127];1)-1));&quot;&quot;;MAX([.A$7:.A127])+1)" office:value-type="float" office:value="44">
            <text:p>044</text:p>
          </table:table-cell>
          <table:table-cell table:style-name="ce42" office:value-type="string">
            <text:p>CCP-394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28])" office:value-type="string" office:string-value="Portal/CCP-394">
            <text:p>Portal/CCP-394</text:p>
          </table:table-cell>
          <table:table-cell table:style-name="ce97" office:value-type="string">
            <text:p>Check if mandatory textarea (*) on the right , not in the bottom</text:p>
          </table:table-cell>
          <table:table-cell table:style-name="ce148" office:value-type="string">
            <text:p>Step 1: Show form to check madatory field</text:p>
          </table:table-cell>
          <table:table-cell table:style-name="ce148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70" office:value-type="string">
            <text:p>The mandatory icon must be on the right</text:p>
          </table:table-cell>
          <table:table-cell table:style-name="ce100" office:value-type="string">
            <text:p>Major </text:p>
          </table:table-cell>
          <table:table-cell table:style-name="ce73" office:value-type="string">
            <text:p>Portal-3739</text:p>
          </table:table-cell>
          <table:table-cell table:style-name="ce193" office:value-type="string">
            <text:p>The mandatory icon sometimes at the bottom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30">
          <table:table-cell table:style-name="ce80" table:formula="of:=IF(VALUE(MID([.F129];6;FIND(&quot;:&quot;;[.F129];1)-FIND(&quot; &quot;;[.F129];1)-1))&gt;VALUE(MID([.F128];6;FIND(&quot;:&quot;;[.F128];1)-FIND(&quot; &quot;;[.F128];1)-1));&quot;&quot;;MAX([.A$7:.A128])+1)" office:value-type="float" office:value="45">
            <text:p>045</text:p>
          </table:table-cell>
          <table:table-cell table:style-name="ce42" office:value-type="string">
            <text:p>CCP-394</text:p>
          </table:table-cell>
          <table:table-cell table:style-name="ce90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4" table:formula="of:=CONCATENATE(&quot;Portal&quot;;&quot;/&quot;;[.B129])" office:value-type="string" office:string-value="Portal/CCP-394">
            <text:p>Portal/CCP-394</text:p>
          </table:table-cell>
          <table:table-cell table:style-name="ce97" office:value-type="string">
            <text:p>Check if the max length of Group label is up to 50 characters</text:p>
          </table:table-cell>
          <table:table-cell table:style-name="ce148" office:value-type="string">
            <text:p>Step 1: Show add new group form</text:p>
          </table:table-cell>
          <table:table-cell table:style-name="ce148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48" office:value-type="string">
            <text:p>Add new group icon is shown</text:p>
          </table:table-cell>
          <table:table-cell table:style-name="ce100" office:value-type="string">
            <text:p>Minor </text:p>
          </table:table-cell>
          <table:table-cell table:style-name="ce73" office:value-type="string">
            <text:p>Portal-3740</text:p>
          </table:table-cell>
          <table:table-cell table:style-name="ce193" office:value-type="string">
            <text:p>Max length of Group label is limited to 30 characters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42" office:value-type="string">
            <text:p>CCP-394</text:p>
          </table:table-cell>
          <table:table-cell table:style-name="ce90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4" table:formula="of:=CONCATENATE(&quot;Portal&quot;;&quot;/&quot;;[.B130])" office:value-type="string" office:string-value="Portal/CCP-394">
            <text:p>Portal/CCP-394</text:p>
          </table:table-cell>
          <table:table-cell table:style-name="ce46" office:value-type="string">
            <text:p>Check if the max length of Group label is up to 50 characters</text:p>
          </table:table-cell>
          <table:table-cell table:style-name="ce148" office:value-type="string">
            <text:p>Step 2: Check max length of Group label field</text:p>
          </table:table-cell>
          <table:table-cell table:style-name="ce148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70" office:value-type="string">
            <text:p>Show message alerts the group label must have from 3 to 50 characters</text:p>
          </table:table-cell>
          <table:table-cell table:style-name="ce100" office:value-type="string">
            <text:p>Min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31];6;FIND(&quot;:&quot;;[.F131];1)-FIND(&quot; &quot;;[.F131];1)-1))&gt;VALUE(MID([.F130];6;FIND(&quot;:&quot;;[.F130];1)-FIND(&quot; &quot;;[.F130];1)-1));&quot;&quot;;MAX([.A$7:.A130])+1)" office:value-type="float" office:value="46">
            <text:p>046</text:p>
          </table:table-cell>
          <table:table-cell table:style-name="ce42" office:value-type="string">
            <text:p>CCP-394</text:p>
          </table:table-cell>
          <table:table-cell table:style-name="ce90"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94" table:formula="of:=CONCATENATE(&quot;Portal&quot;;&quot;/&quot;;[.B131])" office:value-type="string" office:string-value="Portal/CCP-394">
            <text:p>Portal/CCP-394</text:p>
          </table:table-cell>
          <table:table-cell table:style-name="ce97" office:value-type="string">
            <text:p>Check the translation of label in message popup</text:p>
          </table:table-cell>
          <table:table-cell table:style-name="ce148" office:value-type="string">
            <text:p>Step 1: Change language</text:p>
          </table:table-cell>
          <table:table-cell table:style-name="ce148" office:value-type="string">
            <text:p>Go to Language Setting &amp; select 1 language to display</text:p>
          </table:table-cell>
          <table:table-cell table:style-name="ce148" office:value-type="string">
            <text:p>The site is displayed in selected language</text:p>
          </table:table-cell>
          <table:table-cell table:style-name="ce100" office:value-type="string">
            <text:p>Minor </text:p>
          </table:table-cell>
          <table:table-cell table:style-name="ce73" office:value-type="string">
            <text:p>Portal-3658</text:p>
          </table:table-cell>
          <table:table-cell table:style-name="ce193" office:value-type="string">
            <text:p>The message labels ("Error", "Warning" and "Info") cannot be localized</text:p>
          </table:table-cell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22">
          <table:table-cell table:style-name="ce80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42" office:value-type="string">
            <text:p>CCP-394</text:p>
          </table:table-cell>
          <table:table-cell table:style-name="ce90"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94" table:formula="of:=CONCATENATE(&quot;Portal&quot;;&quot;/&quot;;[.B132])" office:value-type="string" office:string-value="Portal/CCP-394">
            <text:p>Portal/CCP-394</text:p>
          </table:table-cell>
          <table:table-cell table:style-name="ce46" office:value-type="string">
            <text:p>Check the translation of label in message popup</text:p>
          </table:table-cell>
          <table:table-cell table:style-name="ce148" office:value-type="string">
            <text:p>Step 2: Show message popup</text:p>
          </table:table-cell>
          <table:table-cell table:style-name="ce148" office:value-type="string">
            <text:p>- Do action that will show a message popup <text:span text:style-name="T6">(</text:span>e.g: Create new group with invalid value<text:span text:style-name="T6">)</text:span></text:p>
          </table:table-cell>
          <table:table-cell table:style-name="ce170" office:value-type="string">
            <text:p>Message popup is shown with labels are well translated in selected language</text:p>
          </table:table-cell>
          <table:table-cell table:style-name="ce100" office:value-type="string">
            <text:p>Minor </text:p>
          </table:table-cell>
          <table:table-cell table:style-name="ce72"/>
          <table:table-cell table:style-name="ce193"/>
          <table:table-cell table:style-name="ce107"/>
          <table:table-cell table:style-name="ce72" table:number-columns-repeated="235"/>
          <table:table-cell table:style-name="ce113" table:number-columns-repeated="9"/>
          <table:table-cell table:style-name="ce217" table:number-columns-repeated="768"/>
        </table:table-row>
        <table:table-row table:style-name="ro19">
          <table:table-cell table:style-name="ce80" table:formula="of:=IF(VALUE(MID([.F133];6;FIND(&quot;:&quot;;[.F133];1)-FIND(&quot; &quot;;[.F133];1)-1))&gt;VALUE(MID([.F132];6;FIND(&quot;:&quot;;[.F132];1)-FIND(&quot; &quot;;[.F132];1)-1));&quot;&quot;;MAX([.A$7:.A132])+1)" office:value-type="float" office:value="47">
            <text:p>047</text:p>
          </table:table-cell>
          <table:table-cell table:style-name="ce42" office:value-type="string">
            <text:p>CCP-177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33])" office:value-type="string" office:string-value="Portal/CCP-177">
            <text:p>Portal/CCP-177</text:p>
          </table:table-cell>
          <table:table-cell table:style-name="ce125" office:value-type="string">
            <text:p>AIO 1.6.4 Expected Improvements or Contributions</text:p>
          </table:table-cell>
          <table:table-cell table:style-name="ce76" office:value-type="string">
            <text:p>Step 1: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Minor </text:p>
          </table:table-cell>
          <table:table-cell table:style-name="ce48" office:value-type="string">
            <text:p>PORTAL-3444 </text:p>
          </table:table-cell>
          <table:table-cell table:style-name="ce191" office:value-type="string">
            <text:p>ExtendedPortalConfigListener</text:p>
          </table:table-cell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8">
          <table:table-cell table:style-name="ce80" table:formula="of:=IF(VALUE(MID([.F134];6;FIND(&quot;:&quot;;[.F134];1)-FIND(&quot; &quot;;[.F134];1)-1))&gt;VALUE(MID([.F133];6;FIND(&quot;:&quot;;[.F133];1)-FIND(&quot; &quot;;[.F133];1)-1));&quot;&quot;;MAX([.A$7:.A133])+1)" office:value-type="float" office:value="48">
            <text:p>048</text:p>
          </table:table-cell>
          <table:table-cell table:style-name="ce42" office:value-type="string">
            <text:p>CCP-268</text:p>
          </table:table-cell>
          <table:table-cell table:style-name="ce90" office:value-type="float" office:value="1">
            <text:p>001</text:p>
          </table:table-cell>
          <table:table-cell table:style-name="ce94" table:formula="of:=CONCATENATE(&quot;Portal&quot;;&quot;/&quot;;[.B134])" office:value-type="string" office:string-value="Portal/CCP-268">
            <text:p>Portal/CCP-268</text:p>
          </table:table-cell>
          <table:table-cell table:style-name="ce125" office:value-type="string">
            <text:p>[CG38: #726]: Erreur javascript </text:p>
          </table:table-cell>
          <table:table-cell table:style-name="ce76" office:value-type="string">
            <text:p>Step 1: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(cont...)</text:p>
          </table:table-cell>
          <table:table-cell table:style-name="ce100" office:value-type="string">
            <text:p>Major </text:p>
          </table:table-cell>
          <table:table-cell table:style-name="ce48" office:value-type="string">
            <text:p>PORTAL-3743 </text:p>
          </table:table-cell>
          <table:table-cell table:style-name="ce191"/>
          <table:table-cell table:style-name="ce107"/>
          <table:table-cell table:style-name="ce199" table:number-columns-repeated="235"/>
          <table:table-cell table:style-name="ce112" table:number-columns-repeated="9"/>
          <table:table-cell table:number-columns-repeated="768"/>
        </table:table-row>
        <table:table-row table:style-name="ro1">
          <table:table-cell table:style-name="ce113" table:number-columns-repeated="2"/>
          <table:table-cell table:style-name="ce90"/>
          <table:table-cell table:style-name="ce113" table:number-columns-repeated="5"/>
          <table:table-cell table:style-name="ce100"/>
          <table:table-cell table:style-name="ce113" table:number-columns-repeated="247"/>
          <table:table-cell table:style-name="ce217" table:number-columns-repeated="768"/>
        </table:table-row>
        <table:table-row table:style-name="ro1" table:number-rows-repeated="36">
          <table:table-cell table:style-name="ce113" table:number-columns-repeated="8"/>
          <table:table-cell table:style-name="ce100"/>
          <table:table-cell table:style-name="ce113" table:number-columns-repeated="247"/>
          <table:table-cell table:style-name="ce217" table:number-columns-repeated="768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26"/>
          <table:table-cell table:style-name="ce149"/>
          <table:table-cell table:style-name="ce150"/>
          <table:table-cell table:style-name="ce171"/>
          <table:table-cell table:style-name="ce100"/>
          <table:table-cell table:style-name="ce176" table:number-columns-repeated="222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27"/>
          <table:table-cell table:style-name="ce149"/>
          <table:table-cell table:style-name="ce161"/>
          <table:table-cell table:style-name="ce171"/>
          <table:table-cell table:style-name="ce100"/>
          <table:table-cell table:style-name="ce176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26"/>
          <table:table-cell table:style-name="ce149"/>
          <table:table-cell table:style-name="ce150"/>
          <table:table-cell table:style-name="ce171"/>
          <table:table-cell table:style-name="ce100"/>
          <table:table-cell table:style-name="ce176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27"/>
          <table:table-cell table:style-name="ce149"/>
          <table:table-cell table:style-name="ce145"/>
          <table:table-cell table:style-name="ce171"/>
          <table:table-cell table:style-name="ce100"/>
          <table:table-cell table:style-name="ce176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27"/>
          <table:table-cell table:style-name="ce149"/>
          <table:table-cell table:style-name="ce161"/>
          <table:table-cell table:style-name="ce153"/>
          <table:table-cell table:style-name="ce100"/>
          <table:table-cell table:style-name="ce176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28"/>
          <table:table-cell table:style-name="ce150" table:number-columns-repeated="2"/>
          <table:table-cell table:style-name="ce153"/>
          <table:table-cell table:style-name="ce100"/>
          <table:table-cell table:style-name="ce177" table:number-columns-repeated="4"/>
          <table:table-cell table:style-name="ce179" table:number-columns-repeated="218"/>
          <table:table-cell table:style-name="ce185" table:number-columns-repeated="3"/>
          <table:table-cell table:number-columns-repeated="790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29"/>
          <table:table-cell table:style-name="ce150"/>
          <table:table-cell table:style-name="ce145"/>
          <table:table-cell table:style-name="ce153"/>
          <table:table-cell table:style-name="ce100"/>
          <table:table-cell table:style-name="ce177" table:number-columns-repeated="4"/>
          <table:table-cell table:style-name="ce179" table:number-columns-repeated="218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30"/>
          <table:table-cell table:style-name="ce150"/>
          <table:table-cell table:style-name="ce145"/>
          <table:table-cell table:style-name="ce153"/>
          <table:table-cell table:style-name="ce100"/>
          <table:table-cell table:style-name="ce177" table:number-columns-repeated="4"/>
          <table:table-cell table:style-name="ce179" table:number-columns-repeated="218"/>
          <table:table-cell table:style-name="ce185" table:number-columns-repeated="3"/>
          <table:table-cell table:number-columns-repeated="790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31"/>
          <table:table-cell table:style-name="ce150"/>
          <table:table-cell table:style-name="ce145"/>
          <table:table-cell table:style-name="ce153"/>
          <table:table-cell table:style-name="ce173"/>
          <table:table-cell table:style-name="ce177" table:number-columns-repeated="4"/>
          <table:table-cell table:style-name="ce179" table:number-columns-repeated="218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30"/>
          <table:table-cell table:style-name="ce150"/>
          <table:table-cell table:style-name="ce145"/>
          <table:table-cell table:style-name="ce153"/>
          <table:table-cell table:style-name="ce173"/>
          <table:table-cell table:style-name="ce177" table:number-columns-repeated="4"/>
          <table:table-cell table:style-name="ce179" table:number-columns-repeated="218"/>
          <table:table-cell table:style-name="ce185" table:number-columns-repeated="3"/>
          <table:table-cell table:number-columns-repeated="790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31"/>
          <table:table-cell table:style-name="ce150"/>
          <table:table-cell table:style-name="ce145"/>
          <table:table-cell table:style-name="ce153"/>
          <table:table-cell table:style-name="ce173"/>
          <table:table-cell table:style-name="ce177" table:number-columns-repeated="4"/>
          <table:table-cell table:style-name="ce179" table:number-columns-repeated="218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2"/>
          <table:table-cell table:style-name="ce150"/>
          <table:table-cell table:style-name="ce145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 table:number-rows-repeated="3">
          <table:table-cell table:style-name="ce114"/>
          <table:table-cell table:style-name="ce117"/>
          <table:table-cell table:style-name="ce121"/>
          <table:table-cell table:style-name="ce122"/>
          <table:table-cell table:style-name="ce133"/>
          <table:table-cell table:style-name="ce150"/>
          <table:table-cell table:style-name="ce133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4"/>
          <table:table-cell table:style-name="ce151"/>
          <table:table-cell table:style-name="ce162"/>
          <table:table-cell table:style-name="ce140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5"/>
          <table:table-cell table:style-name="ce151"/>
          <table:table-cell table:style-name="ce163"/>
          <table:table-cell table:style-name="ce140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5"/>
          <table:table-cell table:style-name="ce151"/>
          <table:table-cell table:style-name="ce164"/>
          <table:table-cell table:style-name="ce140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>
          <table:table-cell table:style-name="ce114"/>
          <table:table-cell table:style-name="ce117"/>
          <table:table-cell table:style-name="ce114"/>
          <table:table-cell table:style-name="ce122"/>
          <table:table-cell table:style-name="ce132"/>
          <table:table-cell table:style-name="ce150"/>
          <table:table-cell table:style-name="ce145"/>
          <table:table-cell table:style-name="ce153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2"/>
          <table:table-cell table:style-name="ce150"/>
          <table:table-cell table:style-name="ce145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2"/>
          <table:table-cell table:style-name="ce150"/>
          <table:table-cell table:style-name="ce145"/>
          <table:table-cell table:style-name="ce153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6" table:number-columns-repeated="224"/>
          <table:table-cell table:number-columns-repeated="791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30"/>
          <table:table-cell table:style-name="ce150"/>
          <table:table-cell table:style-name="ce145"/>
          <table:table-cell table:style-name="ce153"/>
          <table:table-cell table:style-name="ce173"/>
          <table:table-cell table:style-name="ce177" table:number-columns-repeated="2"/>
          <table:table-cell table:style-name="ce178" table:number-columns-repeated="220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31"/>
          <table:table-cell table:style-name="ce150"/>
          <table:table-cell table:style-name="ce145"/>
          <table:table-cell table:style-name="ce153"/>
          <table:table-cell table:style-name="ce173"/>
          <table:table-cell table:style-name="ce177" table:number-columns-repeated="2"/>
          <table:table-cell table:style-name="ce178" table:number-columns-repeated="220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2"/>
          <table:table-cell table:style-name="ce150"/>
          <table:table-cell table:style-name="ce145"/>
          <table:table-cell table:style-name="ce153"/>
          <table:table-cell table:style-name="ce173"/>
          <table:table-cell table:style-name="ce179" table:number-columns-repeated="222"/>
          <table:table-cell table:style-name="ce185" table:number-columns-repeated="3"/>
          <table:table-cell table:number-columns-repeated="790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9" table:number-columns-repeated="222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6"/>
          <table:table-cell table:style-name="ce150"/>
          <table:table-cell table:style-name="ce133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4"/>
          <table:table-cell table:style-name="ce135"/>
          <table:table-cell table:style-name="ce165"/>
          <table:table-cell table:style-name="ce140"/>
          <table:table-cell table:style-name="ce173"/>
          <table:table-cell table:style-name="ce180" table:number-columns-repeated="222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5" table:number-columns-repeated="2"/>
          <table:table-cell table:style-name="ce165"/>
          <table:table-cell table:style-name="ce140"/>
          <table:table-cell table:style-name="ce173"/>
          <table:table-cell table:style-name="ce180" table:number-columns-repeated="222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4"/>
          <table:table-cell table:style-name="ce135"/>
          <table:table-cell table:style-name="ce166"/>
          <table:table-cell table:style-name="ce140"/>
          <table:table-cell table:style-name="ce173"/>
          <table:table-cell table:style-name="ce181" table:number-columns-repeated="222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5" table:number-columns-repeated="2"/>
          <table:table-cell table:style-name="ce165"/>
          <table:table-cell table:style-name="ce140"/>
          <table:table-cell table:style-name="ce173"/>
          <table:table-cell table:style-name="ce181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5" table:number-columns-repeated="3"/>
          <table:table-cell table:style-name="ce140"/>
          <table:table-cell table:style-name="ce173"/>
          <table:table-cell table:style-name="ce181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37"/>
          <table:table-cell table:style-name="ce138"/>
          <table:table-cell table:style-name="ce166"/>
          <table:table-cell table:style-name="ce140"/>
          <table:table-cell table:style-name="ce173"/>
          <table:table-cell table:style-name="ce181" table:number-columns-repeated="222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38" table:number-columns-repeated="2"/>
          <table:table-cell table:style-name="ce167"/>
          <table:table-cell table:style-name="ce140"/>
          <table:table-cell table:style-name="ce173"/>
          <table:table-cell table:style-name="ce181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14"/>
          <table:table-cell table:style-name="ce122"/>
          <table:table-cell table:style-name="ce132"/>
          <table:table-cell table:style-name="ce150"/>
          <table:table-cell table:style-name="ce145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33"/>
          <table:table-cell table:style-name="ce150"/>
          <table:table-cell table:style-name="ce133"/>
          <table:table-cell table:style-name="ce15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3"/>
          <table:table-cell table:style-name="ce139"/>
          <table:table-cell table:style-name="ce150"/>
          <table:table-cell table:style-name="ce145"/>
          <table:table-cell table:style-name="ce153"/>
          <table:table-cell table:style-name="ce173"/>
          <table:table-cell table:style-name="ce182" table:number-columns-repeated="3"/>
          <table:table-cell table:style-name="ce183" table:number-columns-repeated="219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3"/>
          <table:table-cell table:style-name="ce140" table:number-columns-repeated="3"/>
          <table:table-cell table:style-name="ce142"/>
          <table:table-cell table:style-name="ce173"/>
          <table:table-cell table:style-name="ce182" table:number-columns-repeated="3"/>
          <table:table-cell table:style-name="ce183" table:number-columns-repeated="219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1"/>
          <table:table-cell table:style-name="ce152"/>
          <table:table-cell table:style-name="ce133"/>
          <table:table-cell table:style-name="ce172"/>
          <table:table-cell table:style-name="ce173"/>
          <table:table-cell table:style-name="ce183" table:number-columns-repeated="222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2" table:number-columns-repeated="3"/>
          <table:table-cell table:style-name="ce140"/>
          <table:table-cell table:style-name="ce173"/>
          <table:table-cell table:style-name="ce184" table:number-columns-repeated="222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39"/>
          <table:table-cell table:style-name="ce140"/>
          <table:table-cell table:style-name="ce133"/>
          <table:table-cell table:style-name="ce153"/>
          <table:table-cell table:style-name="ce173"/>
          <table:table-cell table:style-name="ce184" table:number-columns-repeated="222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0" table:number-columns-repeated="4"/>
          <table:table-cell table:style-name="ce173"/>
          <table:table-cell table:style-name="ce184" table:number-columns-repeated="222"/>
          <table:table-cell table:style-name="ce18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39"/>
          <table:table-cell table:style-name="ce140"/>
          <table:table-cell table:style-name="ce133"/>
          <table:table-cell table:style-name="ce153"/>
          <table:table-cell table:style-name="ce173"/>
          <table:table-cell table:style-name="ce185" table:number-columns-repeated="225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0" table:number-columns-repeated="4"/>
          <table:table-cell table:style-name="ce173"/>
          <table:table-cell table:style-name="ce185" table:number-columns-repeated="225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0" table:number-columns-repeated="4"/>
          <table:table-cell table:style-name="ce173"/>
          <table:table-cell table:style-name="ce187" table:number-columns-repeated="225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39"/>
          <table:table-cell table:style-name="ce140"/>
          <table:table-cell table:style-name="ce133"/>
          <table:table-cell table:style-name="ce153"/>
          <table:table-cell table:style-name="ce173"/>
          <table:table-cell table:style-name="ce185" table:number-columns-repeated="225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0" table:number-columns-repeated="4"/>
          <table:table-cell table:style-name="ce173"/>
          <table:table-cell table:style-name="ce185" table:number-columns-repeated="225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3"/>
          <table:table-cell table:style-name="ce140" table:number-columns-repeated="4"/>
          <table:table-cell table:style-name="ce173"/>
          <table:table-cell table:style-name="ce187" table:number-columns-repeated="225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14"/>
          <table:table-cell table:style-name="ce122"/>
          <table:table-cell table:style-name="ce143"/>
          <table:table-cell table:style-name="ce150"/>
          <table:table-cell table:style-name="ce133"/>
          <table:table-cell table:style-name="ce153"/>
          <table:table-cell table:style-name="ce173"/>
          <table:table-cell table:style-name="ce188"/>
          <table:table-cell table:style-name="ce187" table:number-columns-repeated="224"/>
          <table:table-cell table:number-columns-repeated="790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33"/>
          <table:table-cell table:style-name="ce150"/>
          <table:table-cell table:style-name="ce133"/>
          <table:table-cell table:style-name="ce153"/>
          <table:table-cell table:style-name="ce173"/>
          <table:table-cell table:style-name="ce189"/>
          <table:table-cell table:number-columns-repeated="1014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44"/>
          <table:table-cell table:style-name="ce150"/>
          <table:table-cell table:style-name="ce145"/>
          <table:table-cell table:style-name="ce153"/>
          <table:table-cell table:style-name="ce173"/>
          <table:table-cell table:style-name="ce189"/>
          <table:table-cell table:number-columns-repeated="1014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45"/>
          <table:table-cell table:style-name="ce150"/>
          <table:table-cell table:style-name="ce145"/>
          <table:table-cell table:style-name="ce153"/>
          <table:table-cell table:style-name="ce173"/>
          <table:table-cell table:style-name="ce189"/>
          <table:table-cell table:number-columns-repeated="1014"/>
        </table:table-row>
        <table:table-row table:style-name="ro1">
          <table:table-cell table:style-name="ce114"/>
          <table:table-cell table:style-name="ce118"/>
          <table:table-cell table:style-name="ce121"/>
          <table:table-cell table:style-name="ce122"/>
          <table:table-cell table:style-name="ce146"/>
          <table:table-cell table:style-name="ce153"/>
          <table:table-cell table:style-name="ce147"/>
          <table:table-cell table:style-name="ce153"/>
          <table:table-cell table:style-name="ce173"/>
          <table:table-cell table:style-name="ce189"/>
          <table:table-cell table:number-columns-repeated="1014"/>
        </table:table-row>
        <table:table-row table:style-name="ro1">
          <table:table-cell table:style-name="ce114"/>
          <table:table-cell table:style-name="ce118"/>
          <table:table-cell table:style-name="ce121"/>
          <table:table-cell table:style-name="ce122"/>
          <table:table-cell table:style-name="ce147"/>
          <table:table-cell table:style-name="ce153"/>
          <table:table-cell table:style-name="ce147"/>
          <table:table-cell table:style-name="ce153"/>
          <table:table-cell table:style-name="ce173"/>
          <table:table-cell table:style-name="ce50"/>
          <table:table-cell table:style-name="ce178" table:number-columns-repeated="221"/>
          <table:table-cell table:number-columns-repeated="793"/>
        </table:table-row>
        <table:table-row table:style-name="ro1">
          <table:table-cell table:style-name="ce114"/>
          <table:table-cell table:style-name="ce118"/>
          <table:table-cell table:style-name="ce121"/>
          <table:table-cell table:style-name="ce122"/>
          <table:table-cell table:style-name="ce147"/>
          <table:table-cell table:style-name="ce153"/>
          <table:table-cell table:style-name="ce145"/>
          <table:table-cell table:style-name="ce147"/>
          <table:table-cell table:style-name="ce173"/>
          <table:table-cell table:style-name="ce50"/>
          <table:table-cell table:style-name="ce178" table:number-columns-repeated="221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44"/>
          <table:table-cell table:style-name="ce150"/>
          <table:table-cell table:style-name="ce145"/>
          <table:table-cell table:style-name="ce153"/>
          <table:table-cell table:style-name="ce173"/>
          <table:table-cell table:style-name="ce50"/>
          <table:table-cell table:style-name="ce178" table:number-columns-repeated="221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45"/>
          <table:table-cell table:style-name="ce150"/>
          <table:table-cell table:style-name="ce133"/>
          <table:table-cell table:style-name="ce153"/>
          <table:table-cell table:style-name="ce173"/>
          <table:table-cell table:style-name="ce50"/>
          <table:table-cell table:style-name="ce178" table:number-columns-repeated="221"/>
          <table:table-cell table:number-columns-repeated="793"/>
        </table:table-row>
        <table:table-row table:style-name="ro1">
          <table:table-cell table:style-name="ce114"/>
          <table:table-cell table:style-name="ce117"/>
          <table:table-cell table:style-name="ce121"/>
          <table:table-cell table:style-name="ce122"/>
          <table:table-cell table:style-name="ce144"/>
          <table:table-cell table:style-name="ce150"/>
          <table:table-cell table:style-name="ce133"/>
          <table:table-cell table:style-name="ce153"/>
          <table:table-cell table:style-name="ce173"/>
          <table:table-cell table:style-name="ce190"/>
          <table:table-cell table:style-name="ce197" table:number-columns-repeated="221"/>
          <table:table-cell table:style-name="ce215" table:number-columns-repeated="3"/>
          <table:table-cell table:number-columns-repeated="790"/>
        </table:table-row>
        <table:table-row table:style-name="ro1" table:number-rows-repeated="2">
          <table:table-cell table:style-name="ce114"/>
          <table:table-cell table:style-name="ce117"/>
          <table:table-cell table:style-name="ce121"/>
          <table:table-cell table:style-name="ce122"/>
          <table:table-cell table:style-name="ce145"/>
          <table:table-cell table:style-name="ce150"/>
          <table:table-cell table:style-name="ce145"/>
          <table:table-cell table:style-name="ce153"/>
          <table:table-cell table:style-name="ce173"/>
          <table:table-cell table:style-name="ce190"/>
          <table:table-cell table:style-name="ce197" table:number-columns-repeated="221"/>
          <table:table-cell table:style-name="ce215" table:number-columns-repeated="3"/>
          <table:table-cell table:number-columns-repeated="790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44"/>
          <table:table-cell table:style-name="ce150"/>
          <table:table-cell table:style-name="ce145"/>
          <table:table-cell table:style-name="ce153"/>
          <table:table-cell table:style-name="ce173"/>
          <table:table-cell table:style-name="ce186"/>
          <table:table-cell table:style-name="ce177" table:number-columns-repeated="2"/>
          <table:table-cell table:style-name="ce178" table:number-columns-repeated="219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45" table:number-columns-repeated="3"/>
          <table:table-cell table:style-name="ce153"/>
          <table:table-cell table:style-name="ce173"/>
          <table:table-cell table:style-name="ce186"/>
          <table:table-cell table:style-name="ce177" table:number-columns-repeated="2"/>
          <table:table-cell table:style-name="ce178" table:number-columns-repeated="219"/>
          <table:table-cell table:number-columns-repeated="793"/>
        </table:table-row>
        <table:table-row table:style-name="ro1">
          <table:table-cell table:style-name="ce114"/>
          <table:table-cell table:style-name="ce116"/>
          <table:table-cell table:style-name="ce121"/>
          <table:table-cell table:style-name="ce122"/>
          <table:table-cell table:style-name="ce144"/>
          <table:table-cell table:style-name="ce150"/>
          <table:table-cell table:style-name="ce133"/>
          <table:table-cell table:style-name="ce153"/>
          <table:table-cell table:style-name="ce173"/>
          <table:table-cell table:style-name="ce186"/>
          <table:table-cell table:style-name="ce177" table:number-columns-repeated="2"/>
          <table:table-cell table:style-name="ce178" table:number-columns-repeated="219"/>
          <table:table-cell table:number-columns-repeated="793"/>
        </table:table-row>
        <table:table-row table:style-name="ro1" table:number-rows-repeated="2">
          <table:table-cell table:style-name="ce114"/>
          <table:table-cell table:style-name="ce116"/>
          <table:table-cell table:style-name="ce121"/>
          <table:table-cell table:style-name="ce122"/>
          <table:table-cell table:style-name="ce145"/>
          <table:table-cell table:style-name="ce150" table:number-columns-repeated="3"/>
          <table:table-cell table:style-name="ce173"/>
          <table:table-cell table:style-name="ce178" table:number-columns-repeated="222"/>
          <table:table-cell table:number-columns-repeated="793"/>
        </table:table-row>
        <table:table-row table:style-name="ro1">
          <table:table-cell/>
          <table:table-cell table:style-name="ce119" table:number-columns-repeated="2"/>
          <table:table-cell table:style-name="ce124" table:number-columns-repeated="5"/>
          <table:table-cell table:style-name="ce174"/>
          <table:table-cell table:style-name="ce185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19" table:number-columns-repeated="2"/>
          <table:table-cell table:style-name="ce124" table:number-columns-repeated="5"/>
          <table:table-cell table:style-name="ce174"/>
          <table:table-cell table:number-columns-repeated="1015"/>
        </table:table-row>
        <table:table-row table:style-name="ro1" table:number-rows-repeated="652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table:table-column table:style-name="co31" table:default-cell-style-name="ce204"/>
        <table:table-column table:style-name="co32" table:default-cell-style-name="ce204"/>
        <table:table-column table:style-name="co33" table:default-cell-style-name="ce204"/>
        <table:table-column table:style-name="co34" table:default-cell-style-name="ce204"/>
        <table:table-column table:style-name="co35" table:number-columns-repeated="2" table:default-cell-style-name="ce204"/>
        <table:table-column table:style-name="co36" table:number-columns-repeated="245" table:default-cell-style-name="ce204"/>
        <table:table-column table:style-name="co36" table:number-columns-repeated="5" table:default-cell-style-name="Default"/>
        <table:table-row table:style-name="ro39">
          <table:table-cell table:style-name="ce200" office:value-type="string" table:number-columns-spanned="4" table:number-rows-spanned="2">
            <text:p>AIO Regression Tests List</text:p>
          </table:table-cell>
          <table:covered-table-cell table:style-name="ce200"/>
          <table:covered-table-cell table:style-name="ce200"/>
          <table:covered-table-cell table:style-name="ce208"/>
          <table:table-cell table:style-name="ce208"/>
          <table:table-cell table:style-name="ce207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9">
          <table:covered-table-cell table:style-name="ce201"/>
          <table:covered-table-cell table:style-name="ce201"/>
          <table:covered-table-cell table:style-name="ce201"/>
          <table:covered-table-cell table:style-name="ce208"/>
          <table:table-cell table:style-name="ce208"/>
          <table:covered-table-cell table:style-name="ce211"/>
          <table:table-cell table:style-name="Default" table:number-columns-repeated="245"/>
          <table:table-cell table:number-columns-repeated="5"/>
        </table:table-row>
        <table:table-row table:style-name="ro40">
          <table:table-cell table:style-name="ce202" office:value-type="string">
            <text:p>Id</text:p>
          </table:table-cell>
          <table:table-cell table:style-name="ce202" office:value-type="string">
            <text:p>Product</text:p>
          </table:table-cell>
          <table:table-cell table:style-name="ce207" office:value-type="string">
            <text:p>Functionality</text:p>
          </table:table-cell>
          <table:table-cell table:style-name="ce207" office:value-type="string">
            <text:p>Bug summary</text:p>
          </table:table-cell>
          <table:table-cell table:style-name="ce207" office:value-type="string">
            <text:p>Product bugID</text:p>
          </table:table-cell>
          <table:covered-table-cell table:style-name="ce211"/>
          <table:table-cell table:style-name="Default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1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Download</text:p>
          </table:table-cell>
          <table:table-cell table:style-name="ce50" office:value-type="string">
            <text:p>Can not download an uploaded document in PCV portlet</text:p>
          </table:table-cell>
          <table:table-cell table:style-name="ce50" office:value-type="string">
            <text:p>WCM-2157</text:p>
          </table:table-cell>
          <table:table-cell table:style-name="ce212" table:formula="of:=SUMPRODUCT((['Bugs_v1.6.5'.B$7:'Bugs_v1.6.5'.B$983]=[.$A4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4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50" office:value-type="string">
            <text:p>Content edition is not considered after publication</text:p>
          </table:table-cell>
          <table:table-cell table:style-name="ce50" office:value-type="string">
            <text:p>WCM-2727</text:p>
          </table:table-cell>
          <table:table-cell table:style-name="ce212" table:formula="of:=SUMPRODUCT((['Bugs_v1.6.5'.B$7:'Bugs_v1.6.5'.B$983]=[.$A5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">
          <table:table-cell table:style-name="ce42" office:value-type="string">
            <text:p>CCP-34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50" office:value-type="string">
            <text:p>Cache &amp; Categories with publication errors</text:p>
          </table:table-cell>
          <table:table-cell table:style-name="ce50" office:value-type="string">
            <text:p>WCM-2725</text:p>
          </table:table-cell>
          <table:table-cell table:style-name="ce212" table:formula="of:=SUMPRODUCT((['Bugs_v1.6.5'.B$7:'Bugs_v1.6.5'.B$983]=[.$A6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8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Newsletter</text:p>
          </table:table-cell>
          <table:table-cell table:style-name="ce50" office:value-type="string">
            <text:p>Newsletter mail's validator does not allow a multiple domain names in address mail</text:p>
          </table:table-cell>
          <table:table-cell table:style-name="ce50" office:value-type="string">
            <text:p>WCM-2782</text:p>
          </table:table-cell>
          <table:table-cell table:style-name="ce212" table:formula="of:=SUMPRODUCT((['Bugs_v1.6.5'.B$7:'Bugs_v1.6.5'.B$983]=[.$A7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2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50" office:value-type="string">
            <text:p>IE 7 crash when publishing content after image resize with Shift button pressed</text:p>
          </table:table-cell>
          <table:table-cell table:style-name="ce50" office:value-type="string">
            <text:p>WCM-2715</text:p>
          </table:table-cell>
          <table:table-cell table:style-name="ce212" table:formula="of:=SUMPRODUCT((['Bugs_v1.6.5'.B$7:'Bugs_v1.6.5'.B$983]=[.$A8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8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186" office:value-type="string">
            <text:p>Label categories are not traduced in clv edition</text:p>
          </table:table-cell>
          <table:table-cell table:style-name="ce186" office:value-type="string">
            <text:p>WCM-2781</text:p>
          </table:table-cell>
          <table:table-cell table:style-name="ce213" table:formula="of:=SUMPRODUCT((['Bugs_v1.6.5'.B$7:'Bugs_v1.6.5'.B$983]=[.$A9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2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Localized content</text:p>
          </table:table-cell>
          <table:table-cell table:style-name="ce50" office:value-type="string">
            <text:p>Patch for "Cannot view localised wcm content ( exo:webcontent .... )"</text:p>
          </table:table-cell>
          <table:table-cell table:style-name="ce50" office:value-type="string">
            <text:p>WCM-2628</text:p>
          </table:table-cell>
          <table:table-cell table:style-name="ce212" table:formula="of:=SUMPRODUCT((['Bugs_v1.6.5'.B$7:'Bugs_v1.6.5'.B$983]=[.$A10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7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50" office:value-type="string">
            <text:p>Search result - wrong translation of results' number</text:p>
          </table:table-cell>
          <table:table-cell table:style-name="ce50" office:value-type="string">
            <text:p>WCM-2757</text:p>
          </table:table-cell>
          <table:table-cell table:style-name="ce212" table:formula="of:=SUMPRODUCT((['Bugs_v1.6.5'.B$7:'Bugs_v1.6.5'.B$983]=[.$A11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7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50" office:value-type="string">
            <text:p>Search result - wrong traduction when there's no result</text:p>
          </table:table-cell>
          <table:table-cell table:style-name="ce50" office:value-type="string">
            <text:p>WCM-2754</text:p>
          </table:table-cell>
          <table:table-cell table:style-name="ce212" table:formula="of:=SUMPRODUCT((['Bugs_v1.6.5'.B$7:'Bugs_v1.6.5'.B$983]=[.$A12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7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Form Generator</text:p>
          </table:table-cell>
          <table:table-cell table:style-name="ce50" office:value-type="string">
            <text:p>A bad translation of a label in Form Generator Portlet</text:p>
          </table:table-cell>
          <table:table-cell table:style-name="ce50" office:value-type="string">
            <text:p>WCM-2755</text:p>
          </table:table-cell>
          <table:table-cell table:style-name="ce212" table:formula="of:=SUMPRODUCT((['Bugs_v1.6.5'.B$7:'Bugs_v1.6.5'.B$983]=[.$A13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27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0" office:value-type="string">
            <text:p>DIV problem with WCM</text:p>
          </table:table-cell>
          <table:table-cell table:style-name="ce50" office:value-type="string">
            <text:p>WCM-2662</text:p>
            <text:p>PORTAL-3774</text:p>
          </table:table-cell>
          <table:table-cell table:style-name="ce212" table:formula="of:=SUMPRODUCT((['Bugs_v1.6.5'.B$7:'Bugs_v1.6.5'.B$983]=[.$A14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">
          <table:table-cell table:style-name="ce42" office:value-type="string">
            <text:p>CCP-300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Language</text:p>
          </table:table-cell>
          <table:table-cell table:style-name="ce50" office:value-type="string">
            <text:p>Mistakes in french internationalization</text:p>
          </table:table-cell>
          <table:table-cell table:style-name="ce50" office:value-type="string">
            <text:p>WCM-2687</text:p>
          </table:table-cell>
          <table:table-cell table:style-name="ce212" table:formula="of:=SUMPRODUCT((['Bugs_v1.6.5'.B$7:'Bugs_v1.6.5'.B$983]=[.$A15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">
          <table:table-cell table:style-name="ce42" office:value-type="string">
            <text:p>CCP-3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orting</text:p>
          </table:table-cell>
          <table:table-cell table:style-name="ce50" office:value-type="string">
            <text:p>Problems with Sorting Mechanism</text:p>
          </table:table-cell>
          <table:table-cell table:style-name="ce50" office:value-type="string">
            <text:p>WCM-2728</text:p>
          </table:table-cell>
          <table:table-cell table:style-name="ce212" table:formula="of:=SUMPRODUCT((['Bugs_v1.6.5'.B$7:'Bugs_v1.6.5'.B$983]=[.$A16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41">
          <table:table-cell table:style-name="ce42" office:value-type="string">
            <text:p>CCP-30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50" office:value-type="string">
            <text:p>Taxonomy display error in the CLV categories:encoding problem</text:p>
          </table:table-cell>
          <table:table-cell table:style-name="ce50" office:value-type="string">
            <text:p>WCM-2688</text:p>
            <text:p>WCM-2627</text:p>
            <text:p>PORTAL-3744</text:p>
          </table:table-cell>
          <table:table-cell table:style-name="ce212" table:formula="of:=SUMPRODUCT((['Bugs_v1.6.5'.B$7:'Bugs_v1.6.5'.B$983]=[.$A17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41">
          <table:table-cell table:style-name="ce42" office:value-type="string">
            <text:p>CCP-35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0" office:value-type="string">
            <text:p>Problem with portlet presentation:StringIndexOutOfBoundsException</text:p>
          </table:table-cell>
          <table:table-cell table:style-name="ce50" office:value-type="string">
            <text:p>WCM-2744</text:p>
          </table:table-cell>
          <table:table-cell table:style-name="ce212" table:formula="of:=SUMPRODUCT((['Bugs_v1.6.5'.B$7:'Bugs_v1.6.5'.B$983]=[.$A18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60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Manage taxonomy</text:p>
          </table:table-cell>
          <table:table-cell table:style-name="ce50" office:value-type="string">
            <text:p>Problem with manage taxonomy</text:p>
          </table:table-cell>
          <table:table-cell table:style-name="ce50" office:value-type="string">
            <text:p>WCM-2745</text:p>
          </table:table-cell>
          <table:table-cell table:style-name="ce212" table:formula="of:=SUMPRODUCT((['Bugs_v1.6.5'.B$7:'Bugs_v1.6.5'.B$983]=[.$A19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">
          <table:table-cell table:style-name="ce42" office:value-type="string">
            <text:p>CCP-36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CLV</text:p>
          </table:table-cell>
          <table:table-cell table:style-name="ce50" office:value-type="string">
            <text:p>Error while setting a page with PCLV portlet</text:p>
          </table:table-cell>
          <table:table-cell table:style-name="ce50" office:value-type="string">
            <text:p>WCM-2753</text:p>
          </table:table-cell>
          <table:table-cell table:style-name="ce212" table:formula="of:=SUMPRODUCT((['Bugs_v1.6.5'.B$7:'Bugs_v1.6.5'.B$983]=[.$A20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">
          <table:table-cell table:style-name="ce42" office:value-type="string">
            <text:p>CCP-36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CLV</text:p>
          </table:table-cell>
          <table:table-cell table:style-name="ce50" office:value-type="string">
            <text:p>Problem in downloading binary from PCLV</text:p>
          </table:table-cell>
          <table:table-cell table:style-name="ce50" office:value-type="string">
            <text:p>WCM-2746</text:p>
          </table:table-cell>
          <table:table-cell table:style-name="ce212" table:formula="of:=SUMPRODUCT((['Bugs_v1.6.5'.B$7:'Bugs_v1.6.5'.B$983]=[.$A21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3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0" office:value-type="string">
            <text:p>Problem with "Add a site page link " on FCKEDITOR</text:p>
          </table:table-cell>
          <table:table-cell table:style-name="ce50" office:value-type="string">
            <text:p>WCM-2717</text:p>
          </table:table-cell>
          <table:table-cell table:style-name="ce212" table:formula="of:=SUMPRODUCT((['Bugs_v1.6.5'.B$7:'Bugs_v1.6.5'.B$983]=[.$A22])*(['Bugs_v1.6.5'.A$7:'Bugs_v1.6.5'.A$983]&lt;&gt;&quot;&quot;))" office:value-type="float" office:value="1">
            <text:p>1</text:p>
          </table:table-cell>
          <table:table-cell table:style-name="Default"/>
          <table:table-cell table:style-name="ce214" table:number-columns-repeated="244"/>
          <table:table-cell table:number-columns-repeated="5"/>
        </table:table-row>
        <table:table-row table:style-name="ro1">
          <table:table-cell table:style-name="ce42" office:value-type="string">
            <text:p>CCP-34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50" office:value-type="string">
            <text:p>Publication problems</text:p>
          </table:table-cell>
          <table:table-cell table:style-name="ce50" office:value-type="string">
            <text:p>WCM-2723</text:p>
          </table:table-cell>
          <table:table-cell table:style-name="ce212" table:formula="of:=SUMPRODUCT((['Bugs_v1.6.5'.B$7:'Bugs_v1.6.5'.B$983]=[.$A23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9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209" office:value-type="string">
            <text:p>WCM Content Selector: does not show content of a folder when switchin</text:p>
          </table:table-cell>
          <table:table-cell table:style-name="ce50" office:value-type="string">
            <text:p>WCM-2788</text:p>
          </table:table-cell>
          <table:table-cell table:style-name="ce212" table:formula="of:=SUMPRODUCT((['Bugs_v1.6.5'.B$7:'Bugs_v1.6.5'.B$983]=[.$A24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">
          <table:table-cell table:style-name="ce42" office:value-type="string">
            <text:p>CCP-32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0" office:value-type="string">
            <text:p>Links in viewMode are not underlined</text:p>
          </table:table-cell>
          <table:table-cell table:style-name="ce50" office:value-type="string">
            <text:p>WCM-2227</text:p>
          </table:table-cell>
          <table:table-cell table:style-name="ce212" table:formula="of:=SUMPRODUCT((['Bugs_v1.6.5'.B$7:'Bugs_v1.6.5'.B$983]=[.$A25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42">
          <table:table-cell table:style-name="ce42" office:value-type="string">
            <text:p>CCP-371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209" office:value-type="string">
            <text:p>Error when selecting a content in search result tab of CLV</text:p>
          </table:table-cell>
          <table:table-cell table:style-name="ce50" office:value-type="string">
            <text:p>WCM-2751</text:p>
          </table:table-cell>
          <table:table-cell table:style-name="ce212" table:formula="of:=SUMPRODUCT((['Bugs_v1.6.5'.B$7:'Bugs_v1.6.5'.B$983]=[.$A26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4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209" office:value-type="string">
            <text:p>Inversion of content's list in CLV at every validation</text:p>
          </table:table-cell>
          <table:table-cell table:style-name="ce50" office:value-type="string">
            <text:p>WCM-2721</text:p>
          </table:table-cell>
          <table:table-cell table:style-name="ce212" table:formula="of:=SUMPRODUCT((['Bugs_v1.6.5'.B$7:'Bugs_v1.6.5'.B$983]=[.$A27])*(['Bugs_v1.6.5'.A$7:'Bugs_v1.6.5'.A$983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FCC</text:p>
          </table:table-cell>
          <table:table-cell table:style-name="ce50" office:value-type="string">
            <text:p>Changes in FCC action's parameters are not taken in consideration</text:p>
          </table:table-cell>
          <table:table-cell table:style-name="ce50" office:value-type="string">
            <text:p>WCM-2689</text:p>
            <text:p>ECM-5237</text:p>
          </table:table-cell>
          <table:table-cell table:style-name="ce212" table:formula="of:=SUMPRODUCT((['Bugs_v1.6.5'.B$7:'Bugs_v1.6.5'.B$983]=[.$A28])*(['Bugs_v1.6.5'.A$7:'Bugs_v1.6.5'.A$983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2" office:value-type="string">
            <text:p>CCP-42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46" office:value-type="string">
            <text:p>Searched texts in search results are not highlighted</text:p>
          </table:table-cell>
          <table:table-cell table:style-name="ce48" office:value-type="string">
            <text:p>WCM-2822</text:p>
          </table:table-cell>
          <table:table-cell table:style-name="ce212" table:formula="of:=SUMPRODUCT((['Bugs_v1.6.5'.B$7:'Bugs_v1.6.5'.B$983]=[.$A29])*(['Bugs_v1.6.5'.A$7:'Bugs_v1.6.5'.A$983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5">
          <table:table-cell table:style-name="ce42" office:value-type="string">
            <text:p>CCP-311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Search</text:p>
          </table:table-cell>
          <table:table-cell table:style-name="ce50" office:value-type="string">
            <text:p>Add research for nodes in the simple search of File Explorer</text:p>
          </table:table-cell>
          <table:table-cell table:style-name="ce50" office:value-type="string">
            <text:p>ECM-5331</text:p>
          </table:table-cell>
          <table:table-cell table:style-name="ce212" table:formula="of:=SUMPRODUCT((['Bugs_v1.6.5'.B$7:'Bugs_v1.6.5'.B$983]=[.$A30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15">
          <table:table-cell table:style-name="ce42" office:value-type="string">
            <text:p>CCP-390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DMS</text:p>
          </table:table-cell>
          <table:table-cell table:style-name="ce210" office:value-type="string">
            <text:p>Broken style with a popup message &amp; WYSIWYG Field</text:p>
          </table:table-cell>
          <table:table-cell table:style-name="ce210" office:value-type="string">
            <text:p>ECM-5446</text:p>
          </table:table-cell>
          <table:table-cell table:style-name="ce212" table:formula="of:=SUMPRODUCT((['Bugs_v1.6.5'.B$7:'Bugs_v1.6.5'.B$983]=[.$A31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31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Taxonomy</text:p>
          </table:table-cell>
          <table:table-cell table:style-name="ce50" office:value-type="string">
            <text:p>Access denied when we try to delete a taxonomy tree</text:p>
          </table:table-cell>
          <table:table-cell table:style-name="ce50" office:value-type="string">
            <text:p>ECM-5409</text:p>
          </table:table-cell>
          <table:table-cell table:style-name="ce212" table:formula="of:=SUMPRODUCT((['Bugs_v1.6.5'.B$7:'Bugs_v1.6.5'.B$983]=[.$A32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21">
          <table:table-cell table:style-name="ce42" office:value-type="string">
            <text:p>CCP-370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DMS</text:p>
          </table:table-cell>
          <table:table-cell table:style-name="ce50" office:value-type="string">
            <text:p>Impossible to select a exo:image node path for a nodetype in its dialog template</text:p>
          </table:table-cell>
          <table:table-cell table:style-name="ce50" office:value-type="string">
            <text:p>ECM-5185</text:p>
          </table:table-cell>
          <table:table-cell table:style-name="ce212" table:formula="of:=SUMPRODUCT((['Bugs_v1.6.5'.B$7:'Bugs_v1.6.5'.B$983]=[.$A33])*(['Bugs_v1.6.5'.A$7:'Bugs_v1.6.5'.A$983]&lt;&gt;&quot;&quot;))" office:value-type="float" office:value="1">
            <text:p>1</text:p>
          </table:table-cell>
          <table:table-cell table:style-name="ce214" table:number-columns-repeated="245"/>
          <table:table-cell table:number-columns-repeated="5"/>
        </table:table-row>
        <table:table-row table:style-name="ro43">
          <table:table-cell table:style-name="ce42" office:value-type="string">
            <text:p>CCP-393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<text:span text:style-name="T10">Secours Catholique : </text:span><text:span text:style-name="T10">DMS tickets backport</text:span></text:p>
            <text:p><text:span text:style-name="T11">The day of the month in </text:span><text:span text:style-name="T11">the calendar pop-up is </text:span><text:span text:style-name="T11">not translated to French</text:span></text:p>
          </table:table-cell>
          <table:table-cell table:style-name="ce50" office:value-type="string">
            <text:p>ECM-5382</text:p>
          </table:table-cell>
          <table:table-cell table:style-name="ce212" table:formula="of:=SUMPRODUCT((['Bugs_v1.6.5'.B$7:'Bugs_v1.6.5'.B$983]=[.$A34])*(['Bugs_v1.6.5'.A$7:'Bugs_v1.6.5'.A$983]&lt;&gt;&quot;&quot;))" office:value-type="float" office:value="2">
            <text:p>2</text:p>
          </table:table-cell>
          <table:table-cell table:number-columns-repeated="250"/>
        </table:table-row>
        <table:table-row table:style-name="ro21">
          <table:table-cell table:style-name="ce42" office:value-type="string">
            <text:p>CCP-375</text:p>
          </table:table-cell>
          <table:table-cell table:style-name="ce205" office:value-type="string">
            <text:p>CS</text:p>
          </table:table-cell>
          <table:table-cell table:style-name="ce205" office:value-type="string">
            <text:p>Address book</text:p>
          </table:table-cell>
          <table:table-cell table:style-name="ce50" office:value-type="string">
            <text:p>Address book : missing french traduction in contacts</text:p>
          </table:table-cell>
          <table:table-cell table:style-name="ce50" office:value-type="string">
            <text:p>CS-4183</text:p>
          </table:table-cell>
          <table:table-cell table:style-name="ce212" table:formula="of:=SUMPRODUCT((['Bugs_v1.6.5'.B$7:'Bugs_v1.6.5'.B$983]=[.$A35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2" office:value-type="string">
            <text:p>CCP-367</text:p>
          </table:table-cell>
          <table:table-cell table:style-name="ce205" office:value-type="string">
            <text:p>CS</text:p>
          </table:table-cell>
          <table:table-cell table:style-name="ce205" office:value-type="string">
            <text:p>Calendar</text:p>
          </table:table-cell>
          <table:table-cell table:style-name="ce50" office:value-type="string">
            <text:p>Agenda: it lacks the French translations</text:p>
          </table:table-cell>
          <table:table-cell table:style-name="ce50" office:value-type="string">
            <text:p>CS-4174</text:p>
          </table:table-cell>
          <table:table-cell table:style-name="ce212" table:formula="of:=SUMPRODUCT((['Bugs_v1.6.5'.B$7:'Bugs_v1.6.5'.B$983]=[.$A36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2" office:value-type="string">
            <text:p>CCP-365</text:p>
          </table:table-cell>
          <table:table-cell table:style-name="ce205" office:value-type="string">
            <text:p>CS</text:p>
          </table:table-cell>
          <table:table-cell table:style-name="ce205" office:value-type="string">
            <text:p>Mail</text:p>
          </table:table-cell>
          <table:table-cell table:style-name="ce50" office:value-type="string">
            <text:p>Home page of eXo Mail is only in English</text:p>
          </table:table-cell>
          <table:table-cell table:style-name="ce50" office:value-type="string">
            <text:p>CS-4163</text:p>
          </table:table-cell>
          <table:table-cell table:style-name="ce212" table:formula="of:=SUMPRODUCT((['Bugs_v1.6.5'.B$7:'Bugs_v1.6.5'.B$983]=[.$A37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21">
          <table:table-cell table:style-name="ce42" office:value-type="string">
            <text:p>CCP-317</text:p>
          </table:table-cell>
          <table:table-cell table:style-name="ce205" office:value-type="string">
            <text:p>CS</text:p>
          </table:table-cell>
          <table:table-cell table:style-name="ce205" office:value-type="string">
            <text:p>Chat</text:p>
          </table:table-cell>
          <table:table-cell table:style-name="ce50" office:value-type="string">
            <text:p>Mistakes in french internationalization in Chat popups</text:p>
          </table:table-cell>
          <table:table-cell table:style-name="ce50" office:value-type="string">
            <text:p>CS-4045</text:p>
          </table:table-cell>
          <table:table-cell table:style-name="ce212" table:formula="of:=SUMPRODUCT((['Bugs_v1.6.5'.B$7:'Bugs_v1.6.5'.B$983]=[.$A38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21">
          <table:table-cell table:style-name="ce42" office:value-type="string">
            <text:p>CCP-361</text:p>
          </table:table-cell>
          <table:table-cell table:style-name="ce205" office:value-type="string">
            <text:p>CS</text:p>
          </table:table-cell>
          <table:table-cell table:style-name="ce205" office:value-type="string">
            <text:p>Calendar</text:p>
          </table:table-cell>
          <table:table-cell table:style-name="ce50" office:value-type="string">
            <text:p>Calendar: parameter "first day of the week" not taken into account</text:p>
          </table:table-cell>
          <table:table-cell table:style-name="ce50" office:value-type="string">
            <text:p>CS-4165</text:p>
          </table:table-cell>
          <table:table-cell table:style-name="ce212" table:formula="of:=SUMPRODUCT((['Bugs_v1.6.5'.B$7:'Bugs_v1.6.5'.B$983]=[.$A39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2" office:value-type="string">
            <text:p>CCP-369</text:p>
          </table:table-cell>
          <table:table-cell table:style-name="ce205" office:value-type="string">
            <text:p>CS</text:p>
          </table:table-cell>
          <table:table-cell table:style-name="ce205" office:value-type="string">
            <text:p>Mail</text:p>
          </table:table-cell>
          <table:table-cell table:style-name="ce50" office:value-type="string">
            <text:p>Mails : Cannot add a folder</text:p>
          </table:table-cell>
          <table:table-cell table:style-name="ce50" office:value-type="string">
            <text:p>CS-4178</text:p>
          </table:table-cell>
          <table:table-cell table:style-name="ce212" table:formula="of:=SUMPRODUCT((['Bugs_v1.6.5'.B$7:'Bugs_v1.6.5'.B$983]=[.$A40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21">
          <table:table-cell table:style-name="ce42" office:value-type="string">
            <text:p>CCP-314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50" office:value-type="string">
            <text:p>Several JS problems with IE 7 </text:p>
          </table:table-cell>
          <table:table-cell table:style-name="ce50" office:value-type="string">
            <text:p>WCM-2713</text:p>
            <text:p>PORTAL-3766</text:p>
          </table:table-cell>
          <table:table-cell table:style-name="ce212" table:formula="of:=SUMPRODUCT((['Bugs_v1.6.5'.B$7:'Bugs_v1.6.5'.B$983]=[.$A41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2" office:value-type="string">
            <text:p>CCP-381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50" office:value-type="string">
            <text:p>Portlets can not render a stream of images</text:p>
          </table:table-cell>
          <table:table-cell table:style-name="ce50" office:value-type="string">
            <text:p>PORTAL-3780</text:p>
          </table:table-cell>
          <table:table-cell table:style-name="ce212" table:formula="of:=SUMPRODUCT((['Bugs_v1.6.5'.B$7:'Bugs_v1.6.5'.B$983]=[.$A42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21">
          <table:table-cell table:style-name="ce42" office:value-type="string">
            <text:p>CCP-51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50" office:value-type="string">
            <text:p>Login Page: HTTP 404, when clickin twice on "Connection Button"</text:p>
          </table:table-cell>
          <table:table-cell table:style-name="ce50" office:value-type="string">
            <text:p>PORTAL-3221</text:p>
          </table:table-cell>
          <table:table-cell table:style-name="ce212" table:formula="of:=SUMPRODUCT((['Bugs_v1.6.5'.B$7:'Bugs_v1.6.5'.B$983]=[.$A43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21">
          <table:table-cell table:style-name="ce42" office:value-type="string">
            <text:p>CCP-366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50" office:value-type="string">
            <text:p>Title of button close window in popup not available in french</text:p>
          </table:table-cell>
          <table:table-cell table:style-name="ce50" office:value-type="string">
            <text:p>PORTAL-3773</text:p>
          </table:table-cell>
          <table:table-cell table:style-name="ce212" table:formula="of:=SUMPRODUCT((['Bugs_v1.6.5'.B$7:'Bugs_v1.6.5'.B$983]=[.$A44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41">
          <table:table-cell table:style-name="ce42" office:value-type="string">
            <text:p>CCP-352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50" office:value-type="string">
            <text:p>With a sample richfaces portlet the httpxmlrequest response is comming with lenght = 0 (nothing is comming back).</text:p>
          </table:table-cell>
          <table:table-cell table:style-name="ce50" office:value-type="string">
            <text:p>PORTAL-3772</text:p>
          </table:table-cell>
          <table:table-cell table:style-name="ce212" table:formula="of:=SUMPRODUCT((['Bugs_v1.6.5'.B$7:'Bugs_v1.6.5'.B$983]=[.$A45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44">
          <table:table-cell table:style-name="ce42" office:value-type="string">
            <text:p>CCP-394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<text:span text:style-name="T10">Secours Catholique : </text:span><text:span text:style-name="T10">Portal tickets backport</text:span></text:p>
            <text:p><text:span text:style-name="T11">- Mandatory textarea (*) </text:span><text:span text:style-name="T11">should be on the right , </text:span><text:span text:style-name="T11">not in the bottom</text:span></text:p>
            <text:p><text:span text:style-name="T12">- Check if the max </text:span><text:span text:style-name="T12">length of Group label </text:span><text:span text:style-name="T12">is up to 50 characters</text:span></text:p>
            <text:p><text:span text:style-name="T12">- Check the translation </text:span><text:span text:style-name="T12">of label in message </text:span><text:span text:style-name="T12">popup</text:span></text:p>
          </table:table-cell>
          <table:table-cell table:style-name="ce50" office:value-type="string">
            <text:p>PORTAL-3739</text:p>
            <text:p><text:span text:style-name="T13">PORTAL-</text:span><text:span text:style-name="T14">3740</text:span></text:p>
            <text:p><text:span text:style-name="T14">Portal-3658</text:span></text:p>
          </table:table-cell>
          <table:table-cell table:style-name="ce212" table:formula="of:=SUMPRODUCT((['Bugs_v1.6.5'.B$7:'Bugs_v1.6.5'.B$983]=[.$A46])*(['Bugs_v1.6.5'.A$7:'Bugs_v1.6.5'.A$983]&lt;&gt;&quot;&quot;))" office:value-type="float" office:value="3">
            <text:p>3</text:p>
          </table:table-cell>
          <table:table-cell table:number-columns-repeated="250"/>
        </table:table-row>
        <table:table-row table:style-name="ro41">
          <table:table-cell table:style-name="ce42" office:value-type="string">
            <text:p>CCP-177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<text:span text:style-name="T10">AIO 1.6.4 Expected </text:span><text:span text:style-name="T10">Improvements or </text:span><text:span text:style-name="T10">Contributions</text:span></text:p>
            <text:p><text:span text:style-name="T11">ExtendedPortalConfigLis</text:span><text:span text:style-name="T11">tener</text:span></text:p>
          </table:table-cell>
          <table:table-cell table:style-name="ce50" office:value-type="string">
            <text:p>PORTAL-3444</text:p>
          </table:table-cell>
          <table:table-cell table:style-name="ce212" table:formula="of:=SUMPRODUCT((['Bugs_v1.6.5'.B$7:'Bugs_v1.6.5'.B$983]=[.$A47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2" office:value-type="string">
            <text:p>CCP-268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50" office:value-type="string">
            <text:p>[CG38: #726]: Erreur javascript </text:p>
          </table:table-cell>
          <table:table-cell table:style-name="ce50" office:value-type="string">
            <text:p>PORTAL-3743</text:p>
          </table:table-cell>
          <table:table-cell table:style-name="ce212" table:formula="of:=SUMPRODUCT((['Bugs_v1.6.5'.B$7:'Bugs_v1.6.5'.B$983]=[.$A48])*(['Bugs_v1.6.5'.A$7:'Bugs_v1.6.5'.A$983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2" office:value-type="string">
            <text:p>CCP-113</text:p>
          </table:table-cell>
          <table:table-cell table:style-name="ce205" office:value-type="string">
            <text:p>DMS</text:p>
          </table:table-cell>
          <table:table-cell table:style-name="ce205" office:value-type="string">
            <text:p>DMS</text:p>
          </table:table-cell>
          <table:table-cell table:style-name="ce46" office:value-type="string">
            <text:p>Can not download an uploaded document in PCV portlet </text:p>
          </table:table-cell>
          <table:table-cell table:style-name="ce48" office:value-type="string">
            <text:p>ECM-4483</text:p>
          </table:table-cell>
          <table:table-cell table:style-name="ce212" table:formula="of:=SUMPRODUCT((['Bugs_v1.6.1'.B$7:'Bugs_v1.6.1'.B$983]=[.$A49])*(['Bugs_v1.6.1'.A$7:'Bugs_v1.6.1'.A$983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2" office:value-type="string">
            <text:p>CCP-120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46" office:value-type="string">
            <text:p>Change site to current - navigation is changing, page is not</text:p>
          </table:table-cell>
          <table:table-cell table:style-name="ce76" office:value-type="string">
            <text:p>Portal-3435</text:p>
          </table:table-cell>
          <table:table-cell table:style-name="ce212" table:formula="of:=SUMPRODUCT((['Bugs_v1.6.1'.B$7:'Bugs_v1.6.1'.B$983]=[.$A50])*(['Bugs_v1.6.1'.A$7:'Bugs_v1.6.1'.A$983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2" office:value-type="string">
            <text:p>CCP-122</text:p>
          </table:table-cell>
          <table:table-cell table:style-name="ce205" office:value-type="string">
            <text:p>Portal</text:p>
          </table:table-cell>
          <table:table-cell table:style-name="ce205" office:value-type="string">
            <text:p>Portal</text:p>
          </table:table-cell>
          <table:table-cell table:style-name="ce46" office:value-type="string">
            <text:p>No possible accented characters in the user profile</text:p>
          </table:table-cell>
          <table:table-cell table:style-name="ce76" office:value-type="string">
            <text:p>Portal-3689</text:p>
          </table:table-cell>
          <table:table-cell table:style-name="ce212" table:formula="of:=SUMPRODUCT((['Bugs_v1.6.1'.B$7:'Bugs_v1.6.1'.B$983]=[.$A51])*(['Bugs_v1.6.1'.A$7:'Bugs_v1.6.1'.A$983]&lt;&gt;&quot;&quot;))" office:value-type="float" office:value="1">
            <text:p>1</text:p>
          </table:table-cell>
          <table:table-cell table:number-columns-repeated="250"/>
        </table:table-row>
        <table:table-row table:style-name="ro45">
          <table:table-cell table:style-name="ce203" office:value-type="string" table:number-columns-spanned="5" table:number-rows-spanned="1">
            <text:p>Total</text:p>
          </table:table-cell>
          <table:covered-table-cell table:style-name="ce206"/>
          <table:covered-table-cell table:style-name="ce206"/>
          <table:covered-table-cell table:style-name="ce206"/>
          <table:covered-table-cell table:style-name="ce205"/>
          <table:table-cell table:style-name="ce203" table:formula="of:=SUM([.F4:.F48])" office:value-type="float" office:value="48">
            <text:p>48</text:p>
          </table:table-cell>
          <table:table-cell table:number-columns-repeated="250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80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range table:name="Search_contact" table:base-cell-address="$Cover.$H$82" table:cell-range-address="$'Bugs_v1.6.5'.$E$7:.$H$80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5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07-06T15:35:26</dc:date>
    <meta:print-date>2008-06-17T00:45:47</meta:print-date>
    <dc:language>en-US</dc:language>
    <meta:editing-cycles>690</meta:editing-cycles>
    <meta:editing-duration>PT277H44M06S</meta:editing-duration>
    <meta:document-statistic meta:table-count="5" meta:cell-count="1972" meta:object-count="1"/>
    <meta:user-defined meta:name="Info 1"/>
    <meta:user-defined meta:name="Info 2"/>
    <meta:user-defined meta:name="Info 3"/>
    <meta:user-defined meta:name="Info 4"/>
  </office:meta>
</office:document-meta>
</file>